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10.71cm"/>
    </style:style>
    <style:style style:name="co3" style:family="table-column">
      <style:table-column-properties fo:break-before="auto" style:column-width="6.7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8.934cm"/>
    </style:style>
    <style:style style:name="co6" style:family="table-column">
      <style:table-column-properties fo:break-before="auto" style:column-width="7.4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Vehicle Class</text:p>
          </table:table-cell>
          <table:table-cell office:value-type="string">
            <text:p>Object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Value</text:p>
          </table:table-cell>
          <table:table-cell office:value-type="string">
            <text:p>Max</text:p>
          </table:table-cell>
          <table:table-cell office:value-type="string">
            <text:p>Every</text:p>
          </table:table-cell>
          <table:table-cell table:formula="of:=&quot;In &quot;&amp;[#REF!.$B$2]&amp;&quot; min&quot;" office:value-type="float" office:value="0">
            <text:p>#REF!</text:p>
          </table:table-cell>
          <table:table-cell office:value-type="string">
            <text:p>Expor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ivilian</text:p>
          </table:table-cell>
          <table:table-cell table:number-columns-repeated="8"/>
        </table:table-row>
        <table:table-row table:style-name="ro1">
          <table:table-cell office:value-type="string">
            <text:p>air</text:p>
          </table:table-cell>
          <table:table-cell table:formula="of:=HYPERLINK(&quot;https://community.bistudio.com/wiki/Arma_3_CfgVehicles_CIV#C_IDAP_Heli_Transport_02_F&quot;;&quot;C_IDAP_Heli_Transport_02_F&quot;)" office:value-type="string" office:string-value="C_IDAP_Heli_Transport_02_F">
            <text:p>C_IDAP_Heli_Transport_02_F</text:p>
          </table:table-cell>
          <table:table-cell table:formula="of:=HYPERLINK(&quot;https://community.bistudio.com/wiki/File:Arma3_CfgVehicles_C_IDAP_Heli_Transport_02_F.jpg&quot;;&quot;EH302&quot;)" office:value-type="string" office:string-value="EH302">
            <text:p>EH302</text:p>
          </table:table-cell>
          <table:table-cell office:value-type="string">
            <text:p>0.7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Heli_Transport_02_F',&quot;&amp;INDIRECT(&quot;D&quot;&amp;ROW())&amp;&quot;,&quot;;&quot;&quot;)" office:value-type="string" office:string-value="'C_IDAP_Heli_Transport_02_F',0.75,">
            <text:p>'C_IDAP_Heli_Transport_02_F',0.75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IDAP_UAV_01_F&quot;;&quot;C_IDAP_UAV_01_F&quot;)" office:value-type="string" office:string-value="C_IDAP_UAV_01_F">
            <text:p>C_IDAP_UAV_01_F</text:p>
          </table:table-cell>
          <table:table-cell table:formula="of:=HYPERLINK(&quot;https://community.bistudio.com/wiki/File:Arma3_CfgVehicles_C_IDAP_UAV_01_F.jpg&quot;;&quot;Drone&quot;)" office:value-type="string" office:string-value="Drone">
            <text:p>Drone</text:p>
          </table:table-cell>
          <table:table-cell office:value-type="string">
            <text:p>0.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UAV_01_F',&quot;&amp;INDIRECT(&quot;D&quot;&amp;ROW())&amp;&quot;,&quot;;&quot;&quot;)" office:value-type="string" office:string-value="'C_IDAP_UAV_01_F',0.1,">
            <text:p>'C_IDAP_UAV_01_F',0.1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IDAP_UGV_01_F&quot;;&quot;C_IDAP_UGV_01_F&quot;)" office:value-type="string" office:string-value="C_IDAP_UGV_01_F">
            <text:p>C_IDAP_UGV_01_F</text:p>
          </table:table-cell>
          <table:table-cell table:formula="of:=HYPERLINK(&quot;https://community.bistudio.com/wiki/File:Arma3_CfgVehicles_C_IDAP_UGV_01_F.jpg&quot;;&quot;UGV&quot;)" office:value-type="string" office:string-value="UGV">
            <text:p>UGV</text:p>
          </table:table-cell>
          <table:table-cell office:value-type="string">
            <text:p>0.3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UGV_01_F',&quot;&amp;INDIRECT(&quot;D&quot;&amp;ROW())&amp;&quot;,&quot;;&quot;&quot;)" office:value-type="string" office:string-value="'C_IDAP_UGV_01_F',0.3,">
            <text:p>'C_IDAP_UGV_01_F',0.3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IDAP_UAV_06_antimine_F&quot;;&quot;C_IDAP_UAV_06_antimine_F&quot;)" office:value-type="string" office:string-value="C_IDAP_UAV_06_antimine_F">
            <text:p>C_IDAP_UAV_06_antimine_F</text:p>
          </table:table-cell>
          <table:table-cell table:formula="of:=HYPERLINK(&quot;https://community.bistudio.com/wiki/File:Arma3_CfgVehicles_C_IDAP_UAV_06_antimine_F.jpg&quot;;&quot;Demining Drone&quot;)" office:value-type="string" office:string-value="Demining Drone">
            <text:p>Demining Drone</text:p>
          </table:table-cell>
          <table:table-cell office:value-type="string">
            <text:p>0.3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UAV_06_antimine_F',&quot;&amp;INDIRECT(&quot;D&quot;&amp;ROW())&amp;&quot;,&quot;;&quot;&quot;)" office:value-type="string" office:string-value="'C_IDAP_UAV_06_antimine_F',0.3,">
            <text:p>'C_IDAP_UAV_06_antimine_F',0.3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IDAP_UAV_06_F&quot;;&quot;C_IDAP_UAV_06_F&quot;)" office:value-type="string" office:string-value="C_IDAP_UAV_06_F">
            <text:p>C_IDAP_UAV_06_F</text:p>
          </table:table-cell>
          <table:table-cell table:formula="of:=HYPERLINK(&quot;https://community.bistudio.com/wiki/File:Arma3_CfgVehicles_C_IDAP_UAV_06_F.jpg&quot;;&quot;Utility Drone&quot;)" office:value-type="string" office:string-value="Utility Drone">
            <text:p>Utility Drone</text:p>
          </table:table-cell>
          <table:table-cell office:value-type="string">
            <text:p>0.1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UAV_06_F',&quot;&amp;INDIRECT(&quot;D&quot;&amp;ROW())&amp;&quot;,&quot;;&quot;&quot;)" office:value-type="string" office:string-value="'C_IDAP_UAV_06_F',0.15,">
            <text:p>'C_IDAP_UAV_06_F',0.15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IDAP_UAV_06_medical_F&quot;;&quot;C_IDAP_UAV_06_medical_F&quot;)" office:value-type="string" office:string-value="C_IDAP_UAV_06_medical_F">
            <text:p>C_IDAP_UAV_06_medical_F</text:p>
          </table:table-cell>
          <table:table-cell table:formula="of:=HYPERLINK(&quot;https://community.bistudio.com/wiki/File:Arma3_CfgVehicles_C_IDAP_UAV_06_medical_F.jpg&quot;;&quot;Utility Drone (Medical)&quot;)" office:value-type="string" office:string-value="Utility Drone (Medical)">
            <text:p>Utility Drone (Medical)</text:p>
          </table:table-cell>
          <table:table-cell office:value-type="string">
            <text:p>0.1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UAV_06_medical_F',&quot;&amp;INDIRECT(&quot;D&quot;&amp;ROW())&amp;&quot;,&quot;;&quot;&quot;)" office:value-type="string" office:string-value="'C_IDAP_UAV_06_medical_F',0.15,">
            <text:p>'C_IDAP_UAV_06_medical_F',0.15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UAV_06_F&quot;;&quot;C_UAV_06_F&quot;)" office:value-type="string" office:string-value="C_UAV_06_F">
            <text:p>C_UAV_06_F</text:p>
          </table:table-cell>
          <table:table-cell table:formula="of:=HYPERLINK(&quot;https://community.bistudio.com/wiki/File:Arma3_CfgVehicles_C_UAV_06_F.jpg&quot;;&quot;Utility Drone&quot;)" office:value-type="string" office:string-value="Utility Drone">
            <text:p>Utility Drone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UAV_06_medical_F&quot;;&quot;C_UAV_06_medical_F&quot;)" office:value-type="string" office:string-value="C_UAV_06_medical_F">
            <text:p>C_UAV_06_medical_F</text:p>
          </table:table-cell>
          <table:table-cell table:formula="of:=HYPERLINK(&quot;https://community.bistudio.com/wiki/File:Arma3_CfgVehicles_C_UAV_06_medical_F.jpg&quot;;&quot;Utility Drone (Medical)&quot;)" office:value-type="string" office:string-value="Utility Drone (Medical)">
            <text:p>Utility Drone (Medical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Truck_02_F&quot;;&quot;C_IDAP_Truck_02_F&quot;)" office:value-type="string" office:string-value="C_IDAP_Truck_02_F">
            <text:p>C_IDAP_Truck_02_F</text:p>
          </table:table-cell>
          <table:table-cell table:formula="of:=HYPERLINK(&quot;https://community.bistudio.com/wiki/File:Arma3_CfgVehicles_C_IDAP_Truck_02_F.jpg&quot;;&quot;Zamak Transport (Covered)&quot;)" office:value-type="string" office:string-value="Zamak Transport (Covered)">
            <text:p>Zamak Transport (Covered)</text:p>
          </table:table-cell>
          <table:table-cell office:value-type="string">
            <text:p>0.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Truck_02_F',&quot;&amp;INDIRECT(&quot;D&quot;&amp;ROW())&amp;&quot;,&quot;;&quot;&quot;)" office:value-type="string" office:string-value="'C_IDAP_Truck_02_F',0.1,">
            <text:p>'C_IDAP_Truck_02_F',0.1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Truck_02_transport_F&quot;;&quot;C_IDAP_Truck_02_transport_F&quot;)" office:value-type="string" office:string-value="C_IDAP_Truck_02_transport_F">
            <text:p>C_IDAP_Truck_02_transport_F</text:p>
          </table:table-cell>
          <table:table-cell table:formula="of:=HYPERLINK(&quot;https://community.bistudio.com/wiki/File:Arma3_CfgVehicles_C_IDAP_Truck_02_transport_F.jpg&quot;;&quot;Zamak Transport&quot;)" office:value-type="string" office:string-value="Zamak Transport">
            <text:p>Zamak Transport</text:p>
          </table:table-cell>
          <table:table-cell office:value-type="string">
            <text:p>0.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Truck_02_transport_F',&quot;&amp;INDIRECT(&quot;D&quot;&amp;ROW())&amp;&quot;,&quot;;&quot;&quot;)" office:value-type="string" office:string-value="'C_IDAP_Truck_02_transport_F',0.1,">
            <text:p>'C_IDAP_Truck_02_transport_F',0.1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Van_02_medevac_F&quot;;&quot;C_IDAP_Van_02_medevac_F&quot;)" office:value-type="string" office:string-value="C_IDAP_Van_02_medevac_F">
            <text:p>C_IDAP_Van_02_medevac_F</text:p>
          </table:table-cell>
          <table:table-cell table:formula="of:=HYPERLINK(&quot;https://community.bistudio.com/wiki/File:Arma3_CfgVehicles_C_IDAP_Van_02_medevac_F.jpg&quot;;&quot;Van (Ambulance)&quot;)" office:value-type="string" office:string-value="Van (Ambulance)">
            <text:p>Van (Ambulance)</text:p>
          </table:table-cell>
          <table:table-cell office:value-type="string">
            <text:p>0.2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Van_02_medevac_F',&quot;&amp;INDIRECT(&quot;D&quot;&amp;ROW())&amp;&quot;,&quot;;&quot;&quot;)" office:value-type="string" office:string-value="'C_IDAP_Van_02_medevac_F',0.2,">
            <text:p>'C_IDAP_Van_02_medevac_F',0.2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Van_02_transport_F&quot;;&quot;C_IDAP_Van_02_transport_F&quot;)" office:value-type="string" office:string-value="C_IDAP_Van_02_transport_F">
            <text:p>C_IDAP_Van_02_transport_F</text:p>
          </table:table-cell>
          <table:table-cell table:formula="of:=HYPERLINK(&quot;https://community.bistudio.com/wiki/File:Arma3_CfgVehicles_C_IDAP_Van_02_transport_F.jpg&quot;;&quot;Van Transport&quot;)" office:value-type="string" office:string-value="Van Transport">
            <text:p>Van Transport</text:p>
          </table:table-cell>
          <table:table-cell office:value-type="string">
            <text:p>0.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Van_02_transport_F',&quot;&amp;INDIRECT(&quot;D&quot;&amp;ROW())&amp;&quot;,&quot;;&quot;&quot;)" office:value-type="string" office:string-value="'C_IDAP_Van_02_transport_F',0.1,">
            <text:p>'C_IDAP_Van_02_transport_F',0.1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Van_02_vehicle_F&quot;;&quot;C_IDAP_Van_02_vehicle_F&quot;)" office:value-type="string" office:string-value="C_IDAP_Van_02_vehicle_F">
            <text:p>C_IDAP_Van_02_vehicle_F</text:p>
          </table:table-cell>
          <table:table-cell table:formula="of:=HYPERLINK(&quot;https://community.bistudio.com/wiki/File:Arma3_CfgVehicles_C_IDAP_Van_02_vehicle_F.jpg&quot;;&quot;Van (Cargo)&quot;)" office:value-type="string" office:string-value="Van (Cargo)">
            <text:p>Van (Cargo)</text:p>
          </table:table-cell>
          <table:table-cell office:value-type="string">
            <text:p>0.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Van_02_vehicle_F',&quot;&amp;INDIRECT(&quot;D&quot;&amp;ROW())&amp;&quot;,&quot;;&quot;&quot;)" office:value-type="string" office:string-value="'C_IDAP_Van_02_vehicle_F',0.1,">
            <text:p>'C_IDAP_Van_02_vehicle_F',0.1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Van_02_medevac_F&quot;;&quot;C_Van_02_medevac_F&quot;)" office:value-type="string" office:string-value="C_Van_02_medevac_F">
            <text:p>C_Van_02_medevac_F</text:p>
          </table:table-cell>
          <table:table-cell table:formula="of:=HYPERLINK(&quot;https://community.bistudio.com/wiki/File:Arma3_CfgVehicles_C_Van_02_medevac_F.jpg&quot;;&quot;Van (Ambulance)&quot;)" office:value-type="string" office:string-value="Van (Ambulance)">
            <text:p>Van (Ambulanc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Van_02_medevac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Van_02_service_F&quot;;&quot;C_Van_02_service_F&quot;)" office:value-type="string" office:string-value="C_Van_02_service_F">
            <text:p>C_Van_02_service_F</text:p>
          </table:table-cell>
          <table:table-cell table:formula="of:=HYPERLINK(&quot;https://community.bistudio.com/wiki/File:Arma3_CfgVehicles_C_Van_02_service_F.jpg&quot;;&quot;Van (Services)&quot;)" office:value-type="string" office:string-value="Van (Services)">
            <text:p>Van (Services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Van_02_servic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Van_02_transport_F&quot;;&quot;C_Van_02_transport_F&quot;)" office:value-type="string" office:string-value="C_Van_02_transport_F">
            <text:p>C_Van_02_transport_F</text:p>
          </table:table-cell>
          <table:table-cell table:formula="of:=HYPERLINK(&quot;https://community.bistudio.com/wiki/File:Arma3_CfgVehicles_C_Van_02_transport_F.jpg&quot;;&quot;Van Transport&quot;)" office:value-type="string" office:string-value="Van Transport">
            <text:p>Van Transport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Van_02_transport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Van_02_vehicle_F&quot;;&quot;C_Van_02_vehicle_F&quot;)" office:value-type="string" office:string-value="C_Van_02_vehicle_F">
            <text:p>C_Van_02_vehicle_F</text:p>
          </table:table-cell>
          <table:table-cell table:formula="of:=HYPERLINK(&quot;https://community.bistudio.com/wiki/File:Arma3_CfgVehicles_C_Van_02_vehicle_F.jpg&quot;;&quot;Van (Cargo)&quot;)" office:value-type="string" office:string-value="Van (Cargo)">
            <text:p>Van (Cargo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Van_02_vehicl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Offroad_01_F&quot;;&quot;C_IDAP_Offroad_01_F&quot;)" office:value-type="string" office:string-value="C_IDAP_Offroad_01_F">
            <text:p>C_IDAP_Offroad_01_F</text:p>
          </table:table-cell>
          <table:table-cell table:formula="of:=HYPERLINK(&quot;https://community.bistudio.com/wiki/File:Arma3_CfgVehicles_C_IDAP_Offroad_01_F.jpg&quot;;&quot;Offroad&quot;)" office:value-type="string" office:string-value="Offroad">
            <text:p>Offroad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Offroad_01_F',&quot;&amp;INDIRECT(&quot;D&quot;&amp;ROW())&amp;&quot;,&quot;;&quot;&quot;)" office:value-type="string" office:string-value="'C_IDAP_Offroad_01_F',0.05,">
            <text:p>'C_IDAP_Offroad_01_F',0.05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Offroad_02_unarmed_F&quot;;&quot;C_IDAP_Offroad_02_unarmed_F&quot;)" office:value-type="string" office:string-value="C_IDAP_Offroad_02_unarmed_F">
            <text:p>C_IDAP_Offroad_02_unarmed_F</text:p>
          </table:table-cell>
          <table:table-cell table:formula="of:=HYPERLINK(&quot;https://community.bistudio.com/wiki/File:Arma3_CfgVehicles_C_IDAP_Offroad_02_unarmed_F.jpg&quot;;&quot;MB 4WD&quot;)" office:value-type="string" office:string-value="MB 4WD">
            <text:p>MB 4WD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Offroad_02_unarmed_F',&quot;&amp;INDIRECT(&quot;D&quot;&amp;ROW())&amp;&quot;,&quot;;&quot;&quot;)" office:value-type="string" office:string-value="'C_IDAP_Offroad_02_unarmed_F',0.05,">
            <text:p>'C_IDAP_Offroad_02_unarmed_F',0.05,</text:p>
          </table:table-cell>
        </table:table-row>
        <table:table-row table:style-name="ro1">
          <table:table-cell office:value-type="string">
            <text:p>support</text:p>
          </table:table-cell>
          <table:table-cell table:formula="of:=HYPERLINK(&quot;https://community.bistudio.com/wiki/Arma_3_CfgVehicles_CIV#C_IDAP_Truck_02_water_F&quot;;&quot;C_IDAP_Truck_02_water_F&quot;)" office:value-type="string" office:string-value="C_IDAP_Truck_02_water_F">
            <text:p>C_IDAP_Truck_02_water_F</text:p>
          </table:table-cell>
          <table:table-cell table:formula="of:=HYPERLINK(&quot;https://community.bistudio.com/wiki/File:Arma3_CfgVehicles_C_IDAP_Truck_02_water_F.jpg&quot;;&quot;Zamak Water&quot;)" office:value-type="string" office:string-value="Zamak Water">
            <text:p>Zamak Water</text:p>
          </table:table-cell>
          <table:table-cell office:value-type="string">
            <text:p>0.1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Truck_02_water_F',&quot;&amp;INDIRECT(&quot;D&quot;&amp;ROW())&amp;&quot;,&quot;;&quot;&quot;)" office:value-type="string" office:string-value="'C_IDAP_Truck_02_water_F',0.15,">
            <text:p>'C_IDAP_Truck_02_water_F',0.15,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Unknown</text:p>
          </table:table-cell>
          <table:table-cell table:number-columns-repeated="8"/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C_IDAP_CargoNet_01_supplies_F&quot;;&quot;C_IDAP_CargoNet_01_supplies_F&quot;)" office:value-type="string" office:string-value="C_IDAP_CargoNet_01_supplies_F">
            <text:p>C_IDAP_CargoNet_01_supplies_F</text:p>
          </table:table-cell>
          <table:table-cell table:formula="of:=HYPERLINK(&quot;https://community.bistudio.com/wiki/File:Arma3_CfgVehicles_C_IDAP_CargoNet_01_supplies_F.jpg&quot;;&quot;Cargo Net [IDAP]&quot;)" office:value-type="string" office:string-value="Cargo Net [IDAP]">
            <text:p>Cargo Net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CargoNet_01_supplies_F',&quot;&amp;INDIRECT(&quot;D&quot;&amp;ROW())&amp;&quot;,&quot;;&quot;&quot;)" office:value-type="string" office:string-value="'C_IDAP_CargoNet_01_supplies_F',0.05,">
            <text:p>'C_IDAP_CargoNet_01_supplies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large_gray_F&quot;;&quot;Land_PlasticCase_01_large_gray_F&quot;)" office:value-type="string" office:string-value="Land_PlasticCase_01_large_gray_F">
            <text:p>Land_PlasticCase_01_large_gray_F</text:p>
          </table:table-cell>
          <table:table-cell table:formula="of:=HYPERLINK(&quot;https://community.bistudio.com/wiki/File:Arma3_CfgVehicles_Land_PlasticCase_01_large_gray_F.jpg&quot;;&quot;Plastic Case (Large, Gray)&quot;)" office:value-type="string" office:string-value="Plastic Case (Large, Gray)">
            <text:p>Plastic Case (Large, Gra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large_gra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large_idap_F&quot;;&quot;Land_PlasticCase_01_large_idap_F&quot;)" office:value-type="string" office:string-value="Land_PlasticCase_01_large_idap_F">
            <text:p>Land_PlasticCase_01_large_idap_F</text:p>
          </table:table-cell>
          <table:table-cell table:formula="of:=HYPERLINK(&quot;https://community.bistudio.com/wiki/File:Arma3_CfgVehicles_Land_PlasticCase_01_large_idap_F.jpg&quot;;&quot;Plastic Case (Large, White) [IDAP]&quot;)" office:value-type="string" office:string-value="Plastic Case (Large, White) [IDAP]">
            <text:p>Plastic Case (Large, White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large_idap_F',&quot;&amp;INDIRECT(&quot;D&quot;&amp;ROW())&amp;&quot;,&quot;;&quot;&quot;)" office:value-type="string" office:string-value="'Land_PlasticCase_01_large_idap_F',0.05,">
            <text:p>'Land_PlasticCase_01_large_idap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medium_gray_F&quot;;&quot;Land_PlasticCase_01_medium_gray_F&quot;)" office:value-type="string" office:string-value="Land_PlasticCase_01_medium_gray_F">
            <text:p>Land_PlasticCase_01_medium_gray_F</text:p>
          </table:table-cell>
          <table:table-cell table:formula="of:=HYPERLINK(&quot;https://community.bistudio.com/wiki/File:Arma3_CfgVehicles_Land_PlasticCase_01_medium_gray_F.jpg&quot;;&quot;Plastic Case (Medium, Gray)&quot;)" office:value-type="string" office:string-value="Plastic Case (Medium, Gray)">
            <text:p>Plastic Case (Medium, Gra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medium_gra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medium_idap_F&quot;;&quot;Land_PlasticCase_01_medium_idap_F&quot;)" office:value-type="string" office:string-value="Land_PlasticCase_01_medium_idap_F">
            <text:p>Land_PlasticCase_01_medium_idap_F</text:p>
          </table:table-cell>
          <table:table-cell table:formula="of:=HYPERLINK(&quot;https://community.bistudio.com/wiki/File:Arma3_CfgVehicles_Land_PlasticCase_01_medium_idap_F.jpg&quot;;&quot;Plastic Case (Medium, White) [IDAP]&quot;)" office:value-type="string" office:string-value="Plastic Case (Medium, White) [IDAP]">
            <text:p>Plastic Case (Medium, White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medium_idap_F',&quot;&amp;INDIRECT(&quot;D&quot;&amp;ROW())&amp;&quot;,&quot;;&quot;&quot;)" office:value-type="string" office:string-value="'Land_PlasticCase_01_medium_idap_F',0.05,">
            <text:p>'Land_PlasticCase_01_medium_idap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small_gray_F&quot;;&quot;Land_PlasticCase_01_small_gray_F&quot;)" office:value-type="string" office:string-value="Land_PlasticCase_01_small_gray_F">
            <text:p>Land_PlasticCase_01_small_gray_F</text:p>
          </table:table-cell>
          <table:table-cell table:formula="of:=HYPERLINK(&quot;https://community.bistudio.com/wiki/File:Arma3_CfgVehicles_Land_PlasticCase_01_small_gray_F.jpg&quot;;&quot;Plastic Case (Small, Gray)&quot;)" office:value-type="string" office:string-value="Plastic Case (Small, Gray)">
            <text:p>Plastic Case (Small, Gra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small_gra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small_idap_F&quot;;&quot;Land_PlasticCase_01_small_idap_F&quot;)" office:value-type="string" office:string-value="Land_PlasticCase_01_small_idap_F">
            <text:p>Land_PlasticCase_01_small_idap_F</text:p>
          </table:table-cell>
          <table:table-cell table:formula="of:=HYPERLINK(&quot;https://community.bistudio.com/wiki/File:Arma3_CfgVehicles_Land_PlasticCase_01_small_idap_F.jpg&quot;;&quot;Plastic Case (Small, White) [IDAP]&quot;)" office:value-type="string" office:string-value="Plastic Case (Small, White) [IDAP]">
            <text:p>Plastic Case (Small, White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small_idap_F',&quot;&amp;INDIRECT(&quot;D&quot;&amp;ROW())&amp;&quot;,&quot;;&quot;&quot;)" office:value-type="string" office:string-value="'Land_PlasticCase_01_small_idap_F',0.05,">
            <text:p>'Land_PlasticCase_01_small_idap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B_UAV_06_F&quot;;&quot;Box_B_UAV_06_F&quot;)" office:value-type="string" office:string-value="Box_B_UAV_06_F">
            <text:p>Box_B_UAV_06_F</text:p>
          </table:table-cell>
          <table:table-cell table:formula="of:=HYPERLINK(&quot;https://community.bistudio.com/wiki/File:Arma3_CfgVehicles_Box_B_UAV_06_F.jpg&quot;;&quot;AL-6 Case [NATO]&quot;)" office:value-type="string" office:string-value="AL-6 Case [NATO]">
            <text:p>AL-6 Case [NATO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B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B_UAV_06_medical_F&quot;;&quot;Box_B_UAV_06_medical_F&quot;)" office:value-type="string" office:string-value="Box_B_UAV_06_medical_F">
            <text:p>Box_B_UAV_06_medical_F</text:p>
          </table:table-cell>
          <table:table-cell table:formula="of:=HYPERLINK(&quot;https://community.bistudio.com/wiki/File:Arma3_CfgVehicles_Box_B_UAV_06_medical_F.jpg&quot;;&quot;AL-6 Case (Medical) [NATO]&quot;)" office:value-type="string" office:string-value="AL-6 Case (Medical) [NATO]">
            <text:p>AL-6 Case (Medical) [NATO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B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C_IDAP_UAV_06_F&quot;;&quot;Box_C_IDAP_UAV_06_F&quot;)" office:value-type="string" office:string-value="Box_C_IDAP_UAV_06_F">
            <text:p>Box_C_IDAP_UAV_06_F</text:p>
          </table:table-cell>
          <table:table-cell table:formula="of:=HYPERLINK(&quot;https://community.bistudio.com/wiki/File:Arma3_CfgVehicles_Box_C_IDAP_UAV_06_F.jpg&quot;;&quot;Utility Drone Case [IDAP]&quot;)" office:value-type="string" office:string-value="Utility Drone Case [IDAP]">
            <text:p>Utility Drone Case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C_IDAP_UAV_06_F',&quot;&amp;INDIRECT(&quot;D&quot;&amp;ROW())&amp;&quot;,&quot;;&quot;&quot;)" office:value-type="string" office:string-value="'Box_C_IDAP_UAV_06_F',0.05,">
            <text:p>'Box_C_IDAP_UAV_06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C_IDAP_UAV_06_medical_F&quot;;&quot;Box_C_IDAP_UAV_06_medical_F&quot;)" office:value-type="string" office:string-value="Box_C_IDAP_UAV_06_medical_F">
            <text:p>Box_C_IDAP_UAV_06_medical_F</text:p>
          </table:table-cell>
          <table:table-cell table:formula="of:=HYPERLINK(&quot;https://community.bistudio.com/wiki/File:Arma3_CfgVehicles_Box_C_IDAP_UAV_06_medical_F.jpg&quot;;&quot;Utility Drone Case (Medical) [IDAP]&quot;)" office:value-type="string" office:string-value="Utility Drone Case (Medical) [IDAP]">
            <text:p>Utility Drone Case (Medical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C_IDAP_UAV_06_medical_F',&quot;&amp;INDIRECT(&quot;D&quot;&amp;ROW())&amp;&quot;,&quot;;&quot;&quot;)" office:value-type="string" office:string-value="'Box_C_IDAP_UAV_06_medical_F',0.05,">
            <text:p>'Box_C_IDAP_UAV_06_medical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C_UAV_06_F&quot;;&quot;Box_C_UAV_06_F&quot;)" office:value-type="string" office:string-value="Box_C_UAV_06_F">
            <text:p>Box_C_UAV_06_F</text:p>
          </table:table-cell>
          <table:table-cell table:formula="of:=HYPERLINK(&quot;https://community.bistudio.com/wiki/File:Arma3_CfgVehicles_Box_C_UAV_06_F.jpg&quot;;&quot;Utility Drone Case&quot;)" office:value-type="string" office:string-value="Utility Drone Case">
            <text:p>Utility Drone Case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C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C_UAV_06_medical_F&quot;;&quot;Box_C_UAV_06_medical_F&quot;)" office:value-type="string" office:string-value="Box_C_UAV_06_medical_F">
            <text:p>Box_C_UAV_06_medical_F</text:p>
          </table:table-cell>
          <table:table-cell table:formula="of:=HYPERLINK(&quot;https://community.bistudio.com/wiki/File:Arma3_CfgVehicles_Box_C_UAV_06_medical_F.jpg&quot;;&quot;Utility Drone Case (Medical)&quot;)" office:value-type="string" office:string-value="Utility Drone Case (Medical)">
            <text:p>Utility Drone Case (Medical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C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C_UAV_06_Swifd_F&quot;;&quot;Box_C_UAV_06_Swifd_F&quot;)" office:value-type="string" office:string-value="Box_C_UAV_06_Swifd_F">
            <text:p>Box_C_UAV_06_Swifd_F</text:p>
          </table:table-cell>
          <table:table-cell table:formula="of:=HYPERLINK(&quot;https://community.bistudio.com/wiki/File:Arma3_CfgVehicles_Box_C_UAV_06_Swifd_F.jpg&quot;;&quot;Utility Drone Case (Swifd)&quot;)" office:value-type="string" office:string-value="Utility Drone Case (Swifd)">
            <text:p>Utility Drone Case (Swif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C_UAV_06_Swif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I_UAV_06_F&quot;;&quot;Box_I_UAV_06_F&quot;)" office:value-type="string" office:string-value="Box_I_UAV_06_F">
            <text:p>Box_I_UAV_06_F</text:p>
          </table:table-cell>
          <table:table-cell table:formula="of:=HYPERLINK(&quot;https://community.bistudio.com/wiki/File:Arma3_CfgVehicles_Box_I_UAV_06_F.jpg&quot;;&quot;AL-6 Case [AAF]&quot;)" office:value-type="string" office:string-value="AL-6 Case [AAF]">
            <text:p>AL-6 Case [AAF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I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I_UAV_06_medical_F&quot;;&quot;Box_I_UAV_06_medical_F&quot;)" office:value-type="string" office:string-value="Box_I_UAV_06_medical_F">
            <text:p>Box_I_UAV_06_medical_F</text:p>
          </table:table-cell>
          <table:table-cell table:formula="of:=HYPERLINK(&quot;https://community.bistudio.com/wiki/File:Arma3_CfgVehicles_Box_I_UAV_06_medical_F.jpg&quot;;&quot;AL-6 Case (Medical) [AAF]&quot;)" office:value-type="string" office:string-value="AL-6 Case (Medical) [AAF]">
            <text:p>AL-6 Case (Medical) [AAF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I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O_UAV_06_F&quot;;&quot;Box_O_UAV_06_F&quot;)" office:value-type="string" office:string-value="Box_O_UAV_06_F">
            <text:p>Box_O_UAV_06_F</text:p>
          </table:table-cell>
          <table:table-cell table:formula="of:=HYPERLINK(&quot;https://community.bistudio.com/wiki/File:Arma3_CfgVehicles_Box_O_UAV_06_F.jpg&quot;;&quot;AL-6 Case [CSAT]&quot;)" office:value-type="string" office:string-value="AL-6 Case [CSAT]">
            <text:p>AL-6 Case [CSAT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O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O_UAV_06_medical_F&quot;;&quot;Box_O_UAV_06_medical_F&quot;)" office:value-type="string" office:string-value="Box_O_UAV_06_medical_F">
            <text:p>Box_O_UAV_06_medical_F</text:p>
          </table:table-cell>
          <table:table-cell table:formula="of:=HYPERLINK(&quot;https://community.bistudio.com/wiki/File:Arma3_CfgVehicles_Box_O_UAV_06_medical_F.jpg&quot;;&quot;AL-6 Case (Medical) [CSAT]&quot;)" office:value-type="string" office:string-value="AL-6 Case (Medical) [CSAT]">
            <text:p>AL-6 Case (Medical) [CSAT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O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garbage</text:p>
          </table:table-cell>
          <table:table-cell table:formula="of:=HYPERLINK(&quot;https://community.bistudio.com/wiki/Arma_3_CfgVehicles_EMPTY#Tire_Van_02_Cargo_F&quot;;&quot;Tire_Van_02_Cargo_F&quot;)" office:value-type="string" office:string-value="Tire_Van_02_Cargo_F">
            <text:p>Tire_Van_02_Cargo_F</text:p>
          </table:table-cell>
          <table:table-cell table:formula="of:=HYPERLINK(&quot;https://community.bistudio.com/wiki/File:Arma3_CfgVehicles_Tire_Van_02_Cargo_F.jpg&quot;;&quot;Van Tire (Rim, Cargo)&quot;)" office:value-type="string" office:string-value="Van Tire (Rim, Cargo)">
            <text:p>Van Tire (Rim, Cargo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Tire_Van_02_Cargo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garbage</text:p>
          </table:table-cell>
          <table:table-cell table:formula="of:=HYPERLINK(&quot;https://community.bistudio.com/wiki/Arma_3_CfgVehicles_EMPTY#Tire_Van_02_F&quot;;&quot;Tire_Van_02_F&quot;)" office:value-type="string" office:string-value="Tire_Van_02_F">
            <text:p>Tire_Van_02_F</text:p>
          </table:table-cell>
          <table:table-cell table:formula="of:=HYPERLINK(&quot;https://community.bistudio.com/wiki/File:Arma3_CfgVehicles_Tire_Van_02_F.jpg&quot;;&quot;Van Tire&quot;)" office:value-type="string" office:string-value="Van Tire">
            <text:p>Van Tire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Tire_Van_02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garbage</text:p>
          </table:table-cell>
          <table:table-cell table:formula="of:=HYPERLINK(&quot;https://community.bistudio.com/wiki/Arma_3_CfgVehicles_EMPTY#Tire_Van_02_Spare_F&quot;;&quot;Tire_Van_02_Spare_F&quot;)" office:value-type="string" office:string-value="Tire_Van_02_Spare_F">
            <text:p>Tire_Van_02_Spare_F</text:p>
          </table:table-cell>
          <table:table-cell table:formula="of:=HYPERLINK(&quot;https://community.bistudio.com/wiki/File:Arma3_CfgVehicles_Tire_Van_02_Spare_F.jpg&quot;;&quot;Van Tire (Spare)&quot;)" office:value-type="string" office:string-value="Van Tire (Spare)">
            <text:p>Van Tire (Spar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Tire_Van_02_Spar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garbage</text:p>
          </table:table-cell>
          <table:table-cell table:formula="of:=HYPERLINK(&quot;https://community.bistudio.com/wiki/Arma_3_CfgVehicles_EMPTY#Tire_Van_02_Transport_F&quot;;&quot;Tire_Van_02_Transport_F&quot;)" office:value-type="string" office:string-value="Tire_Van_02_Transport_F">
            <text:p>Tire_Van_02_Transport_F</text:p>
          </table:table-cell>
          <table:table-cell table:formula="of:=HYPERLINK(&quot;https://community.bistudio.com/wiki/File:Arma3_CfgVehicles_Tire_Van_02_Transport_F.jpg&quot;;&quot;Van Tire (Rim, Transport)&quot;)" office:value-type="string" office:string-value="Van Tire (Rim, Transport)">
            <text:p>Van Tire (Rim, Transport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Tire_Van_02_Transport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CanisterFuel_Blue_F&quot;;&quot;Land_CanisterFuel_Blue_F&quot;)" office:value-type="string" office:string-value="Land_CanisterFuel_Blue_F">
            <text:p>Land_CanisterFuel_Blue_F</text:p>
          </table:table-cell>
          <table:table-cell table:formula="of:=HYPERLINK(&quot;https://community.bistudio.com/wiki/File:Arma3_CfgVehicles_Land_CanisterFuel_Blue_F.jpg&quot;;&quot;Canister (Fuel, Blue)&quot;)" office:value-type="string" office:string-value="Canister (Fuel, Blue)">
            <text:p>Canister (Fuel, Blu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nisterFuel_Blu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CanisterFuel_Red_F&quot;;&quot;Land_CanisterFuel_Red_F&quot;)" office:value-type="string" office:string-value="Land_CanisterFuel_Red_F">
            <text:p>Land_CanisterFuel_Red_F</text:p>
          </table:table-cell>
          <table:table-cell table:formula="of:=HYPERLINK(&quot;https://community.bistudio.com/wiki/File:Arma3_CfgVehicles_Land_CanisterFuel_Red_F.jpg&quot;;&quot;Canister (Fuel, Red)&quot;)" office:value-type="string" office:string-value="Canister (Fuel, Red)">
            <text:p>Canister (Fuel, R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nisterFuel_R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CanisterFuel_White_F&quot;;&quot;Land_CanisterFuel_White_F&quot;)" office:value-type="string" office:string-value="Land_CanisterFuel_White_F">
            <text:p>Land_CanisterFuel_White_F</text:p>
          </table:table-cell>
          <table:table-cell table:formula="of:=HYPERLINK(&quot;https://community.bistudio.com/wiki/File:Arma3_CfgVehicles_Land_CanisterFuel_White_F.jpg&quot;;&quot;Canister (Fuel, White)&quot;)" office:value-type="string" office:string-value="Canister (Fuel, White)">
            <text:p>Canister (Fuel, Whit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nisterFuel_Whit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Container_01_White_F&quot;;&quot;Land_FoodContainer_01_White_F&quot;)" office:value-type="string" office:string-value="Land_FoodContainer_01_White_F">
            <text:p>Land_FoodContainer_01_White_F</text:p>
          </table:table-cell>
          <table:table-cell table:formula="of:=HYPERLINK(&quot;https://community.bistudio.com/wiki/File:Arma3_CfgVehicles_Land_FoodContainer_01_White_F.jpg&quot;;&quot;Food Container (Large, White)&quot;)" office:value-type="string" office:string-value="Food Container (Large, White)">
            <text:p>Food Container (Large, Whit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Container_01_Whit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dmg_brown_F&quot;;&quot;Land_FoodSack_01_dmg_brown_F&quot;)" office:value-type="string" office:string-value="Land_FoodSack_01_dmg_brown_F">
            <text:p>Land_FoodSack_01_dmg_brown_F</text:p>
          </table:table-cell>
          <table:table-cell table:formula="of:=HYPERLINK(&quot;https://community.bistudio.com/wiki/File:Arma3_CfgVehicles_Land_FoodSack_01_dmg_brown_F.jpg&quot;;&quot;Food Sack (Brown, Destroyed)&quot;)" office:value-type="string" office:string-value="Food Sack (Brown, Destroyed)">
            <text:p>Food Sack (Brown, Destroy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dmg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dmg_brown_idap_F&quot;;&quot;Land_FoodSack_01_dmg_brown_idap_F&quot;)" office:value-type="string" office:string-value="Land_FoodSack_01_dmg_brown_idap_F">
            <text:p>Land_FoodSack_01_dmg_brown_idap_F</text:p>
          </table:table-cell>
          <table:table-cell table:formula="of:=HYPERLINK(&quot;https://community.bistudio.com/wiki/File:Arma3_CfgVehicles_Land_FoodSack_01_dmg_brown_idap_F.jpg&quot;;&quot;Food Sack (Brown, Destroyed) [IDAP]&quot;)" office:value-type="string" office:string-value="Food Sack (Brown, Destroyed) [IDAP]">
            <text:p>Food Sack (Brown, Destroy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dmg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dmg_white_idap_F&quot;;&quot;Land_FoodSack_01_dmg_white_idap_F&quot;)" office:value-type="string" office:string-value="Land_FoodSack_01_dmg_white_idap_F">
            <text:p>Land_FoodSack_01_dmg_white_idap_F</text:p>
          </table:table-cell>
          <table:table-cell table:formula="of:=HYPERLINK(&quot;https://community.bistudio.com/wiki/File:Arma3_CfgVehicles_Land_FoodSack_01_dmg_white_idap_F.jpg&quot;;&quot;Food Sack (White, Destroyed) [IDAP]&quot;)" office:value-type="string" office:string-value="Food Sack (White, Destroyed) [IDAP]">
            <text:p>Food Sack (White, Destroy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dmg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empty_brown_F&quot;;&quot;Land_FoodSack_01_empty_brown_F&quot;)" office:value-type="string" office:string-value="Land_FoodSack_01_empty_brown_F">
            <text:p>Land_FoodSack_01_empty_brown_F</text:p>
          </table:table-cell>
          <table:table-cell table:formula="of:=HYPERLINK(&quot;https://community.bistudio.com/wiki/File:Arma3_CfgVehicles_Land_FoodSack_01_empty_brown_F.jpg&quot;;&quot;Food Sack (Brown, Empty)&quot;)" office:value-type="string" office:string-value="Food Sack (Brown, Empty)">
            <text:p>Food Sack (Brown, Empt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empty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empty_brown_idap_F&quot;;&quot;Land_FoodSack_01_empty_brown_idap_F&quot;)" office:value-type="string" office:string-value="Land_FoodSack_01_empty_brown_idap_F">
            <text:p>Land_FoodSack_01_empty_brown_idap_F</text:p>
          </table:table-cell>
          <table:table-cell table:formula="of:=HYPERLINK(&quot;https://community.bistudio.com/wiki/File:Arma3_CfgVehicles_Land_FoodSack_01_empty_brown_idap_F.jpg&quot;;&quot;Food Sack (Brown, Empty) [IDAP]&quot;)" office:value-type="string" office:string-value="Food Sack (Brown, Empty) [IDAP]">
            <text:p>Food Sack (Brown, Empty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empty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empty_white_idap_F&quot;;&quot;Land_FoodSack_01_empty_white_idap_F&quot;)" office:value-type="string" office:string-value="Land_FoodSack_01_empty_white_idap_F">
            <text:p>Land_FoodSack_01_empty_white_idap_F</text:p>
          </table:table-cell>
          <table:table-cell table:formula="of:=HYPERLINK(&quot;https://community.bistudio.com/wiki/File:Arma3_CfgVehicles_Land_FoodSack_01_empty_white_idap_F.jpg&quot;;&quot;Food Sack (White, Empty) [IDAP]&quot;)" office:value-type="string" office:string-value="Food Sack (White, Empty) [IDAP]">
            <text:p>Food Sack (White, Empty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empty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full_brown_F&quot;;&quot;Land_FoodSack_01_full_brown_F&quot;)" office:value-type="string" office:string-value="Land_FoodSack_01_full_brown_F">
            <text:p>Land_FoodSack_01_full_brown_F</text:p>
          </table:table-cell>
          <table:table-cell table:formula="of:=HYPERLINK(&quot;https://community.bistudio.com/wiki/File:Arma3_CfgVehicles_Land_FoodSack_01_full_brown_F.jpg&quot;;&quot;Food Sack (Brown, Full)&quot;)" office:value-type="string" office:string-value="Food Sack (Brown, Full)">
            <text:p>Food Sack (Brown, Full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full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full_brown_idap_F&quot;;&quot;Land_FoodSack_01_full_brown_idap_F&quot;)" office:value-type="string" office:string-value="Land_FoodSack_01_full_brown_idap_F">
            <text:p>Land_FoodSack_01_full_brown_idap_F</text:p>
          </table:table-cell>
          <table:table-cell table:formula="of:=HYPERLINK(&quot;https://community.bistudio.com/wiki/File:Arma3_CfgVehicles_Land_FoodSack_01_full_brown_idap_F.jpg&quot;;&quot;Food Sack (Brown, Full) [IDAP]&quot;)" office:value-type="string" office:string-value="Food Sack (Brown, Full) [IDAP]">
            <text:p>Food Sack (Brown, Full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full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full_white_idap_F&quot;;&quot;Land_FoodSack_01_full_white_idap_F&quot;)" office:value-type="string" office:string-value="Land_FoodSack_01_full_white_idap_F">
            <text:p>Land_FoodSack_01_full_white_idap_F</text:p>
          </table:table-cell>
          <table:table-cell table:formula="of:=HYPERLINK(&quot;https://community.bistudio.com/wiki/File:Arma3_CfgVehicles_Land_FoodSack_01_full_white_idap_F.jpg&quot;;&quot;Food Sack (White, Full) [IDAP]&quot;)" office:value-type="string" office:string-value="Food Sack (White, Full) [IDAP]">
            <text:p>Food Sack (White, Full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full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cargo_brown_F&quot;;&quot;Land_FoodSacks_01_cargo_brown_F&quot;)" office:value-type="string" office:string-value="Land_FoodSacks_01_cargo_brown_F">
            <text:p>Land_FoodSacks_01_cargo_brown_F</text:p>
          </table:table-cell>
          <table:table-cell table:formula="of:=HYPERLINK(&quot;https://community.bistudio.com/wiki/File:Arma3_CfgVehicles_Land_FoodSacks_01_cargo_brown_F.jpg&quot;;&quot;Cargo Net (Sacks, Brown)&quot;)" office:value-type="string" office:string-value="Cargo Net (Sacks, Brown)">
            <text:p>Cargo Net (Sacks, Brow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cargo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cargo_brown_idap_F&quot;;&quot;Land_FoodSacks_01_cargo_brown_idap_F&quot;)" office:value-type="string" office:string-value="Land_FoodSacks_01_cargo_brown_idap_F">
            <text:p>Land_FoodSacks_01_cargo_brown_idap_F</text:p>
          </table:table-cell>
          <table:table-cell table:formula="of:=HYPERLINK(&quot;https://community.bistudio.com/wiki/File:Arma3_CfgVehicles_Land_FoodSacks_01_cargo_brown_idap_F.jpg&quot;;&quot;Cargo Net (Sacks, Brown) [IDAP]&quot;)" office:value-type="string" office:string-value="Cargo Net (Sacks, Brown) [IDAP]">
            <text:p>Cargo Net (Sacks, Brown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cargo_brown_idap_F',&quot;&amp;INDIRECT(&quot;D&quot;&amp;ROW())&amp;&quot;,&quot;;&quot;&quot;)" office:value-type="string" office:string-value="'Land_FoodSacks_01_cargo_brown_idap_F',0.05,">
            <text:p>'Land_FoodSacks_01_cargo_brown_idap_F',0.05,</text:p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cargo_white_idap_F&quot;;&quot;Land_FoodSacks_01_cargo_white_idap_F&quot;)" office:value-type="string" office:string-value="Land_FoodSacks_01_cargo_white_idap_F">
            <text:p>Land_FoodSacks_01_cargo_white_idap_F</text:p>
          </table:table-cell>
          <table:table-cell table:formula="of:=HYPERLINK(&quot;https://community.bistudio.com/wiki/File:Arma3_CfgVehicles_Land_FoodSacks_01_cargo_white_idap_F.jpg&quot;;&quot;Cargo Net (Sacks, White) [IDAP]&quot;)" office:value-type="string" office:string-value="Cargo Net (Sacks, White) [IDAP]">
            <text:p>Cargo Net (Sacks, White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cargo_white_idap_F',&quot;&amp;INDIRECT(&quot;D&quot;&amp;ROW())&amp;&quot;,&quot;;&quot;&quot;)" office:value-type="string" office:string-value="'Land_FoodSacks_01_cargo_white_idap_F',0.05,">
            <text:p>'Land_FoodSacks_01_cargo_white_idap_F',0.05,</text:p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large_brown_F&quot;;&quot;Land_FoodSacks_01_large_brown_F&quot;)" office:value-type="string" office:string-value="Land_FoodSacks_01_large_brown_F">
            <text:p>Land_FoodSacks_01_large_brown_F</text:p>
          </table:table-cell>
          <table:table-cell table:formula="of:=HYPERLINK(&quot;https://community.bistudio.com/wiki/File:Arma3_CfgVehicles_Land_FoodSacks_01_large_brown_F.jpg&quot;;&quot;Food Sacks (Large Heap, Brown)&quot;)" office:value-type="string" office:string-value="Food Sacks (Large Heap, Brown)">
            <text:p>Food Sacks (Large Heap, Brow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large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large_brown_idap_F&quot;;&quot;Land_FoodSacks_01_large_brown_idap_F&quot;)" office:value-type="string" office:string-value="Land_FoodSacks_01_large_brown_idap_F">
            <text:p>Land_FoodSacks_01_large_brown_idap_F</text:p>
          </table:table-cell>
          <table:table-cell table:formula="of:=HYPERLINK(&quot;https://community.bistudio.com/wiki/File:Arma3_CfgVehicles_Land_FoodSacks_01_large_brown_idap_F.jpg&quot;;&quot;Food Sacks (Large Heap, Brown) [IDAP]&quot;)" office:value-type="string" office:string-value="Food Sacks (Large Heap, Brown) [IDAP]">
            <text:p>Food Sacks (Large Heap, Brown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large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large_white_idap_F&quot;;&quot;Land_FoodSacks_01_large_white_idap_F&quot;)" office:value-type="string" office:string-value="Land_FoodSacks_01_large_white_idap_F">
            <text:p>Land_FoodSacks_01_large_white_idap_F</text:p>
          </table:table-cell>
          <table:table-cell table:formula="of:=HYPERLINK(&quot;https://community.bistudio.com/wiki/File:Arma3_CfgVehicles_Land_FoodSacks_01_large_white_idap_F.jpg&quot;;&quot;Food Sacks (Large Heap, White) [IDAP]&quot;)" office:value-type="string" office:string-value="Food Sacks (Large Heap, White) [IDAP]">
            <text:p>Food Sacks (Large Heap, White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large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small_brown_F&quot;;&quot;Land_FoodSacks_01_small_brown_F&quot;)" office:value-type="string" office:string-value="Land_FoodSacks_01_small_brown_F">
            <text:p>Land_FoodSacks_01_small_brown_F</text:p>
          </table:table-cell>
          <table:table-cell table:formula="of:=HYPERLINK(&quot;https://community.bistudio.com/wiki/File:Arma3_CfgVehicles_Land_FoodSacks_01_small_brown_F.jpg&quot;;&quot;Food Sacks (Small Heap, Brown)&quot;)" office:value-type="string" office:string-value="Food Sacks (Small Heap, Brown)">
            <text:p>Food Sacks (Small Heap, Brow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small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small_brown_idap_F&quot;;&quot;Land_FoodSacks_01_small_brown_idap_F&quot;)" office:value-type="string" office:string-value="Land_FoodSacks_01_small_brown_idap_F">
            <text:p>Land_FoodSacks_01_small_brown_idap_F</text:p>
          </table:table-cell>
          <table:table-cell table:formula="of:=HYPERLINK(&quot;https://community.bistudio.com/wiki/File:Arma3_CfgVehicles_Land_FoodSacks_01_small_brown_idap_F.jpg&quot;;&quot;Food Sacks (Small Heap, Brown) [IDAP]&quot;)" office:value-type="string" office:string-value="Food Sacks (Small Heap, Brown) [IDAP]">
            <text:p>Food Sacks (Small Heap, Brown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small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small_white_idap_F&quot;;&quot;Land_FoodSacks_01_small_white_idap_F&quot;)" office:value-type="string" office:string-value="Land_FoodSacks_01_small_white_idap_F">
            <text:p>Land_FoodSacks_01_small_white_idap_F</text:p>
          </table:table-cell>
          <table:table-cell table:formula="of:=HYPERLINK(&quot;https://community.bistudio.com/wiki/File:Arma3_CfgVehicles_Land_FoodSacks_01_small_white_idap_F.jpg&quot;;&quot;Food Sacks (Small Heap, White) [IDAP]&quot;)" office:value-type="string" office:string-value="Food Sacks (Small Heap, White) [IDAP]">
            <text:p>Food Sacks (Small Heap, White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small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LiquidDispenser_01_F&quot;;&quot;Land_LiquidDispenser_01_F&quot;)" office:value-type="string" office:string-value="Land_LiquidDispenser_01_F">
            <text:p>Land_LiquidDispenser_01_F</text:p>
          </table:table-cell>
          <table:table-cell table:formula="of:=HYPERLINK(&quot;https://community.bistudio.com/wiki/File:Arma3_CfgVehicles_Land_LiquidDispenser_01_F.jpg&quot;;&quot;Liquid Dispenser&quot;)" office:value-type="string" office:string-value="Liquid Dispenser">
            <text:p>Liquid Dispenser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LiquidDispenser_01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Orange_01_F&quot;;&quot;Land_Orange_01_F&quot;)" office:value-type="string" office:string-value="Land_Orange_01_F">
            <text:p>Land_Orange_01_F</text:p>
          </table:table-cell>
          <table:table-cell table:formula="of:=HYPERLINK(&quot;https://community.bistudio.com/wiki/File:Arma3_CfgVehicles_Land_Orange_01_F.jpg&quot;;&quot;Orange&quot;)" office:value-type="string" office:string-value="Orange">
            <text:p>Orange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Orange_01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open_boxes_F&quot;;&quot;Land_PaperBox_01_open_boxes_F&quot;)" office:value-type="string" office:string-value="Land_PaperBox_01_open_boxes_F">
            <text:p>Land_PaperBox_01_open_boxes_F</text:p>
          </table:table-cell>
          <table:table-cell table:formula="of:=HYPERLINK(&quot;https://community.bistudio.com/wiki/File:Arma3_CfgVehicles_Land_PaperBox_01_open_boxes_F.jpg&quot;;&quot;Box (Open, Boxes) [IDAP]&quot;)" office:value-type="string" office:string-value="Box (Open, Boxes) [IDAP]">
            <text:p>Box (Open, Boxes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open_boxes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open_empty_F&quot;;&quot;Land_PaperBox_01_open_empty_F&quot;)" office:value-type="string" office:string-value="Land_PaperBox_01_open_empty_F">
            <text:p>Land_PaperBox_01_open_empty_F</text:p>
          </table:table-cell>
          <table:table-cell table:formula="of:=HYPERLINK(&quot;https://community.bistudio.com/wiki/File:Arma3_CfgVehicles_Land_PaperBox_01_open_empty_F.jpg&quot;;&quot;Box (Open, Empty)&quot;)" office:value-type="string" office:string-value="Box (Open, Empty)">
            <text:p>Box (Open, Empt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open_empt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open_water_F&quot;;&quot;Land_PaperBox_01_open_water_F&quot;)" office:value-type="string" office:string-value="Land_PaperBox_01_open_water_F">
            <text:p>Land_PaperBox_01_open_water_F</text:p>
          </table:table-cell>
          <table:table-cell table:formula="of:=HYPERLINK(&quot;https://community.bistudio.com/wiki/File:Arma3_CfgVehicles_Land_PaperBox_01_open_water_F.jpg&quot;;&quot;Box (Open, Water) [IDAP]&quot;)" office:value-type="string" office:string-value="Box (Open, Water) [IDAP]">
            <text:p>Box (Open, Water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open_water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closed_brown_F&quot;;&quot;Land_PaperBox_01_small_closed_brown_F&quot;)" office:value-type="string" office:string-value="Land_PaperBox_01_small_closed_brown_F">
            <text:p>Land_PaperBox_01_small_closed_brown_F</text:p>
          </table:table-cell>
          <table:table-cell table:formula="of:=HYPERLINK(&quot;https://community.bistudio.com/wiki/File:Arma3_CfgVehicles_Land_PaperBox_01_small_closed_brown_F.jpg&quot;;&quot;Cardboard Box (Brown)&quot;)" office:value-type="string" office:string-value="Cardboard Box (Brown)">
            <text:p>Cardboard Box (Brow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closed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closed_brown_food_F&quot;;&quot;Land_PaperBox_01_small_closed_brown_food_F&quot;)" office:value-type="string" office:string-value="Land_PaperBox_01_small_closed_brown_food_F">
            <text:p>Land_PaperBox_01_small_closed_brown_food_F</text:p>
          </table:table-cell>
          <table:table-cell table:formula="of:=HYPERLINK(&quot;https://community.bistudio.com/wiki/File:Arma3_CfgVehicles_Land_PaperBox_01_small_closed_brown_food_F.jpg&quot;;&quot;Cardboard Box (Food) [IDAP]&quot;)" office:value-type="string" office:string-value="Cardboard Box (Food) [IDAP]">
            <text:p>Cardboard Box (Foo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closed_brown_foo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closed_brown_IDAP_F&quot;;&quot;Land_PaperBox_01_small_closed_brown_IDAP_F&quot;)" office:value-type="string" office:string-value="Land_PaperBox_01_small_closed_brown_IDAP_F">
            <text:p>Land_PaperBox_01_small_closed_brown_IDAP_F</text:p>
          </table:table-cell>
          <table:table-cell table:formula="of:=HYPERLINK(&quot;https://community.bistudio.com/wiki/File:Arma3_CfgVehicles_Land_PaperBox_01_small_closed_brown_IDAP_F.jpg&quot;;&quot;Cardboard Box (Brown) [IDAP]&quot;)" office:value-type="string" office:string-value="Cardboard Box (Brown) [IDAP]">
            <text:p>Cardboard Box (Brown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closed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closed_white_IDAP_F&quot;;&quot;Land_PaperBox_01_small_closed_white_IDAP_F&quot;)" office:value-type="string" office:string-value="Land_PaperBox_01_small_closed_white_IDAP_F">
            <text:p>Land_PaperBox_01_small_closed_white_IDAP_F</text:p>
          </table:table-cell>
          <table:table-cell table:formula="of:=HYPERLINK(&quot;https://community.bistudio.com/wiki/File:Arma3_CfgVehicles_Land_PaperBox_01_small_closed_white_IDAP_F.jpg&quot;;&quot;Cardboard Box (White) [IDAP]&quot;)" office:value-type="string" office:string-value="Cardboard Box (White) [IDAP]">
            <text:p>Cardboard Box (White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closed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closed_white_med_F&quot;;&quot;Land_PaperBox_01_small_closed_white_med_F&quot;)" office:value-type="string" office:string-value="Land_PaperBox_01_small_closed_white_med_F">
            <text:p>Land_PaperBox_01_small_closed_white_med_F</text:p>
          </table:table-cell>
          <table:table-cell table:formula="of:=HYPERLINK(&quot;https://community.bistudio.com/wiki/File:Arma3_CfgVehicles_Land_PaperBox_01_small_closed_white_med_F.jpg&quot;;&quot;Cardboard Box (Medical) [IDAP]&quot;)" office:value-type="string" office:string-value="Cardboard Box (Medical) [IDAP]">
            <text:p>Cardboard Box (Medical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closed_white_m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destroyed_brown_F&quot;;&quot;Land_PaperBox_01_small_destroyed_brown_F&quot;)" office:value-type="string" office:string-value="Land_PaperBox_01_small_destroyed_brown_F">
            <text:p>Land_PaperBox_01_small_destroyed_brown_F</text:p>
          </table:table-cell>
          <table:table-cell table:formula="of:=HYPERLINK(&quot;https://community.bistudio.com/wiki/File:Arma3_CfgVehicles_Land_PaperBox_01_small_destroyed_brown_F.jpg&quot;;&quot;Cardboard Box (Brown, Destroyed)&quot;)" office:value-type="string" office:string-value="Cardboard Box (Brown, Destroyed)">
            <text:p>Cardboard Box (Brown, Destroy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destroyed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destroyed_brown_IDAP_F&quot;;&quot;Land_PaperBox_01_small_destroyed_brown_IDAP_F&quot;)" office:value-type="string" office:string-value="Land_PaperBox_01_small_destroyed_brown_IDAP_F">
            <text:p>Land_PaperBox_01_small_destroyed_brown_IDAP_F</text:p>
          </table:table-cell>
          <table:table-cell table:formula="of:=HYPERLINK(&quot;https://community.bistudio.com/wiki/File:Arma3_CfgVehicles_Land_PaperBox_01_small_destroyed_brown_IDAP_F.jpg&quot;;&quot;Cardboard Box (Brown, Destroyed) [IDAP]&quot;)" office:value-type="string" office:string-value="Cardboard Box (Brown, Destroyed) [IDAP]">
            <text:p>Cardboard Box (Brown, Destroy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destroyed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destroyed_white_IDAP_F&quot;;&quot;Land_PaperBox_01_small_destroyed_white_IDAP_F&quot;)" office:value-type="string" office:string-value="Land_PaperBox_01_small_destroyed_white_IDAP_F">
            <text:p>Land_PaperBox_01_small_destroyed_white_IDAP_F</text:p>
          </table:table-cell>
          <table:table-cell table:formula="of:=HYPERLINK(&quot;https://community.bistudio.com/wiki/File:Arma3_CfgVehicles_Land_PaperBox_01_small_destroyed_white_IDAP_F.jpg&quot;;&quot;Cardboard Box (White, Destroyed) [IDAP]&quot;)" office:value-type="string" office:string-value="Cardboard Box (White, Destroyed) [IDAP]">
            <text:p>Cardboard Box (White, Destroy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destroyed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open_brown_F&quot;;&quot;Land_PaperBox_01_small_open_brown_F&quot;)" office:value-type="string" office:string-value="Land_PaperBox_01_small_open_brown_F">
            <text:p>Land_PaperBox_01_small_open_brown_F</text:p>
          </table:table-cell>
          <table:table-cell table:formula="of:=HYPERLINK(&quot;https://community.bistudio.com/wiki/File:Arma3_CfgVehicles_Land_PaperBox_01_small_open_brown_F.jpg&quot;;&quot;Cardboard Box (Brown, Open)&quot;)" office:value-type="string" office:string-value="Cardboard Box (Brown, Open)">
            <text:p>Cardboard Box (Brown, Ope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open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open_brown_IDAP_F&quot;;&quot;Land_PaperBox_01_small_open_brown_IDAP_F&quot;)" office:value-type="string" office:string-value="Land_PaperBox_01_small_open_brown_IDAP_F">
            <text:p>Land_PaperBox_01_small_open_brown_IDAP_F</text:p>
          </table:table-cell>
          <table:table-cell table:formula="of:=HYPERLINK(&quot;https://community.bistudio.com/wiki/File:Arma3_CfgVehicles_Land_PaperBox_01_small_open_brown_IDAP_F.jpg&quot;;&quot;Cardboard Box (Brown, Open) [IDAP]&quot;)" office:value-type="string" office:string-value="Cardboard Box (Brown, Open) [IDAP]">
            <text:p>Cardboard Box (Brown, Open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open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open_white_IDAP_F&quot;;&quot;Land_PaperBox_01_small_open_white_IDAP_F&quot;)" office:value-type="string" office:string-value="Land_PaperBox_01_small_open_white_IDAP_F">
            <text:p>Land_PaperBox_01_small_open_white_IDAP_F</text:p>
          </table:table-cell>
          <table:table-cell table:formula="of:=HYPERLINK(&quot;https://community.bistudio.com/wiki/File:Arma3_CfgVehicles_Land_PaperBox_01_small_open_white_IDAP_F.jpg&quot;;&quot;Cardboard Box (White, Open) [IDAP]&quot;)" office:value-type="string" office:string-value="Cardboard Box (White, Open) [IDAP]">
            <text:p>Cardboard Box (White, Open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open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ransacked_brown_F&quot;;&quot;Land_PaperBox_01_small_ransacked_brown_F&quot;)" office:value-type="string" office:string-value="Land_PaperBox_01_small_ransacked_brown_F">
            <text:p>Land_PaperBox_01_small_ransacked_brown_F</text:p>
          </table:table-cell>
          <table:table-cell table:formula="of:=HYPERLINK(&quot;https://community.bistudio.com/wiki/File:Arma3_CfgVehicles_Land_PaperBox_01_small_ransacked_brown_F.jpg&quot;;&quot;Cardboard Box (Brown, Ransacked)&quot;)" office:value-type="string" office:string-value="Cardboard Box (Brown, Ransacked)">
            <text:p>Cardboard Box (Brown, Ransack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ransacked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ransacked_brown_IDAP_F&quot;;&quot;Land_PaperBox_01_small_ransacked_brown_IDAP_F&quot;)" office:value-type="string" office:string-value="Land_PaperBox_01_small_ransacked_brown_IDAP_F">
            <text:p>Land_PaperBox_01_small_ransacked_brown_IDAP_F</text:p>
          </table:table-cell>
          <table:table-cell table:formula="of:=HYPERLINK(&quot;https://community.bistudio.com/wiki/File:Arma3_CfgVehicles_Land_PaperBox_01_small_ransacked_brown_IDAP_F.jpg&quot;;&quot;Cardboard Box (Brown, Ransacked) [IDAP]&quot;)" office:value-type="string" office:string-value="Cardboard Box (Brown, Ransacked) [IDAP]">
            <text:p>Cardboard Box (Brown, Ransack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ransacked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ransacked_white_IDAP_F&quot;;&quot;Land_PaperBox_01_small_ransacked_white_IDAP_F&quot;)" office:value-type="string" office:string-value="Land_PaperBox_01_small_ransacked_white_IDAP_F">
            <text:p>Land_PaperBox_01_small_ransacked_white_IDAP_F</text:p>
          </table:table-cell>
          <table:table-cell table:formula="of:=HYPERLINK(&quot;https://community.bistudio.com/wiki/File:Arma3_CfgVehicles_Land_PaperBox_01_small_ransacked_white_IDAP_F.jpg&quot;;&quot;Cardboard Box (White, Ransacked) [IDAP]&quot;)" office:value-type="string" office:string-value="Cardboard Box (White, Ransacked) [IDAP]">
            <text:p>Cardboard Box (White, Ransack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ransacked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stacked_F&quot;;&quot;Land_PaperBox_01_small_stacked_F&quot;)" office:value-type="string" office:string-value="Land_PaperBox_01_small_stacked_F">
            <text:p>Land_PaperBox_01_small_stacked_F</text:p>
          </table:table-cell>
          <table:table-cell table:formula="of:=HYPERLINK(&quot;https://community.bistudio.com/wiki/File:Arma3_CfgVehicles_Land_PaperBox_01_small_stacked_F.jpg&quot;;&quot;Cardboard Boxes (Brown) [IDAP]&quot;)" office:value-type="string" office:string-value="Cardboard Boxes (Brown) [IDAP]">
            <text:p>Cardboard Boxes (Brown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stacked_F',&quot;&amp;INDIRECT(&quot;D&quot;&amp;ROW())&amp;&quot;,&quot;;&quot;&quot;)" office:value-type="string" office:string-value="'Land_PaperBox_01_small_stacked_F',0.05,">
            <text:p>'Land_PaperBox_01_small_stacked_F',0.05,</text:p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lasticBucket_01_closed_F&quot;;&quot;Land_PlasticBucket_01_closed_F&quot;)" office:value-type="string" office:string-value="Land_PlasticBucket_01_closed_F">
            <text:p>Land_PlasticBucket_01_closed_F</text:p>
          </table:table-cell>
          <table:table-cell table:formula="of:=HYPERLINK(&quot;https://community.bistudio.com/wiki/File:Arma3_CfgVehicles_Land_PlasticBucket_01_closed_F.jpg&quot;;&quot;Plastic Bucket (Closed)&quot;)" office:value-type="string" office:string-value="Plastic Bucket (Closed)">
            <text:p>Plastic Bucket (Clos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Bucket_01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lasticBucket_01_open_F&quot;;&quot;Land_PlasticBucket_01_open_F&quot;)" office:value-type="string" office:string-value="Land_PlasticBucket_01_open_F">
            <text:p>Land_PlasticBucket_01_open_F</text:p>
          </table:table-cell>
          <table:table-cell table:formula="of:=HYPERLINK(&quot;https://community.bistudio.com/wiki/File:Arma3_CfgVehicles_Land_PlasticBucket_01_open_F.jpg&quot;;&quot;Plastic Bucket (Open)&quot;)" office:value-type="string" office:string-value="Plastic Bucket (Open)">
            <text:p>Plastic Bucket (Ope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Bucket_01_ope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umpkin_01_F&quot;;&quot;Land_Pumpkin_01_F&quot;)" office:value-type="string" office:string-value="Land_Pumpkin_01_F">
            <text:p>Land_Pumpkin_01_F</text:p>
          </table:table-cell>
          <table:table-cell table:formula="of:=HYPERLINK(&quot;https://community.bistudio.com/wiki/File:Arma3_CfgVehicles_Land_Pumpkin_01_F.jpg&quot;;&quot;Pumpkin&quot;)" office:value-type="string" office:string-value="Pumpkin">
            <text:p>Pumpkin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umpkin_01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cap_F&quot;;&quot;Land_WaterBottle_01_cap_F&quot;)" office:value-type="string" office:string-value="Land_WaterBottle_01_cap_F">
            <text:p>Land_WaterBottle_01_cap_F</text:p>
          </table:table-cell>
          <table:table-cell table:formula="of:=HYPERLINK(&quot;https://community.bistudio.com/wiki/File:Arma3_CfgVehicles_Land_WaterBottle_01_cap_F.jpg&quot;;&quot;Water Bottle Cap&quot;)" office:value-type="string" office:string-value="Water Bottle Cap">
            <text:p>Water Bottle Cap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c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compressed_F&quot;;&quot;Land_WaterBottle_01_compressed_F&quot;)" office:value-type="string" office:string-value="Land_WaterBottle_01_compressed_F">
            <text:p>Land_WaterBottle_01_compressed_F</text:p>
          </table:table-cell>
          <table:table-cell table:formula="of:=HYPERLINK(&quot;https://community.bistudio.com/wiki/File:Arma3_CfgVehicles_Land_WaterBottle_01_compressed_F.jpg&quot;;&quot;Water Bottle (Empty, Compressed)&quot;)" office:value-type="string" office:string-value="Water Bottle (Empty, Compressed)">
            <text:p>Water Bottle (Empty, Compress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compres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empty_F&quot;;&quot;Land_WaterBottle_01_empty_F&quot;)" office:value-type="string" office:string-value="Land_WaterBottle_01_empty_F">
            <text:p>Land_WaterBottle_01_empty_F</text:p>
          </table:table-cell>
          <table:table-cell table:formula="of:=HYPERLINK(&quot;https://community.bistudio.com/wiki/File:Arma3_CfgVehicles_Land_WaterBottle_01_empty_F.jpg&quot;;&quot;Water Bottle (Empty)&quot;)" office:value-type="string" office:string-value="Water Bottle (Empty)">
            <text:p>Water Bottle (Empt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empt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full_F&quot;;&quot;Land_WaterBottle_01_full_F&quot;)" office:value-type="string" office:string-value="Land_WaterBottle_01_full_F">
            <text:p>Land_WaterBottle_01_full_F</text:p>
          </table:table-cell>
          <table:table-cell table:formula="of:=HYPERLINK(&quot;https://community.bistudio.com/wiki/File:Arma3_CfgVehicles_Land_WaterBottle_01_full_F.jpg&quot;;&quot;Water Bottle (Full)&quot;)" office:value-type="string" office:string-value="Water Bottle (Full)">
            <text:p>Water Bottle (Full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ful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pack_F&quot;;&quot;Land_WaterBottle_01_pack_F&quot;)" office:value-type="string" office:string-value="Land_WaterBottle_01_pack_F">
            <text:p>Land_WaterBottle_01_pack_F</text:p>
          </table:table-cell>
          <table:table-cell table:formula="of:=HYPERLINK(&quot;https://community.bistudio.com/wiki/File:Arma3_CfgVehicles_Land_WaterBottle_01_pack_F.jpg&quot;;&quot;Water Bottle Pack&quot;)" office:value-type="string" office:string-value="Water Bottle Pack">
            <text:p>Water Bottle Pack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pack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stack_F&quot;;&quot;Land_WaterBottle_01_stack_F&quot;)" office:value-type="string" office:string-value="Land_WaterBottle_01_stack_F">
            <text:p>Land_WaterBottle_01_stack_F</text:p>
          </table:table-cell>
          <table:table-cell table:formula="of:=HYPERLINK(&quot;https://community.bistudio.com/wiki/File:Arma3_CfgVehicles_Land_WaterBottle_01_stack_F.jpg&quot;;&quot;Water Bottle Stack&quot;)" office:value-type="string" office:string-value="Water Bottle Stack">
            <text:p>Water Bottle Stack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/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stack_F',&quot;&amp;INDIRECT(&quot;D&quot;&amp;ROW())&amp;&quot;,&quot;;&quot;&quot;)" office:value-type="string" office:string-value="'Land_WaterBottle_01_stack_F',0.05,">
            <text:p>'Land_WaterBottle_01_stack_F',0.05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brownhex_closed_F&quot;;&quot;Land_MedicalTent_01_brownhex_closed_F&quot;)" office:value-type="string" office:string-value="Land_MedicalTent_01_brownhex_closed_F">
            <text:p>Land_MedicalTent_01_brownhex_closed_F</text:p>
          </table:table-cell>
          <table:table-cell table:formula="of:=HYPERLINK(&quot;https://community.bistudio.com/wiki/File:Arma3_CfgVehicles_Land_MedicalTent_01_brownhex_closed_F.jpg&quot;;&quot;Medical Tent [CSAT]&quot;)" office:value-type="string" office:string-value="Medical Tent [CSAT]">
            <text:p>Medical Tent [CSAT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brownhex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digital_closed_F&quot;;&quot;Land_MedicalTent_01_digital_closed_F&quot;)" office:value-type="string" office:string-value="Land_MedicalTent_01_digital_closed_F">
            <text:p>Land_MedicalTent_01_digital_closed_F</text:p>
          </table:table-cell>
          <table:table-cell table:formula="of:=HYPERLINK(&quot;https://community.bistudio.com/wiki/File:Arma3_CfgVehicles_Land_MedicalTent_01_digital_closed_F.jpg&quot;;&quot;Medical Tent [AAF]&quot;)" office:value-type="string" office:string-value="Medical Tent [AAF]">
            <text:p>Medical Tent [AAF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digital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floor_dark_F&quot;;&quot;Land_MedicalTent_01_floor_dark_F&quot;)" office:value-type="string" office:string-value="Land_MedicalTent_01_floor_dark_F">
            <text:p>Land_MedicalTent_01_floor_dark_F</text:p>
          </table:table-cell>
          <table:table-cell table:formula="of:=HYPERLINK(&quot;https://community.bistudio.com/wiki/File:Arma3_CfgVehicles_Land_MedicalTent_01_floor_dark_F.jpg&quot;;&quot;Tent (Shelter, Floor, Dark)&quot;)" office:value-type="string" office:string-value="Tent (Shelter, Floor, Dark)">
            <text:p>Tent (Shelter, Floor, Dark)</text:p>
          </table:table-cell>
          <table:table-cell office:value-type="string">
            <text:p>0.0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floor_dark_F',&quot;&amp;INDIRECT(&quot;D&quot;&amp;ROW())&amp;&quot;,&quot;;&quot;&quot;)" office:value-type="string" office:string-value="'Land_MedicalTent_01_floor_dark_F',0.01,">
            <text:p>'Land_MedicalTent_01_floor_dark_F',0.01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floor_light_F&quot;;&quot;Land_MedicalTent_01_floor_light_F&quot;)" office:value-type="string" office:string-value="Land_MedicalTent_01_floor_light_F">
            <text:p>Land_MedicalTent_01_floor_light_F</text:p>
          </table:table-cell>
          <table:table-cell table:formula="of:=HYPERLINK(&quot;https://community.bistudio.com/wiki/File:Arma3_CfgVehicles_Land_MedicalTent_01_floor_light_F.jpg&quot;;&quot;Tent (Shelter, Floor, Light)&quot;)" office:value-type="string" office:string-value="Tent (Shelter, Floor, Light)">
            <text:p>Tent (Shelter, Floor, Light)</text:p>
          </table:table-cell>
          <table:table-cell office:value-type="string">
            <text:p>0.0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floor_light_F',&quot;&amp;INDIRECT(&quot;D&quot;&amp;ROW())&amp;&quot;,&quot;;&quot;&quot;)" office:value-type="string" office:string-value="'Land_MedicalTent_01_floor_light_F',0.01,">
            <text:p>'Land_MedicalTent_01_floor_light_F',0.01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greenhex_closed_F&quot;;&quot;Land_MedicalTent_01_greenhex_closed_F&quot;)" office:value-type="string" office:string-value="Land_MedicalTent_01_greenhex_closed_F">
            <text:p>Land_MedicalTent_01_greenhex_closed_F</text:p>
          </table:table-cell>
          <table:table-cell table:formula="of:=HYPERLINK(&quot;https://community.bistudio.com/wiki/File:Arma3_CfgVehicles_Land_MedicalTent_01_greenhex_closed_F.jpg&quot;;&quot;Medical Tent [CSAT]&quot;)" office:value-type="string" office:string-value="Medical Tent [CSAT]">
            <text:p>Medical Tent [CSAT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greenhex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MTP_closed_F&quot;;&quot;Land_MedicalTent_01_MTP_closed_F&quot;)" office:value-type="string" office:string-value="Land_MedicalTent_01_MTP_closed_F">
            <text:p>Land_MedicalTent_01_MTP_closed_F</text:p>
          </table:table-cell>
          <table:table-cell table:formula="of:=HYPERLINK(&quot;https://community.bistudio.com/wiki/File:Arma3_CfgVehicles_Land_MedicalTent_01_MTP_closed_F.jpg&quot;;&quot;Medical Tent [NATO]&quot;)" office:value-type="string" office:string-value="Medical Tent [NATO]">
            <text:p>Medical Tent [NATO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MTP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tropic_closed_F&quot;;&quot;Land_MedicalTent_01_tropic_closed_F&quot;)" office:value-type="string" office:string-value="Land_MedicalTent_01_tropic_closed_F">
            <text:p>Land_MedicalTent_01_tropic_closed_F</text:p>
          </table:table-cell>
          <table:table-cell table:formula="of:=HYPERLINK(&quot;https://community.bistudio.com/wiki/File:Arma3_CfgVehicles_Land_MedicalTent_01_tropic_closed_F.jpg&quot;;&quot;Medical Tent [NATO]&quot;)" office:value-type="string" office:string-value="Medical Tent [NATO]">
            <text:p>Medical Tent [NATO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tropic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generic_closed_F&quot;;&quot;Land_MedicalTent_01_white_generic_closed_F&quot;)" office:value-type="string" office:string-value="Land_MedicalTent_01_white_generic_closed_F">
            <text:p>Land_MedicalTent_01_white_generic_closed_F</text:p>
          </table:table-cell>
          <table:table-cell table:formula="of:=HYPERLINK(&quot;https://community.bistudio.com/wiki/File:Arma3_CfgVehicles_Land_MedicalTent_01_white_generic_closed_F.jpg&quot;;&quot;Tent (Shelter, Closed)&quot;)" office:value-type="string" office:string-value="Tent (Shelter, Closed)">
            <text:p>Tent (Shelter, Clos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generic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generic_inner_F&quot;;&quot;Land_MedicalTent_01_white_generic_inner_F&quot;)" office:value-type="string" office:string-value="Land_MedicalTent_01_white_generic_inner_F">
            <text:p>Land_MedicalTent_01_white_generic_inner_F</text:p>
          </table:table-cell>
          <table:table-cell table:formula="of:=HYPERLINK(&quot;https://community.bistudio.com/wiki/File:Arma3_CfgVehicles_Land_MedicalTent_01_white_generic_inner_F.jpg&quot;;&quot;Tent (Shelter, Inner)&quot;)" office:value-type="string" office:string-value="Tent (Shelter, Inner)">
            <text:p>Tent (Shelter, Inner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generic_inner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generic_open_F&quot;;&quot;Land_MedicalTent_01_white_generic_open_F&quot;)" office:value-type="string" office:string-value="Land_MedicalTent_01_white_generic_open_F">
            <text:p>Land_MedicalTent_01_white_generic_open_F</text:p>
          </table:table-cell>
          <table:table-cell table:formula="of:=HYPERLINK(&quot;https://community.bistudio.com/wiki/File:Arma3_CfgVehicles_Land_MedicalTent_01_white_generic_open_F.jpg&quot;;&quot;Tent (Shelter, Open)&quot;)" office:value-type="string" office:string-value="Tent (Shelter, Open)">
            <text:p>Tent (Shelter, Ope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generic_ope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generic_outer_F&quot;;&quot;Land_MedicalTent_01_white_generic_outer_F&quot;)" office:value-type="string" office:string-value="Land_MedicalTent_01_white_generic_outer_F">
            <text:p>Land_MedicalTent_01_white_generic_outer_F</text:p>
          </table:table-cell>
          <table:table-cell table:formula="of:=HYPERLINK(&quot;https://community.bistudio.com/wiki/File:Arma3_CfgVehicles_Land_MedicalTent_01_white_generic_outer_F.jpg&quot;;&quot;Tent (Shelter, Outer)&quot;)" office:value-type="string" office:string-value="Tent (Shelter, Outer)">
            <text:p>Tent (Shelter, Outer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generic_outer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IDAP_closed_F&quot;;&quot;Land_MedicalTent_01_white_IDAP_closed_F&quot;)" office:value-type="string" office:string-value="Land_MedicalTent_01_white_IDAP_closed_F">
            <text:p>Land_MedicalTent_01_white_IDAP_closed_F</text:p>
          </table:table-cell>
          <table:table-cell table:formula="of:=HYPERLINK(&quot;https://community.bistudio.com/wiki/File:Arma3_CfgVehicles_Land_MedicalTent_01_white_IDAP_closed_F.jpg&quot;;&quot;Tent (Shelter, Closed) [IDAP]&quot;)" office:value-type="string" office:string-value="Tent (Shelter, Closed) [IDAP]">
            <text:p>Tent (Shelter, Closed) [IDAP]</text:p>
          </table:table-cell>
          <table:table-cell office:value-type="string">
            <text:p>0.0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IDAP_closed_F',&quot;&amp;INDIRECT(&quot;D&quot;&amp;ROW())&amp;&quot;,&quot;;&quot;&quot;)" office:value-type="string" office:string-value="'Land_MedicalTent_01_white_IDAP_closed_F',0.01,">
            <text:p>'Land_MedicalTent_01_white_IDAP_closed_F',0.01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IDAP_med_closed_F&quot;;&quot;Land_MedicalTent_01_white_IDAP_med_closed_F&quot;)" office:value-type="string" office:string-value="Land_MedicalTent_01_white_IDAP_med_closed_F">
            <text:p>Land_MedicalTent_01_white_IDAP_med_closed_F</text:p>
          </table:table-cell>
          <table:table-cell table:formula="of:=HYPERLINK(&quot;https://community.bistudio.com/wiki/File:Arma3_CfgVehicles_Land_MedicalTent_01_white_IDAP_med_closed_F.jpg&quot;;&quot;Medical Tent [IDAP]&quot;)" office:value-type="string" office:string-value="Medical Tent [IDAP]">
            <text:p>Medical Tent [IDAP]</text:p>
          </table:table-cell>
          <table:table-cell office:value-type="string">
            <text:p>0.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IDAP_med_closed_F',&quot;&amp;INDIRECT(&quot;D&quot;&amp;ROW())&amp;&quot;,&quot;;&quot;&quot;)" office:value-type="string" office:string-value="'Land_MedicalTent_01_white_IDAP_med_closed_F',0.5,">
            <text:p>'Land_MedicalTent_01_white_IDAP_med_closed_F',0.5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IDAP_open_F&quot;;&quot;Land_MedicalTent_01_white_IDAP_open_F&quot;)" office:value-type="string" office:string-value="Land_MedicalTent_01_white_IDAP_open_F">
            <text:p>Land_MedicalTent_01_white_IDAP_open_F</text:p>
          </table:table-cell>
          <table:table-cell table:formula="of:=HYPERLINK(&quot;https://community.bistudio.com/wiki/File:Arma3_CfgVehicles_Land_MedicalTent_01_white_IDAP_open_F.jpg&quot;;&quot;Tent (Shelter, Open) [IDAP]&quot;)" office:value-type="string" office:string-value="Tent (Shelter, Open) [IDAP]">
            <text:p>Tent (Shelter, Open) [IDAP]</text:p>
          </table:table-cell>
          <table:table-cell office:value-type="string">
            <text:p>0.0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IDAP_open_F',&quot;&amp;INDIRECT(&quot;D&quot;&amp;ROW())&amp;&quot;,&quot;;&quot;&quot;)" office:value-type="string" office:string-value="'Land_MedicalTent_01_white_IDAP_open_F',0.01,">
            <text:p>'Land_MedicalTent_01_white_IDAP_open_F',0.01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IDAP_outer_F&quot;;&quot;Land_MedicalTent_01_white_IDAP_outer_F&quot;)" office:value-type="string" office:string-value="Land_MedicalTent_01_white_IDAP_outer_F">
            <text:p>Land_MedicalTent_01_white_IDAP_outer_F</text:p>
          </table:table-cell>
          <table:table-cell table:formula="of:=HYPERLINK(&quot;https://community.bistudio.com/wiki/File:Arma3_CfgVehicles_Land_MedicalTent_01_white_IDAP_outer_F.jpg&quot;;&quot;Tent (Shelter, Outer) [IDAP]&quot;)" office:value-type="string" office:string-value="Tent (Shelter, Outer) [IDAP]">
            <text:p>Tent (Shelter, Outer) [IDAP]</text:p>
          </table:table-cell>
          <table:table-cell office:value-type="string">
            <text:p>0.0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IDAP_outer_F',&quot;&amp;INDIRECT(&quot;D&quot;&amp;ROW())&amp;&quot;,&quot;;&quot;&quot;)" office:value-type="string" office:string-value="'Land_MedicalTent_01_white_IDAP_outer_F',0.01,">
            <text:p>'Land_MedicalTent_01_white_IDAP_outer_F',0.01,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Vehicle Class</text:p>
          </table:table-cell>
          <table:table-cell office:value-type="string">
            <text:p>Vehicle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Value</text:p>
          </table:table-cell>
          <table:table-cell office:value-type="string">
            <text:p>Max</text:p>
          </table:table-cell>
          <table:table-cell office:value-type="string">
            <text:p>Every</text:p>
          </table:table-cell>
          <table:table-cell table:formula="of:=&quot;In &quot;&amp;[#REF!.$B$2]&amp;&quot; min&quot;" office:value-type="float" office:value="0">
            <text:p>#REF!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Type</text:p>
          </table:table-cell>
          <table:table-cell office:value-type="string">
            <text:p>Group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Value</text:p>
          </table:table-cell>
          <table:table-cell office:value-type="string">
            <text:p>Max</text:p>
          </table:table-cell>
          <table:table-cell office:value-type="string">
            <text:p>Every</text:p>
          </table:table-cell>
          <table:table-cell table:formula="of:=&quot;In &quot;&amp;[#REF!.$B$2]&amp;&quot; min&quot;" office:value-type="float" office:value="0">
            <text:p>#REF!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Export</text:p>
          </table:table-cell>
          <table:table-cell table:number-columns-repeated="8"/>
        </table:table-row>
        <table:table-row table:style-name="ro1">
          <table:table-cell office:value-type="string">
            <text:p>Prefix</text:p>
          </table:table-cell>
          <table:table-cell table:formula="of:=&quot;_&quot;&amp;MID(CELL(&quot;FILENAME&quot;);FIND(&quot;#$&quot;;CELL(&quot;FILENAME&quot;))+2;LEN(CELL(&quot;FILENAME&quot;)))" office:value-type="string" office:string-value="_Sheet1">
            <text:p>_Sheet1</text:p>
          </table:table-cell>
          <table:table-cell table:number-columns-repeated="7"/>
        </table:table-row>
        <table:table-row table:style-name="ro2">
          <table:table-cell table:formula="of:=&quot;Copy the code below and paste it to your script&quot;&amp;CHAR(10)&amp;&quot;Use BIS_fnc_curatorObjectRegisteredTable&quot;&amp;CHAR(10)&amp;&quot;to assign the values to a Curator&quot;" office:value-type="string" office:string-value="Copy the code below and paste it to your script&#10;Use BIS_fnc_curatorObjectRegisteredTable&#10;to assign the values to a Curator">
            <text:p>Copy the code below and paste it to your script<text:line-break/>Use BIS_fnc_curatorObjectRegisteredTable<text:line-break/>to assign the values to a Curato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// Generated by BIS_fnc_exportCuratorCostTable</text:p>
          </table:table-cell>
          <table:table-cell table:number-columns-repeated="8"/>
        </table:table-row>
        <table:table-row table:style-name="ro1">
          <table:table-cell office:value-type="string">
            <text:p>// [["A3_Air_F_Orange_UAV_01","A3_Structures_F_Orange_Humanitarian_Camps","A3_Supplies_F_Orange_CargoNets","A3_Props_F_Orange_Humanitarian_Supplies","A3_Soft_F_Orange_Truck_02","A3_Soft_F_Orange_Van_02","A3_Soft_F_Orange_Offroad_01","A3_Soft_F_Orange_Offroad_02","A3_Air_F_Orange_Heli_Transport_02","","A3_Soft_F_Orange_UGV_01","A3_Air_F_Orange_UAV_06"],"ods","IDAP_costaddons",[3,4]] call BIS_fnc_exportCuratorCostTable;</text:p>
          </table:table-cell>
          <table:table-cell table:number-columns-repeated="8"/>
        </table:table-row>
        <table:table-row table:style-name="ro1">
          <table:table-cell table:formula="of:=&quot;_A3_Air_F_Orange_UAV_01 = [&quot;&amp;[.I5]&amp;&quot;'',0&quot;&amp;&quot;];&quot;" office:value-type="string" office:string-value="_A3_Air_F_Orange_UAV_01 = ['C_IDAP_UAV_01_F',0.1,'',0];">
            <text:p>_A3_Air_F_Orange_UAV_01 = ['C_IDAP_UAV_01_F',0.1,'',0];</text:p>
          </table:table-cell>
          <table:table-cell table:number-columns-repeated="8"/>
        </table:table-row>
        <table:table-row table:style-name="ro1">
          <table:table-cell table:formula="of:=&quot;_A3_Structures_F_Orange_Humanitarian_Camps = [&quot;&amp;[.I99]&amp;[.I100]&amp;[.I101]&amp;[.I102]&amp;[.I103]&amp;[.I104]&amp;[.I105]&amp;[.I106]&amp;[.I107]&amp;[.I108]&amp;[.I109]&amp;[.I110]&amp;[.I111]&amp;[.I112]&amp;[.I113]&amp;&quot;'',0&quot;&amp;&quot;];&quot;" office:value-type="string" office:string-value="_A3_Structures_F_Orange_Humanitarian_Camps = ['Land_MedicalTent_01_floor_dark_F',0.01,'Land_MedicalTent_01_floor_light_F',0.01,'Land_MedicalTent_01_white_IDAP_closed_F',0.01,'Land_MedicalTent_01_white_IDAP_med_closed_F',0.5,'Land_MedicalTent_01_white_IDAP_open_F',0.01,'Land_MedicalTent_01_white_IDAP_outer_F',0.01,'',0];">
            <text:p>_A3_Structures_F_Orange_Humanitarian_Camps = ['Land_MedicalTent_01_floor_dark_F',0.01,'Land_MedicalTent_01_floor_light_F',0.01,'Land_MedicalTent_01_white_IDAP_closed_F',0.01,'Land_MedicalTent_01_white_IDAP_med_closed_F',0.5,'Land_MedicalTent_01_white_IDAP_open_F',0.01,'Land_MedicalTent_01_white_IDAP_outer_F',0.01,'',0];</text:p>
          </table:table-cell>
          <table:table-cell table:number-columns-repeated="8"/>
        </table:table-row>
        <table:table-row table:style-name="ro1">
          <table:table-cell table:formula="of:=&quot;_A3_Supplies_F_Orange_CargoNets = [&quot;&amp;[.I26]&amp;&quot;'',0&quot;&amp;&quot;];&quot;" office:value-type="string" office:string-value="_A3_Supplies_F_Orange_CargoNets = ['C_IDAP_CargoNet_01_supplies_F',0.05,'',0];">
            <text:p>_A3_Supplies_F_Orange_CargoNets = ['C_IDAP_CargoNet_01_supplies_F',0.05,'',0];</text:p>
          </table:table-cell>
          <table:table-cell table:number-columns-repeated="8"/>
        </table:table-row>
        <table:table-row table:style-name="ro1">
          <table:table-cell table:formula="of:=&quot;_A3_Props_F_Orange_Humanitarian_Supplies = [&quot;&amp;[.I27]&amp;[.I28]&amp;[.I29]&amp;[.I30]&amp;[.I31]&amp;[.I32]&amp;[.I48]&amp;[.I49]&amp;[.I50]&amp;[.I51]&amp;[.I52]&amp;[.I53]&amp;[.I54]&amp;[.I55]&amp;[.I56]&amp;[.I57]&amp;[.I58]&amp;[.I59]&amp;[.I60]&amp;[.I61]&amp;[.I62]&amp;[.I63]&amp;[.I64]&amp;[.I65]&amp;[.I66]&amp;[.I67]&amp;[.I68]&amp;[.I69]&amp;[.I70]&amp;[.I71]&amp;[.I72]&amp;[.I73]&amp;[.I74]&amp;[.I75]&amp;[.I76]&amp;[.I77]&amp;[.I78]&amp;[.I79]&amp;[.I80]&amp;[.I81]&amp;[.I82]&amp;[.I83]&amp;[.I84]&amp;[.I85]&amp;[.I86]&amp;[.I87]&amp;[.I88]&amp;[.I89]&amp;[.I90]&amp;[.I91]&amp;[.I92]&amp;[.I93]&amp;[.I94]&amp;[.I95]&amp;[.I96]&amp;[.I97]&amp;[.I98]&amp;&quot;'',0&quot;&amp;&quot;];&quot;" office:value-type="string" office:string-value="_A3_Props_F_Orange_Humanitarian_Supplies = ['Land_PlasticCase_01_large_idap_F',0.05,'Land_PlasticCase_01_medium_idap_F',0.05,'Land_PlasticCase_01_small_idap_F',0.05,'Land_FoodSacks_01_cargo_brown_idap_F',0.05,'Land_FoodSacks_01_cargo_white_idap_F',0.05,'Land_PaperBox_01_small_stacked_F',0.05,'Land_WaterBottle_01_stack_F',0.05,'',0];">
            <text:p>_A3_Props_F_Orange_Humanitarian_Supplies = ['Land_PlasticCase_01_large_idap_F',0.05,'Land_PlasticCase_01_medium_idap_F',0.05,'Land_PlasticCase_01_small_idap_F',0.05,'Land_FoodSacks_01_cargo_brown_idap_F',0.05,'Land_FoodSacks_01_cargo_white_idap_F',0.05,'Land_PaperBox_01_small_stacked_F',0.05,'Land_WaterBottle_01_stack_F',0.05,'',0];</text:p>
          </table:table-cell>
          <table:table-cell table:number-columns-repeated="8"/>
        </table:table-row>
        <table:table-row table:style-name="ro1">
          <table:table-cell table:formula="of:=&quot;_A3_Soft_F_Orange_Truck_02 = [&quot;&amp;[.I12]&amp;[.I13]&amp;[.I23]&amp;&quot;'',0&quot;&amp;&quot;];&quot;" office:value-type="string" office:string-value="_A3_Soft_F_Orange_Truck_02 = ['C_IDAP_Truck_02_F',0.1,'C_IDAP_Truck_02_transport_F',0.1,'C_IDAP_Truck_02_water_F',0.15,'',0];">
            <text:p>_A3_Soft_F_Orange_Truck_02 = ['C_IDAP_Truck_02_F',0.1,'C_IDAP_Truck_02_transport_F',0.1,'C_IDAP_Truck_02_water_F',0.15,'',0];</text:p>
          </table:table-cell>
          <table:table-cell table:number-columns-repeated="8"/>
        </table:table-row>
        <table:table-row table:style-name="ro1">
          <table:table-cell table:formula="of:=&quot;_A3_Soft_F_Orange_Van_02 = [&quot;&amp;[.I14]&amp;[.I15]&amp;[.I16]&amp;[.I17]&amp;[.I18]&amp;[.I19]&amp;[.I20]&amp;[.I44]&amp;[.I45]&amp;[.I46]&amp;[.I47]&amp;&quot;'',0&quot;&amp;&quot;];&quot;" office:value-type="string" office:string-value="_A3_Soft_F_Orange_Van_02 = ['C_IDAP_Van_02_medevac_F',0.2,'C_IDAP_Van_02_transport_F',0.1,'C_IDAP_Van_02_vehicle_F',0.1,'',0];">
            <text:p>_A3_Soft_F_Orange_Van_02 = ['C_IDAP_Van_02_medevac_F',0.2,'C_IDAP_Van_02_transport_F',0.1,'C_IDAP_Van_02_vehicle_F',0.1,'',0];</text:p>
          </table:table-cell>
          <table:table-cell table:number-columns-repeated="8"/>
        </table:table-row>
        <table:table-row table:style-name="ro1">
          <table:table-cell table:formula="of:=&quot;_A3_Soft_F_Orange_Offroad_01 = [&quot;&amp;[.I21]&amp;&quot;'',0&quot;&amp;&quot;];&quot;" office:value-type="string" office:string-value="_A3_Soft_F_Orange_Offroad_01 = ['C_IDAP_Offroad_01_F',0.05,'',0];">
            <text:p>_A3_Soft_F_Orange_Offroad_01 = ['C_IDAP_Offroad_01_F',0.05,'',0];</text:p>
          </table:table-cell>
          <table:table-cell table:number-columns-repeated="8"/>
        </table:table-row>
        <table:table-row table:style-name="ro1">
          <table:table-cell table:formula="of:=&quot;_A3_Soft_F_Orange_Offroad_02 = [&quot;&amp;[.I22]&amp;&quot;'',0&quot;&amp;&quot;];&quot;" office:value-type="string" office:string-value="_A3_Soft_F_Orange_Offroad_02 = ['C_IDAP_Offroad_02_unarmed_F',0.05,'',0];">
            <text:p>_A3_Soft_F_Orange_Offroad_02 = ['C_IDAP_Offroad_02_unarmed_F',0.05,'',0];</text:p>
          </table:table-cell>
          <table:table-cell table:number-columns-repeated="8"/>
        </table:table-row>
        <table:table-row table:style-name="ro1">
          <table:table-cell table:formula="of:=&quot;_A3_Air_F_Orange_Heli_Transport_02 = [&quot;&amp;[.I4]&amp;&quot;'',0&quot;&amp;&quot;];&quot;" office:value-type="string" office:string-value="_A3_Air_F_Orange_Heli_Transport_02 = ['C_IDAP_Heli_Transport_02_F',0.75,'',0];">
            <text:p>_A3_Air_F_Orange_Heli_Transport_02 = ['C_IDAP_Heli_Transport_02_F',0.75,'',0];</text:p>
          </table:table-cell>
          <table:table-cell table:number-columns-repeated="8"/>
        </table:table-row>
        <table:table-row table:style-name="ro1">
          <table:table-cell table:formula="of:=&quot;_A3_Soft_F_Orange_UGV_01 = [&quot;&amp;[.I6]&amp;&quot;'',0&quot;&amp;&quot;];&quot;" office:value-type="string" office:string-value="_A3_Soft_F_Orange_UGV_01 = ['C_IDAP_UGV_01_F',0.3,'',0];">
            <text:p>_A3_Soft_F_Orange_UGV_01 = ['C_IDAP_UGV_01_F',0.3,'',0];</text:p>
          </table:table-cell>
          <table:table-cell table:number-columns-repeated="8"/>
        </table:table-row>
        <table:table-row table:style-name="ro1">
          <table:table-cell table:formula="of:=&quot;_A3_Air_F_Orange_UAV_06 = [&quot;&amp;[.I7]&amp;[.I8]&amp;[.I9]&amp;[.I10]&amp;[.I11]&amp;[.I33]&amp;[.I34]&amp;[.I35]&amp;[.I36]&amp;[.I37]&amp;[.I38]&amp;[.I39]&amp;[.I40]&amp;[.I41]&amp;[.I42]&amp;[.I43]&amp;&quot;'',0&quot;&amp;&quot;];&quot;" office:value-type="string" office:string-value="_A3_Air_F_Orange_UAV_06 = ['C_IDAP_UAV_06_antimine_F',0.3,'C_IDAP_UAV_06_F',0.15,'C_IDAP_UAV_06_medical_F',0.15,'Box_C_IDAP_UAV_06_F',0.05,'Box_C_IDAP_UAV_06_medical_F',0.05,'',0];">
            <text:p>_A3_Air_F_Orange_UAV_06 = ['C_IDAP_UAV_06_antimine_F',0.3,'C_IDAP_UAV_06_F',0.15,'C_IDAP_UAV_06_medical_F',0.15,'Box_C_IDAP_UAV_06_F',0.05,'Box_C_IDAP_UAV_06_medical_F',0.05,'',0];</text:p>
          </table:table-cell>
          <table:table-cell table:number-columns-repeated="8"/>
        </table:table-row>
        <table:table-row table:style-name="ro1">
          <table:table-cell table:formula="of:=[.$B$123]&amp;&quot; = &quot;&amp;&quot;_A3_Air_F_Orange_UAV_01+&quot;&amp;&quot;_A3_Structures_F_Orange_Humanitarian_Camps+&quot;&amp;&quot;_A3_Supplies_F_Orange_CargoNets+&quot;&amp;&quot;_A3_Props_F_Orange_Humanitarian_Supplies+&quot;&amp;&quot;_A3_Soft_F_Orange_Truck_02+&quot;&amp;&quot;_A3_Soft_F_Orange_Van_02+&quot;&amp;&quot;_A3_Soft_F_Orange_Offroad_01+&quot;&amp;&quot;_A3_Soft_F_Orange_Offroad_02+&quot;&amp;&quot;_A3_Air_F_Orange_Heli_Transport_02+&quot;&amp;&quot;_A3_Soft_F_Orange_UGV_01+&quot;&amp;&quot;_A3_Air_F_Orange_UAV_06+&quot;&amp;&quot;[];&quot;" office:value-type="string" office:string-value="_Sheet1 = _A3_Air_F_Orange_UAV_01+_A3_Structures_F_Orange_Humanitarian_Camps+_A3_Supplies_F_Orange_CargoNets+_A3_Props_F_Orange_Humanitarian_Supplies+_A3_Soft_F_Orange_Truck_02+_A3_Soft_F_Orange_Van_02+_A3_Soft_F_Orange_Offroad_01+_A3_Soft_F_Orange_Offroad_02+_A3_Air_F_Orange_Heli_Transport_02+_A3_Soft_F_Orange_UGV_01+_A3_Air_F_Orange_UAV_06+[];">
            <text:p>_Sheet1 = _A3_Air_F_Orange_UAV_01+_A3_Structures_F_Orange_Humanitarian_Camps+_A3_Supplies_F_Orange_CargoNets+_A3_Props_F_Orange_Humanitarian_Supplies+_A3_Soft_F_Orange_Truck_02+_A3_Soft_F_Orange_Van_02+_A3_Soft_F_Orange_Offroad_01+_A3_Soft_F_Orange_Offroad_02+_A3_Air_F_Orange_Heli_Transport_02+_A3_Soft_F_Orange_UGV_01+_A3_Air_F_Orange_UAV_06+[];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Vehicle Class</text:p>
          </table:table-cell>
          <table:table-cell office:value-type="string">
            <text:p>Object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Value</text:p>
          </table:table-cell>
          <table:table-cell office:value-type="string">
            <text:p>Max</text:p>
          </table:table-cell>
          <table:table-cell office:value-type="string">
            <text:p>Every</text:p>
          </table:table-cell>
          <table:table-cell table:formula="of:=&quot;In &quot;&amp;[#REF!.$B$2]&amp;&quot; min&quot;" office:value-type="float" office:value="0">
            <text:p>#REF!</text:p>
          </table:table-cell>
          <table:table-cell office:value-type="string">
            <text:p>Expor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ivilian</text:p>
          </table:table-cell>
          <table:table-cell table:number-columns-repeated="8"/>
        </table:table-row>
        <table:table-row table:style-name="ro1">
          <table:table-cell office:value-type="string">
            <text:p>air</text:p>
          </table:table-cell>
          <table:table-cell table:formula="of:=HYPERLINK(&quot;https://community.bistudio.com/wiki/Arma_3_CfgVehicles_CIV#C_IDAP_Heli_Transport_02_F&quot;;&quot;C_IDAP_Heli_Transport_02_F&quot;)" office:value-type="string" office:string-value="C_IDAP_Heli_Transport_02_F">
            <text:p>C_IDAP_Heli_Transport_02_F</text:p>
          </table:table-cell>
          <table:table-cell table:formula="of:=HYPERLINK(&quot;https://community.bistudio.com/wiki/File:Arma3_CfgVehicles_C_IDAP_Heli_Transport_02_F.jpg&quot;;&quot;EH302&quot;)" office:value-type="string" office:string-value="EH302">
            <text:p>EH302</text:p>
          </table:table-cell>
          <table:table-cell office:value-type="string">
            <text:p>0.7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Heli_Transport_02_F',&quot;&amp;INDIRECT(&quot;D&quot;&amp;ROW())&amp;&quot;,&quot;;&quot;&quot;)" office:value-type="string" office:string-value="'C_IDAP_Heli_Transport_02_F',0.75,">
            <text:p>'C_IDAP_Heli_Transport_02_F',0.75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IDAP_UAV_01_F&quot;;&quot;C_IDAP_UAV_01_F&quot;)" office:value-type="string" office:string-value="C_IDAP_UAV_01_F">
            <text:p>C_IDAP_UAV_01_F</text:p>
          </table:table-cell>
          <table:table-cell table:formula="of:=HYPERLINK(&quot;https://community.bistudio.com/wiki/File:Arma3_CfgVehicles_C_IDAP_UAV_01_F.jpg&quot;;&quot;Drone&quot;)" office:value-type="string" office:string-value="Drone">
            <text:p>Drone</text:p>
          </table:table-cell>
          <table:table-cell office:value-type="string">
            <text:p>0.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UAV_01_F',&quot;&amp;INDIRECT(&quot;D&quot;&amp;ROW())&amp;&quot;,&quot;;&quot;&quot;)" office:value-type="string" office:string-value="'C_IDAP_UAV_01_F',0.1,">
            <text:p>'C_IDAP_UAV_01_F',0.1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IDAP_UGV_01_F&quot;;&quot;C_IDAP_UGV_01_F&quot;)" office:value-type="string" office:string-value="C_IDAP_UGV_01_F">
            <text:p>C_IDAP_UGV_01_F</text:p>
          </table:table-cell>
          <table:table-cell table:formula="of:=HYPERLINK(&quot;https://community.bistudio.com/wiki/File:Arma3_CfgVehicles_C_IDAP_UGV_01_F.jpg&quot;;&quot;UGV&quot;)" office:value-type="string" office:string-value="UGV">
            <text:p>UGV</text:p>
          </table:table-cell>
          <table:table-cell office:value-type="string">
            <text:p>0.3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UGV_01_F',&quot;&amp;INDIRECT(&quot;D&quot;&amp;ROW())&amp;&quot;,&quot;;&quot;&quot;)" office:value-type="string" office:string-value="'C_IDAP_UGV_01_F',0.3,">
            <text:p>'C_IDAP_UGV_01_F',0.3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IDAP_UAV_06_antimine_F&quot;;&quot;C_IDAP_UAV_06_antimine_F&quot;)" office:value-type="string" office:string-value="C_IDAP_UAV_06_antimine_F">
            <text:p>C_IDAP_UAV_06_antimine_F</text:p>
          </table:table-cell>
          <table:table-cell table:formula="of:=HYPERLINK(&quot;https://community.bistudio.com/wiki/File:Arma3_CfgVehicles_C_IDAP_UAV_06_antimine_F.jpg&quot;;&quot;Demining Drone&quot;)" office:value-type="string" office:string-value="Demining Drone">
            <text:p>Demining Drone</text:p>
          </table:table-cell>
          <table:table-cell office:value-type="string">
            <text:p>0.3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UAV_06_antimine_F',&quot;&amp;INDIRECT(&quot;D&quot;&amp;ROW())&amp;&quot;,&quot;;&quot;&quot;)" office:value-type="string" office:string-value="'C_IDAP_UAV_06_antimine_F',0.3,">
            <text:p>'C_IDAP_UAV_06_antimine_F',0.3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IDAP_UAV_06_F&quot;;&quot;C_IDAP_UAV_06_F&quot;)" office:value-type="string" office:string-value="C_IDAP_UAV_06_F">
            <text:p>C_IDAP_UAV_06_F</text:p>
          </table:table-cell>
          <table:table-cell table:formula="of:=HYPERLINK(&quot;https://community.bistudio.com/wiki/File:Arma3_CfgVehicles_C_IDAP_UAV_06_F.jpg&quot;;&quot;Utility Drone&quot;)" office:value-type="string" office:string-value="Utility Drone">
            <text:p>Utility Drone</text:p>
          </table:table-cell>
          <table:table-cell office:value-type="string">
            <text:p>0.1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UAV_06_F',&quot;&amp;INDIRECT(&quot;D&quot;&amp;ROW())&amp;&quot;,&quot;;&quot;&quot;)" office:value-type="string" office:string-value="'C_IDAP_UAV_06_F',0.15,">
            <text:p>'C_IDAP_UAV_06_F',0.15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IDAP_UAV_06_medical_F&quot;;&quot;C_IDAP_UAV_06_medical_F&quot;)" office:value-type="string" office:string-value="C_IDAP_UAV_06_medical_F">
            <text:p>C_IDAP_UAV_06_medical_F</text:p>
          </table:table-cell>
          <table:table-cell table:formula="of:=HYPERLINK(&quot;https://community.bistudio.com/wiki/File:Arma3_CfgVehicles_C_IDAP_UAV_06_medical_F.jpg&quot;;&quot;Utility Drone (Medical)&quot;)" office:value-type="string" office:string-value="Utility Drone (Medical)">
            <text:p>Utility Drone (Medical)</text:p>
          </table:table-cell>
          <table:table-cell office:value-type="string">
            <text:p>0.1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UAV_06_medical_F',&quot;&amp;INDIRECT(&quot;D&quot;&amp;ROW())&amp;&quot;,&quot;;&quot;&quot;)" office:value-type="string" office:string-value="'C_IDAP_UAV_06_medical_F',0.15,">
            <text:p>'C_IDAP_UAV_06_medical_F',0.15,</text:p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UAV_06_F&quot;;&quot;C_UAV_06_F&quot;)" office:value-type="string" office:string-value="C_UAV_06_F">
            <text:p>C_UAV_06_F</text:p>
          </table:table-cell>
          <table:table-cell table:formula="of:=HYPERLINK(&quot;https://community.bistudio.com/wiki/File:Arma3_CfgVehicles_C_UAV_06_F.jpg&quot;;&quot;Utility Drone&quot;)" office:value-type="string" office:string-value="Utility Drone">
            <text:p>Utility Drone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autonomous</text:p>
          </table:table-cell>
          <table:table-cell table:formula="of:=HYPERLINK(&quot;https://community.bistudio.com/wiki/Arma_3_CfgVehicles_CIV#C_UAV_06_medical_F&quot;;&quot;C_UAV_06_medical_F&quot;)" office:value-type="string" office:string-value="C_UAV_06_medical_F">
            <text:p>C_UAV_06_medical_F</text:p>
          </table:table-cell>
          <table:table-cell table:formula="of:=HYPERLINK(&quot;https://community.bistudio.com/wiki/File:Arma3_CfgVehicles_C_UAV_06_medical_F.jpg&quot;;&quot;Utility Drone (Medical)&quot;)" office:value-type="string" office:string-value="Utility Drone (Medical)">
            <text:p>Utility Drone (Medical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Truck_02_F&quot;;&quot;C_IDAP_Truck_02_F&quot;)" office:value-type="string" office:string-value="C_IDAP_Truck_02_F">
            <text:p>C_IDAP_Truck_02_F</text:p>
          </table:table-cell>
          <table:table-cell table:formula="of:=HYPERLINK(&quot;https://community.bistudio.com/wiki/File:Arma3_CfgVehicles_C_IDAP_Truck_02_F.jpg&quot;;&quot;Zamak Transport (Covered)&quot;)" office:value-type="string" office:string-value="Zamak Transport (Covered)">
            <text:p>Zamak Transport (Covered)</text:p>
          </table:table-cell>
          <table:table-cell office:value-type="string">
            <text:p>0.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Truck_02_F',&quot;&amp;INDIRECT(&quot;D&quot;&amp;ROW())&amp;&quot;,&quot;;&quot;&quot;)" office:value-type="string" office:string-value="'C_IDAP_Truck_02_F',0.1,">
            <text:p>'C_IDAP_Truck_02_F',0.1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Truck_02_transport_F&quot;;&quot;C_IDAP_Truck_02_transport_F&quot;)" office:value-type="string" office:string-value="C_IDAP_Truck_02_transport_F">
            <text:p>C_IDAP_Truck_02_transport_F</text:p>
          </table:table-cell>
          <table:table-cell table:formula="of:=HYPERLINK(&quot;https://community.bistudio.com/wiki/File:Arma3_CfgVehicles_C_IDAP_Truck_02_transport_F.jpg&quot;;&quot;Zamak Transport&quot;)" office:value-type="string" office:string-value="Zamak Transport">
            <text:p>Zamak Transport</text:p>
          </table:table-cell>
          <table:table-cell office:value-type="string">
            <text:p>0.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Truck_02_transport_F',&quot;&amp;INDIRECT(&quot;D&quot;&amp;ROW())&amp;&quot;,&quot;;&quot;&quot;)" office:value-type="string" office:string-value="'C_IDAP_Truck_02_transport_F',0.1,">
            <text:p>'C_IDAP_Truck_02_transport_F',0.1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Van_02_medevac_F&quot;;&quot;C_IDAP_Van_02_medevac_F&quot;)" office:value-type="string" office:string-value="C_IDAP_Van_02_medevac_F">
            <text:p>C_IDAP_Van_02_medevac_F</text:p>
          </table:table-cell>
          <table:table-cell table:formula="of:=HYPERLINK(&quot;https://community.bistudio.com/wiki/File:Arma3_CfgVehicles_C_IDAP_Van_02_medevac_F.jpg&quot;;&quot;Van (Ambulance)&quot;)" office:value-type="string" office:string-value="Van (Ambulance)">
            <text:p>Van (Ambulance)</text:p>
          </table:table-cell>
          <table:table-cell office:value-type="string">
            <text:p>0.2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Van_02_medevac_F',&quot;&amp;INDIRECT(&quot;D&quot;&amp;ROW())&amp;&quot;,&quot;;&quot;&quot;)" office:value-type="string" office:string-value="'C_IDAP_Van_02_medevac_F',0.2,">
            <text:p>'C_IDAP_Van_02_medevac_F',0.2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Van_02_transport_F&quot;;&quot;C_IDAP_Van_02_transport_F&quot;)" office:value-type="string" office:string-value="C_IDAP_Van_02_transport_F">
            <text:p>C_IDAP_Van_02_transport_F</text:p>
          </table:table-cell>
          <table:table-cell table:formula="of:=HYPERLINK(&quot;https://community.bistudio.com/wiki/File:Arma3_CfgVehicles_C_IDAP_Van_02_transport_F.jpg&quot;;&quot;Van Transport&quot;)" office:value-type="string" office:string-value="Van Transport">
            <text:p>Van Transport</text:p>
          </table:table-cell>
          <table:table-cell office:value-type="string">
            <text:p>0.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Van_02_transport_F',&quot;&amp;INDIRECT(&quot;D&quot;&amp;ROW())&amp;&quot;,&quot;;&quot;&quot;)" office:value-type="string" office:string-value="'C_IDAP_Van_02_transport_F',0.1,">
            <text:p>'C_IDAP_Van_02_transport_F',0.1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Van_02_vehicle_F&quot;;&quot;C_IDAP_Van_02_vehicle_F&quot;)" office:value-type="string" office:string-value="C_IDAP_Van_02_vehicle_F">
            <text:p>C_IDAP_Van_02_vehicle_F</text:p>
          </table:table-cell>
          <table:table-cell table:formula="of:=HYPERLINK(&quot;https://community.bistudio.com/wiki/File:Arma3_CfgVehicles_C_IDAP_Van_02_vehicle_F.jpg&quot;;&quot;Van (Cargo)&quot;)" office:value-type="string" office:string-value="Van (Cargo)">
            <text:p>Van (Cargo)</text:p>
          </table:table-cell>
          <table:table-cell office:value-type="string">
            <text:p>0.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Van_02_vehicle_F',&quot;&amp;INDIRECT(&quot;D&quot;&amp;ROW())&amp;&quot;,&quot;;&quot;&quot;)" office:value-type="string" office:string-value="'C_IDAP_Van_02_vehicle_F',0.1,">
            <text:p>'C_IDAP_Van_02_vehicle_F',0.1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Van_02_medevac_F&quot;;&quot;C_Van_02_medevac_F&quot;)" office:value-type="string" office:string-value="C_Van_02_medevac_F">
            <text:p>C_Van_02_medevac_F</text:p>
          </table:table-cell>
          <table:table-cell table:formula="of:=HYPERLINK(&quot;https://community.bistudio.com/wiki/File:Arma3_CfgVehicles_C_Van_02_medevac_F.jpg&quot;;&quot;Van (Ambulance)&quot;)" office:value-type="string" office:string-value="Van (Ambulance)">
            <text:p>Van (Ambulanc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Van_02_medevac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Van_02_service_F&quot;;&quot;C_Van_02_service_F&quot;)" office:value-type="string" office:string-value="C_Van_02_service_F">
            <text:p>C_Van_02_service_F</text:p>
          </table:table-cell>
          <table:table-cell table:formula="of:=HYPERLINK(&quot;https://community.bistudio.com/wiki/File:Arma3_CfgVehicles_C_Van_02_service_F.jpg&quot;;&quot;Van (Services)&quot;)" office:value-type="string" office:string-value="Van (Services)">
            <text:p>Van (Services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Van_02_servic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Van_02_transport_F&quot;;&quot;C_Van_02_transport_F&quot;)" office:value-type="string" office:string-value="C_Van_02_transport_F">
            <text:p>C_Van_02_transport_F</text:p>
          </table:table-cell>
          <table:table-cell table:formula="of:=HYPERLINK(&quot;https://community.bistudio.com/wiki/File:Arma3_CfgVehicles_C_Van_02_transport_F.jpg&quot;;&quot;Van Transport&quot;)" office:value-type="string" office:string-value="Van Transport">
            <text:p>Van Transport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Van_02_transport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Van_02_vehicle_F&quot;;&quot;C_Van_02_vehicle_F&quot;)" office:value-type="string" office:string-value="C_Van_02_vehicle_F">
            <text:p>C_Van_02_vehicle_F</text:p>
          </table:table-cell>
          <table:table-cell table:formula="of:=HYPERLINK(&quot;https://community.bistudio.com/wiki/File:Arma3_CfgVehicles_C_Van_02_vehicle_F.jpg&quot;;&quot;Van (Cargo)&quot;)" office:value-type="string" office:string-value="Van (Cargo)">
            <text:p>Van (Cargo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Van_02_vehicl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Offroad_01_F&quot;;&quot;C_IDAP_Offroad_01_F&quot;)" office:value-type="string" office:string-value="C_IDAP_Offroad_01_F">
            <text:p>C_IDAP_Offroad_01_F</text:p>
          </table:table-cell>
          <table:table-cell table:formula="of:=HYPERLINK(&quot;https://community.bistudio.com/wiki/File:Arma3_CfgVehicles_C_IDAP_Offroad_01_F.jpg&quot;;&quot;Offroad&quot;)" office:value-type="string" office:string-value="Offroad">
            <text:p>Offroad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Offroad_01_F',&quot;&amp;INDIRECT(&quot;D&quot;&amp;ROW())&amp;&quot;,&quot;;&quot;&quot;)" office:value-type="string" office:string-value="'C_IDAP_Offroad_01_F',0.05,">
            <text:p>'C_IDAP_Offroad_01_F',0.05,</text:p>
          </table:table-cell>
        </table:table-row>
        <table:table-row table:style-name="ro1">
          <table:table-cell office:value-type="string">
            <text:p>car</text:p>
          </table:table-cell>
          <table:table-cell table:formula="of:=HYPERLINK(&quot;https://community.bistudio.com/wiki/Arma_3_CfgVehicles_CIV#C_IDAP_Offroad_02_unarmed_F&quot;;&quot;C_IDAP_Offroad_02_unarmed_F&quot;)" office:value-type="string" office:string-value="C_IDAP_Offroad_02_unarmed_F">
            <text:p>C_IDAP_Offroad_02_unarmed_F</text:p>
          </table:table-cell>
          <table:table-cell table:formula="of:=HYPERLINK(&quot;https://community.bistudio.com/wiki/File:Arma3_CfgVehicles_C_IDAP_Offroad_02_unarmed_F.jpg&quot;;&quot;MB 4WD&quot;)" office:value-type="string" office:string-value="MB 4WD">
            <text:p>MB 4WD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Offroad_02_unarmed_F',&quot;&amp;INDIRECT(&quot;D&quot;&amp;ROW())&amp;&quot;,&quot;;&quot;&quot;)" office:value-type="string" office:string-value="'C_IDAP_Offroad_02_unarmed_F',0.05,">
            <text:p>'C_IDAP_Offroad_02_unarmed_F',0.05,</text:p>
          </table:table-cell>
        </table:table-row>
        <table:table-row table:style-name="ro1">
          <table:table-cell office:value-type="string">
            <text:p>support</text:p>
          </table:table-cell>
          <table:table-cell table:formula="of:=HYPERLINK(&quot;https://community.bistudio.com/wiki/Arma_3_CfgVehicles_CIV#C_IDAP_Truck_02_water_F&quot;;&quot;C_IDAP_Truck_02_water_F&quot;)" office:value-type="string" office:string-value="C_IDAP_Truck_02_water_F">
            <text:p>C_IDAP_Truck_02_water_F</text:p>
          </table:table-cell>
          <table:table-cell table:formula="of:=HYPERLINK(&quot;https://community.bistudio.com/wiki/File:Arma3_CfgVehicles_C_IDAP_Truck_02_water_F.jpg&quot;;&quot;Zamak Water&quot;)" office:value-type="string" office:string-value="Zamak Water">
            <text:p>Zamak Water</text:p>
          </table:table-cell>
          <table:table-cell office:value-type="string">
            <text:p>0.1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Truck_02_water_F',&quot;&amp;INDIRECT(&quot;D&quot;&amp;ROW())&amp;&quot;,&quot;;&quot;&quot;)" office:value-type="string" office:string-value="'C_IDAP_Truck_02_water_F',0.15,">
            <text:p>'C_IDAP_Truck_02_water_F',0.15,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Unknown</text:p>
          </table:table-cell>
          <table:table-cell table:number-columns-repeated="8"/>
        </table:table-row>
        <table:table-row table:style-name="ro1">
          <table:table-cell office:value-type="string">
            <text:p>ammo</text:p>
          </table:table-cell>
          <table:table-cell table:formula="of:=HYPERLINK(&quot;https://community.bistudio.com/wiki/Arma_3_CfgVehicles_EMPTY#B_CargoNet_01_ammo_F&quot;;&quot;B_CargoNet_01_ammo_F&quot;)" office:value-type="string" office:string-value="B_CargoNet_01_ammo_F">
            <text:p>B_CargoNet_01_ammo_F</text:p>
          </table:table-cell>
          <table:table-cell table:formula="of:=HYPERLINK(&quot;https://community.bistudio.com/wiki/File:Arma3_CfgVehicles_B_CargoNet_01_ammo_F.jpg&quot;;&quot;Cargo Net [NATO]&quot;)" office:value-type="string" office:string-value="Cargo Net [NATO]">
            <text:p>Cargo Net [NATO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_CargoNet_01_ammo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ammo</text:p>
          </table:table-cell>
          <table:table-cell table:formula="of:=HYPERLINK(&quot;https://community.bistudio.com/wiki/Arma_3_CfgVehicles_EMPTY#I_CargoNet_01_ammo_F&quot;;&quot;I_CargoNet_01_ammo_F&quot;)" office:value-type="string" office:string-value="I_CargoNet_01_ammo_F">
            <text:p>I_CargoNet_01_ammo_F</text:p>
          </table:table-cell>
          <table:table-cell table:formula="of:=HYPERLINK(&quot;https://community.bistudio.com/wiki/File:Arma3_CfgVehicles_I_CargoNet_01_ammo_F.jpg&quot;;&quot;Cargo Net [AAF]&quot;)" office:value-type="string" office:string-value="Cargo Net [AAF]">
            <text:p>Cargo Net [AAF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I_CargoNet_01_ammo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ammo</text:p>
          </table:table-cell>
          <table:table-cell table:formula="of:=HYPERLINK(&quot;https://community.bistudio.com/wiki/Arma_3_CfgVehicles_EMPTY#O_CargoNet_01_ammo_F&quot;;&quot;O_CargoNet_01_ammo_F&quot;)" office:value-type="string" office:string-value="O_CargoNet_01_ammo_F">
            <text:p>O_CargoNet_01_ammo_F</text:p>
          </table:table-cell>
          <table:table-cell table:formula="of:=HYPERLINK(&quot;https://community.bistudio.com/wiki/File:Arma3_CfgVehicles_O_CargoNet_01_ammo_F.jpg&quot;;&quot;Cargo Net [CSAT]&quot;)" office:value-type="string" office:string-value="Cargo Net [CSAT]">
            <text:p>Cargo Net [CSAT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O_CargoNet_01_ammo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C_IDAP_CargoNet_01_supplies_F&quot;;&quot;C_IDAP_CargoNet_01_supplies_F&quot;)" office:value-type="string" office:string-value="C_IDAP_CargoNet_01_supplies_F">
            <text:p>C_IDAP_CargoNet_01_supplies_F</text:p>
          </table:table-cell>
          <table:table-cell table:formula="of:=HYPERLINK(&quot;https://community.bistudio.com/wiki/File:Arma3_CfgVehicles_C_IDAP_CargoNet_01_supplies_F.jpg&quot;;&quot;Cargo Net [IDAP]&quot;)" office:value-type="string" office:string-value="Cargo Net [IDAP]">
            <text:p>Cargo Net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_IDAP_CargoNet_01_supplies_F',&quot;&amp;INDIRECT(&quot;D&quot;&amp;ROW())&amp;&quot;,&quot;;&quot;&quot;)" office:value-type="string" office:string-value="'C_IDAP_CargoNet_01_supplies_F',0.05,">
            <text:p>'C_IDAP_CargoNet_01_supplies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large_gray_F&quot;;&quot;Land_PlasticCase_01_large_gray_F&quot;)" office:value-type="string" office:string-value="Land_PlasticCase_01_large_gray_F">
            <text:p>Land_PlasticCase_01_large_gray_F</text:p>
          </table:table-cell>
          <table:table-cell table:formula="of:=HYPERLINK(&quot;https://community.bistudio.com/wiki/File:Arma3_CfgVehicles_Land_PlasticCase_01_large_gray_F.jpg&quot;;&quot;Plastic Case (Large, Gray)&quot;)" office:value-type="string" office:string-value="Plastic Case (Large, Gray)">
            <text:p>Plastic Case (Large, Gra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large_gra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large_idap_F&quot;;&quot;Land_PlasticCase_01_large_idap_F&quot;)" office:value-type="string" office:string-value="Land_PlasticCase_01_large_idap_F">
            <text:p>Land_PlasticCase_01_large_idap_F</text:p>
          </table:table-cell>
          <table:table-cell table:formula="of:=HYPERLINK(&quot;https://community.bistudio.com/wiki/File:Arma3_CfgVehicles_Land_PlasticCase_01_large_idap_F.jpg&quot;;&quot;Plastic Case (Large, White) [IDAP]&quot;)" office:value-type="string" office:string-value="Plastic Case (Large, White) [IDAP]">
            <text:p>Plastic Case (Large, White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large_idap_F',&quot;&amp;INDIRECT(&quot;D&quot;&amp;ROW())&amp;&quot;,&quot;;&quot;&quot;)" office:value-type="string" office:string-value="'Land_PlasticCase_01_large_idap_F',0.05,">
            <text:p>'Land_PlasticCase_01_large_idap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medium_gray_F&quot;;&quot;Land_PlasticCase_01_medium_gray_F&quot;)" office:value-type="string" office:string-value="Land_PlasticCase_01_medium_gray_F">
            <text:p>Land_PlasticCase_01_medium_gray_F</text:p>
          </table:table-cell>
          <table:table-cell table:formula="of:=HYPERLINK(&quot;https://community.bistudio.com/wiki/File:Arma3_CfgVehicles_Land_PlasticCase_01_medium_gray_F.jpg&quot;;&quot;Plastic Case (Medium, Gray)&quot;)" office:value-type="string" office:string-value="Plastic Case (Medium, Gray)">
            <text:p>Plastic Case (Medium, Gra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medium_gra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medium_idap_F&quot;;&quot;Land_PlasticCase_01_medium_idap_F&quot;)" office:value-type="string" office:string-value="Land_PlasticCase_01_medium_idap_F">
            <text:p>Land_PlasticCase_01_medium_idap_F</text:p>
          </table:table-cell>
          <table:table-cell table:formula="of:=HYPERLINK(&quot;https://community.bistudio.com/wiki/File:Arma3_CfgVehicles_Land_PlasticCase_01_medium_idap_F.jpg&quot;;&quot;Plastic Case (Medium, White) [IDAP]&quot;)" office:value-type="string" office:string-value="Plastic Case (Medium, White) [IDAP]">
            <text:p>Plastic Case (Medium, White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medium_idap_F',&quot;&amp;INDIRECT(&quot;D&quot;&amp;ROW())&amp;&quot;,&quot;;&quot;&quot;)" office:value-type="string" office:string-value="'Land_PlasticCase_01_medium_idap_F',0.05,">
            <text:p>'Land_PlasticCase_01_medium_idap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small_gray_F&quot;;&quot;Land_PlasticCase_01_small_gray_F&quot;)" office:value-type="string" office:string-value="Land_PlasticCase_01_small_gray_F">
            <text:p>Land_PlasticCase_01_small_gray_F</text:p>
          </table:table-cell>
          <table:table-cell table:formula="of:=HYPERLINK(&quot;https://community.bistudio.com/wiki/File:Arma3_CfgVehicles_Land_PlasticCase_01_small_gray_F.jpg&quot;;&quot;Plastic Case (Small, Gray)&quot;)" office:value-type="string" office:string-value="Plastic Case (Small, Gray)">
            <text:p>Plastic Case (Small, Gra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small_gra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small_idap_F&quot;;&quot;Land_PlasticCase_01_small_idap_F&quot;)" office:value-type="string" office:string-value="Land_PlasticCase_01_small_idap_F">
            <text:p>Land_PlasticCase_01_small_idap_F</text:p>
          </table:table-cell>
          <table:table-cell table:formula="of:=HYPERLINK(&quot;https://community.bistudio.com/wiki/File:Arma3_CfgVehicles_Land_PlasticCase_01_small_idap_F.jpg&quot;;&quot;Plastic Case (Small, White) [IDAP]&quot;)" office:value-type="string" office:string-value="Plastic Case (Small, White) [IDAP]">
            <text:p>Plastic Case (Small, White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small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B_UAV_06_F&quot;;&quot;Box_B_UAV_06_F&quot;)" office:value-type="string" office:string-value="Box_B_UAV_06_F">
            <text:p>Box_B_UAV_06_F</text:p>
          </table:table-cell>
          <table:table-cell table:formula="of:=HYPERLINK(&quot;https://community.bistudio.com/wiki/File:Arma3_CfgVehicles_Box_B_UAV_06_F.jpg&quot;;&quot;AL-6 Case [NATO]&quot;)" office:value-type="string" office:string-value="AL-6 Case [NATO]">
            <text:p>AL-6 Case [NATO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B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B_UAV_06_medical_F&quot;;&quot;Box_B_UAV_06_medical_F&quot;)" office:value-type="string" office:string-value="Box_B_UAV_06_medical_F">
            <text:p>Box_B_UAV_06_medical_F</text:p>
          </table:table-cell>
          <table:table-cell table:formula="of:=HYPERLINK(&quot;https://community.bistudio.com/wiki/File:Arma3_CfgVehicles_Box_B_UAV_06_medical_F.jpg&quot;;&quot;AL-6 Case (Medical) [NATO]&quot;)" office:value-type="string" office:string-value="AL-6 Case (Medical) [NATO]">
            <text:p>AL-6 Case (Medical) [NATO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B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C_IDAP_UAV_06_F&quot;;&quot;Box_C_IDAP_UAV_06_F&quot;)" office:value-type="string" office:string-value="Box_C_IDAP_UAV_06_F">
            <text:p>Box_C_IDAP_UAV_06_F</text:p>
          </table:table-cell>
          <table:table-cell table:formula="of:=HYPERLINK(&quot;https://community.bistudio.com/wiki/File:Arma3_CfgVehicles_Box_C_IDAP_UAV_06_F.jpg&quot;;&quot;Utility Drone Case [IDAP]&quot;)" office:value-type="string" office:string-value="Utility Drone Case [IDAP]">
            <text:p>Utility Drone Case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C_IDAP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C_IDAP_UAV_06_medical_F&quot;;&quot;Box_C_IDAP_UAV_06_medical_F&quot;)" office:value-type="string" office:string-value="Box_C_IDAP_UAV_06_medical_F">
            <text:p>Box_C_IDAP_UAV_06_medical_F</text:p>
          </table:table-cell>
          <table:table-cell table:formula="of:=HYPERLINK(&quot;https://community.bistudio.com/wiki/File:Arma3_CfgVehicles_Box_C_IDAP_UAV_06_medical_F.jpg&quot;;&quot;Utility Drone Case (Medical) [IDAP]&quot;)" office:value-type="string" office:string-value="Utility Drone Case (Medical) [IDAP]">
            <text:p>Utility Drone Case (Medical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C_IDAP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C_UAV_06_F&quot;;&quot;Box_C_UAV_06_F&quot;)" office:value-type="string" office:string-value="Box_C_UAV_06_F">
            <text:p>Box_C_UAV_06_F</text:p>
          </table:table-cell>
          <table:table-cell table:formula="of:=HYPERLINK(&quot;https://community.bistudio.com/wiki/File:Arma3_CfgVehicles_Box_C_UAV_06_F.jpg&quot;;&quot;Utility Drone Case&quot;)" office:value-type="string" office:string-value="Utility Drone Case">
            <text:p>Utility Drone Case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C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C_UAV_06_medical_F&quot;;&quot;Box_C_UAV_06_medical_F&quot;)" office:value-type="string" office:string-value="Box_C_UAV_06_medical_F">
            <text:p>Box_C_UAV_06_medical_F</text:p>
          </table:table-cell>
          <table:table-cell table:formula="of:=HYPERLINK(&quot;https://community.bistudio.com/wiki/File:Arma3_CfgVehicles_Box_C_UAV_06_medical_F.jpg&quot;;&quot;Utility Drone Case (Medical)&quot;)" office:value-type="string" office:string-value="Utility Drone Case (Medical)">
            <text:p>Utility Drone Case (Medical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C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C_UAV_06_Swifd_F&quot;;&quot;Box_C_UAV_06_Swifd_F&quot;)" office:value-type="string" office:string-value="Box_C_UAV_06_Swifd_F">
            <text:p>Box_C_UAV_06_Swifd_F</text:p>
          </table:table-cell>
          <table:table-cell table:formula="of:=HYPERLINK(&quot;https://community.bistudio.com/wiki/File:Arma3_CfgVehicles_Box_C_UAV_06_Swifd_F.jpg&quot;;&quot;Utility Drone Case (Swifd)&quot;)" office:value-type="string" office:string-value="Utility Drone Case (Swifd)">
            <text:p>Utility Drone Case (Swif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C_UAV_06_Swif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I_UAV_06_F&quot;;&quot;Box_I_UAV_06_F&quot;)" office:value-type="string" office:string-value="Box_I_UAV_06_F">
            <text:p>Box_I_UAV_06_F</text:p>
          </table:table-cell>
          <table:table-cell table:formula="of:=HYPERLINK(&quot;https://community.bistudio.com/wiki/File:Arma3_CfgVehicles_Box_I_UAV_06_F.jpg&quot;;&quot;AL-6 Case [AAF]&quot;)" office:value-type="string" office:string-value="AL-6 Case [AAF]">
            <text:p>AL-6 Case [AAF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I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I_UAV_06_medical_F&quot;;&quot;Box_I_UAV_06_medical_F&quot;)" office:value-type="string" office:string-value="Box_I_UAV_06_medical_F">
            <text:p>Box_I_UAV_06_medical_F</text:p>
          </table:table-cell>
          <table:table-cell table:formula="of:=HYPERLINK(&quot;https://community.bistudio.com/wiki/File:Arma3_CfgVehicles_Box_I_UAV_06_medical_F.jpg&quot;;&quot;AL-6 Case (Medical) [AAF]&quot;)" office:value-type="string" office:string-value="AL-6 Case (Medical) [AAF]">
            <text:p>AL-6 Case (Medical) [AAF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I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O_UAV_06_F&quot;;&quot;Box_O_UAV_06_F&quot;)" office:value-type="string" office:string-value="Box_O_UAV_06_F">
            <text:p>Box_O_UAV_06_F</text:p>
          </table:table-cell>
          <table:table-cell table:formula="of:=HYPERLINK(&quot;https://community.bistudio.com/wiki/File:Arma3_CfgVehicles_Box_O_UAV_06_F.jpg&quot;;&quot;AL-6 Case [CSAT]&quot;)" office:value-type="string" office:string-value="AL-6 Case [CSAT]">
            <text:p>AL-6 Case [CSAT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O_UAV_06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Box_O_UAV_06_medical_F&quot;;&quot;Box_O_UAV_06_medical_F&quot;)" office:value-type="string" office:string-value="Box_O_UAV_06_medical_F">
            <text:p>Box_O_UAV_06_medical_F</text:p>
          </table:table-cell>
          <table:table-cell table:formula="of:=HYPERLINK(&quot;https://community.bistudio.com/wiki/File:Arma3_CfgVehicles_Box_O_UAV_06_medical_F.jpg&quot;;&quot;AL-6 Case (Medical) [CSAT]&quot;)" office:value-type="string" office:string-value="AL-6 Case (Medical) [CSAT]">
            <text:p>AL-6 Case (Medical) [CSAT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Box_O_UAV_06_medica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MetalCase_01_large_F&quot;;&quot;Land_MetalCase_01_large_F&quot;)" office:value-type="string" office:string-value="Land_MetalCase_01_large_F">
            <text:p>Land_MetalCase_01_large_F</text:p>
          </table:table-cell>
          <table:table-cell table:formula="of:=HYPERLINK(&quot;https://community.bistudio.com/wiki/File:Arma3_CfgVehicles_Land_MetalCase_01_large_F.jpg&quot;;&quot;Metal Case (Large)&quot;)" office:value-type="string" office:string-value="Metal Case (Large)">
            <text:p>Metal Case (Large)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talCase_01_large_F',&quot;&amp;INDIRECT(&quot;D&quot;&amp;ROW())&amp;&quot;,&quot;;&quot;&quot;)" office:value-type="string" office:string-value="'Land_MetalCase_01_large_F',0.05,">
            <text:p>'Land_MetalCase_01_large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MetalCase_01_medium_F&quot;;&quot;Land_MetalCase_01_medium_F&quot;)" office:value-type="string" office:string-value="Land_MetalCase_01_medium_F">
            <text:p>Land_MetalCase_01_medium_F</text:p>
          </table:table-cell>
          <table:table-cell table:formula="of:=HYPERLINK(&quot;https://community.bistudio.com/wiki/File:Arma3_CfgVehicles_Land_MetalCase_01_medium_F.jpg&quot;;&quot;Metal Case (Medium)&quot;)" office:value-type="string" office:string-value="Metal Case (Medium)">
            <text:p>Metal Case (Medium)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talCase_01_medium_F',&quot;&amp;INDIRECT(&quot;D&quot;&amp;ROW())&amp;&quot;,&quot;;&quot;&quot;)" office:value-type="string" office:string-value="'Land_MetalCase_01_medium_F',0.05,">
            <text:p>'Land_MetalCase_01_medium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MetalCase_01_small_F&quot;;&quot;Land_MetalCase_01_small_F&quot;)" office:value-type="string" office:string-value="Land_MetalCase_01_small_F">
            <text:p>Land_MetalCase_01_small_F</text:p>
          </table:table-cell>
          <table:table-cell table:formula="of:=HYPERLINK(&quot;https://community.bistudio.com/wiki/File:Arma3_CfgVehicles_Land_MetalCase_01_small_F.jpg&quot;;&quot;Metal Case (Small)&quot;)" office:value-type="string" office:string-value="Metal Case (Small)">
            <text:p>Metal Case (Small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talCase_01_smal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large_F&quot;;&quot;Land_PlasticCase_01_large_F&quot;)" office:value-type="string" office:string-value="Land_PlasticCase_01_large_F">
            <text:p>Land_PlasticCase_01_large_F</text:p>
          </table:table-cell>
          <table:table-cell table:formula="of:=HYPERLINK(&quot;https://community.bistudio.com/wiki/File:Arma3_CfgVehicles_Land_PlasticCase_01_large_F.jpg&quot;;&quot;Plastic Case (Large)&quot;)" office:value-type="string" office:string-value="Plastic Case (Large)">
            <text:p>Plastic Case (Large)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large_F',&quot;&amp;INDIRECT(&quot;D&quot;&amp;ROW())&amp;&quot;,&quot;;&quot;&quot;)" office:value-type="string" office:string-value="'Land_PlasticCase_01_large_F',0.05,">
            <text:p>'Land_PlasticCase_01_large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medium_F&quot;;&quot;Land_PlasticCase_01_medium_F&quot;)" office:value-type="string" office:string-value="Land_PlasticCase_01_medium_F">
            <text:p>Land_PlasticCase_01_medium_F</text:p>
          </table:table-cell>
          <table:table-cell table:formula="of:=HYPERLINK(&quot;https://community.bistudio.com/wiki/File:Arma3_CfgVehicles_Land_PlasticCase_01_medium_F.jpg&quot;;&quot;Plastic Case (Medium)&quot;)" office:value-type="string" office:string-value="Plastic Case (Medium)">
            <text:p>Plastic Case (Medium)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medium_F',&quot;&amp;INDIRECT(&quot;D&quot;&amp;ROW())&amp;&quot;,&quot;;&quot;&quot;)" office:value-type="string" office:string-value="'Land_PlasticCase_01_medium_F',0.05,">
            <text:p>'Land_PlasticCase_01_medium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PlasticCase_01_small_F&quot;;&quot;Land_PlasticCase_01_small_F&quot;)" office:value-type="string" office:string-value="Land_PlasticCase_01_small_F">
            <text:p>Land_PlasticCase_01_small_F</text:p>
          </table:table-cell>
          <table:table-cell table:formula="of:=HYPERLINK(&quot;https://community.bistudio.com/wiki/File:Arma3_CfgVehicles_Land_PlasticCase_01_small_F.jpg&quot;;&quot;Plastic Case (Small)&quot;)" office:value-type="string" office:string-value="Plastic Case (Small)">
            <text:p>Plastic Case (Small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Case_01_smal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blue_F&quot;;&quot;Land_Cargo20_blue_F&quot;)" office:value-type="string" office:string-value="Land_Cargo20_blue_F">
            <text:p>Land_Cargo20_blue_F</text:p>
          </table:table-cell>
          <table:table-cell table:formula="of:=HYPERLINK(&quot;https://community.bistudio.com/wiki/File:Arma3_CfgVehicles_Land_Cargo20_blue_F.jpg&quot;;&quot;Cargo Container (Medium, Blue)&quot;)" office:value-type="string" office:string-value="Cargo Container (Medium, Blue)">
            <text:p>Cargo Container (Medium, Blu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blu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brick_red_F&quot;;&quot;Land_Cargo20_brick_red_F&quot;)" office:value-type="string" office:string-value="Land_Cargo20_brick_red_F">
            <text:p>Land_Cargo20_brick_red_F</text:p>
          </table:table-cell>
          <table:table-cell table:formula="of:=HYPERLINK(&quot;https://community.bistudio.com/wiki/File:Arma3_CfgVehicles_Land_Cargo20_brick_red_F.jpg&quot;;&quot;Cargo Container (Medium, Brick Red)&quot;)" office:value-type="string" office:string-value="Cargo Container (Medium, Brick Red)">
            <text:p>Cargo Container (Medium, Brick R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brick_r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cyan_F&quot;;&quot;Land_Cargo20_cyan_F&quot;)" office:value-type="string" office:string-value="Land_Cargo20_cyan_F">
            <text:p>Land_Cargo20_cyan_F</text:p>
          </table:table-cell>
          <table:table-cell table:formula="of:=HYPERLINK(&quot;https://community.bistudio.com/wiki/File:Arma3_CfgVehicles_Land_Cargo20_cyan_F.jpg&quot;;&quot;Cargo Container (Medium, Cyan)&quot;)" office:value-type="string" office:string-value="Cargo Container (Medium, Cyan)">
            <text:p>Cargo Container (Medium, Cya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cya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grey_F&quot;;&quot;Land_Cargo20_grey_F&quot;)" office:value-type="string" office:string-value="Land_Cargo20_grey_F">
            <text:p>Land_Cargo20_grey_F</text:p>
          </table:table-cell>
          <table:table-cell table:formula="of:=HYPERLINK(&quot;https://community.bistudio.com/wiki/File:Arma3_CfgVehicles_Land_Cargo20_grey_F.jpg&quot;;&quot;Cargo Container (Medium, Grey)&quot;)" office:value-type="string" office:string-value="Cargo Container (Medium, Grey)">
            <text:p>Cargo Container (Medium, Gre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gre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light_blue_F&quot;;&quot;Land_Cargo20_light_blue_F&quot;)" office:value-type="string" office:string-value="Land_Cargo20_light_blue_F">
            <text:p>Land_Cargo20_light_blue_F</text:p>
          </table:table-cell>
          <table:table-cell table:formula="of:=HYPERLINK(&quot;https://community.bistudio.com/wiki/File:Arma3_CfgVehicles_Land_Cargo20_light_blue_F.jpg&quot;;&quot;Cargo Container (Medium, Light Blue)&quot;)" office:value-type="string" office:string-value="Cargo Container (Medium, Light Blue)">
            <text:p>Cargo Container (Medium, Light Blu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light_blu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light_green_F&quot;;&quot;Land_Cargo20_light_green_F&quot;)" office:value-type="string" office:string-value="Land_Cargo20_light_green_F">
            <text:p>Land_Cargo20_light_green_F</text:p>
          </table:table-cell>
          <table:table-cell table:formula="of:=HYPERLINK(&quot;https://community.bistudio.com/wiki/File:Arma3_CfgVehicles_Land_Cargo20_light_green_F.jpg&quot;;&quot;Cargo Container (Medium, Light Green)&quot;)" office:value-type="string" office:string-value="Cargo Container (Medium, Light Green)">
            <text:p>Cargo Container (Medium, Light Gree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light_gree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military_green_F&quot;;&quot;Land_Cargo20_military_green_F&quot;)" office:value-type="string" office:string-value="Land_Cargo20_military_green_F">
            <text:p>Land_Cargo20_military_green_F</text:p>
          </table:table-cell>
          <table:table-cell table:formula="of:=HYPERLINK(&quot;https://community.bistudio.com/wiki/File:Arma3_CfgVehicles_Land_Cargo20_military_green_F.jpg&quot;;&quot;Cargo Container (Medium, Military Green)&quot;)" office:value-type="string" office:string-value="Cargo Container (Medium, Military Green)">
            <text:p>Cargo Container (Medium, Military Gree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military_gree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orange_F&quot;;&quot;Land_Cargo20_orange_F&quot;)" office:value-type="string" office:string-value="Land_Cargo20_orange_F">
            <text:p>Land_Cargo20_orange_F</text:p>
          </table:table-cell>
          <table:table-cell table:formula="of:=HYPERLINK(&quot;https://community.bistudio.com/wiki/File:Arma3_CfgVehicles_Land_Cargo20_orange_F.jpg&quot;;&quot;Cargo Container (Medium, Orange)&quot;)" office:value-type="string" office:string-value="Cargo Container (Medium, Orange)">
            <text:p>Cargo Container (Medium, Orang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orang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red_F&quot;;&quot;Land_Cargo20_red_F&quot;)" office:value-type="string" office:string-value="Land_Cargo20_red_F">
            <text:p>Land_Cargo20_red_F</text:p>
          </table:table-cell>
          <table:table-cell table:formula="of:=HYPERLINK(&quot;https://community.bistudio.com/wiki/File:Arma3_CfgVehicles_Land_Cargo20_red_F.jpg&quot;;&quot;Cargo Container (Medium, Red)&quot;)" office:value-type="string" office:string-value="Cargo Container (Medium, Red)">
            <text:p>Cargo Container (Medium, R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r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sand_F&quot;;&quot;Land_Cargo20_sand_F&quot;)" office:value-type="string" office:string-value="Land_Cargo20_sand_F">
            <text:p>Land_Cargo20_sand_F</text:p>
          </table:table-cell>
          <table:table-cell table:formula="of:=HYPERLINK(&quot;https://community.bistudio.com/wiki/File:Arma3_CfgVehicles_Land_Cargo20_sand_F.jpg&quot;;&quot;Cargo Container (Medium, Sand)&quot;)" office:value-type="string" office:string-value="Cargo Container (Medium, Sand)">
            <text:p>Cargo Container (Medium, San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san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white_F&quot;;&quot;Land_Cargo20_white_F&quot;)" office:value-type="string" office:string-value="Land_Cargo20_white_F">
            <text:p>Land_Cargo20_white_F</text:p>
          </table:table-cell>
          <table:table-cell table:formula="of:=HYPERLINK(&quot;https://community.bistudio.com/wiki/File:Arma3_CfgVehicles_Land_Cargo20_white_F.jpg&quot;;&quot;Cargo Container (Medium, White)&quot;)" office:value-type="string" office:string-value="Cargo Container (Medium, White)">
            <text:p>Cargo Container (Medium, Whit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whit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20_yellow_F&quot;;&quot;Land_Cargo20_yellow_F&quot;)" office:value-type="string" office:string-value="Land_Cargo20_yellow_F">
            <text:p>Land_Cargo20_yellow_F</text:p>
          </table:table-cell>
          <table:table-cell table:formula="of:=HYPERLINK(&quot;https://community.bistudio.com/wiki/File:Arma3_CfgVehicles_Land_Cargo20_yellow_F.jpg&quot;;&quot;Cargo Container (Medium, Yellow)&quot;)" office:value-type="string" office:string-value="Cargo Container (Medium, Yellow)">
            <text:p>Cargo Container (Medium, Yellow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20_yellow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blue_F&quot;;&quot;Land_Cargo40_blue_F&quot;)" office:value-type="string" office:string-value="Land_Cargo40_blue_F">
            <text:p>Land_Cargo40_blue_F</text:p>
          </table:table-cell>
          <table:table-cell table:formula="of:=HYPERLINK(&quot;https://community.bistudio.com/wiki/File:Arma3_CfgVehicles_Land_Cargo40_blue_F.jpg&quot;;&quot;Cargo Container (Long, Blue)&quot;)" office:value-type="string" office:string-value="Cargo Container (Long, Blue)">
            <text:p>Cargo Container (Long, Blu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blu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brick_red_F&quot;;&quot;Land_Cargo40_brick_red_F&quot;)" office:value-type="string" office:string-value="Land_Cargo40_brick_red_F">
            <text:p>Land_Cargo40_brick_red_F</text:p>
          </table:table-cell>
          <table:table-cell table:formula="of:=HYPERLINK(&quot;https://community.bistudio.com/wiki/File:Arma3_CfgVehicles_Land_Cargo40_brick_red_F.jpg&quot;;&quot;Cargo Container (Long, Brick Red)&quot;)" office:value-type="string" office:string-value="Cargo Container (Long, Brick Red)">
            <text:p>Cargo Container (Long, Brick R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brick_r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cyan_F&quot;;&quot;Land_Cargo40_cyan_F&quot;)" office:value-type="string" office:string-value="Land_Cargo40_cyan_F">
            <text:p>Land_Cargo40_cyan_F</text:p>
          </table:table-cell>
          <table:table-cell table:formula="of:=HYPERLINK(&quot;https://community.bistudio.com/wiki/File:Arma3_CfgVehicles_Land_Cargo40_cyan_F.jpg&quot;;&quot;Cargo Container (Long, Cyan)&quot;)" office:value-type="string" office:string-value="Cargo Container (Long, Cyan)">
            <text:p>Cargo Container (Long, Cya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cya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grey_F&quot;;&quot;Land_Cargo40_grey_F&quot;)" office:value-type="string" office:string-value="Land_Cargo40_grey_F">
            <text:p>Land_Cargo40_grey_F</text:p>
          </table:table-cell>
          <table:table-cell table:formula="of:=HYPERLINK(&quot;https://community.bistudio.com/wiki/File:Arma3_CfgVehicles_Land_Cargo40_grey_F.jpg&quot;;&quot;Cargo Container (Long, Grey)&quot;)" office:value-type="string" office:string-value="Cargo Container (Long, Grey)">
            <text:p>Cargo Container (Long, Gre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gre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light_blue_F&quot;;&quot;Land_Cargo40_light_blue_F&quot;)" office:value-type="string" office:string-value="Land_Cargo40_light_blue_F">
            <text:p>Land_Cargo40_light_blue_F</text:p>
          </table:table-cell>
          <table:table-cell table:formula="of:=HYPERLINK(&quot;https://community.bistudio.com/wiki/File:Arma3_CfgVehicles_Land_Cargo40_light_blue_F.jpg&quot;;&quot;Cargo Container (Long, Light Blue)&quot;)" office:value-type="string" office:string-value="Cargo Container (Long, Light Blue)">
            <text:p>Cargo Container (Long, Light Blu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light_blu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light_green_F&quot;;&quot;Land_Cargo40_light_green_F&quot;)" office:value-type="string" office:string-value="Land_Cargo40_light_green_F">
            <text:p>Land_Cargo40_light_green_F</text:p>
          </table:table-cell>
          <table:table-cell table:formula="of:=HYPERLINK(&quot;https://community.bistudio.com/wiki/File:Arma3_CfgVehicles_Land_Cargo40_light_green_F.jpg&quot;;&quot;Cargo Container (Long, Light Green)&quot;)" office:value-type="string" office:string-value="Cargo Container (Long, Light Green)">
            <text:p>Cargo Container (Long, Light Gree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light_gree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military_green_F&quot;;&quot;Land_Cargo40_military_green_F&quot;)" office:value-type="string" office:string-value="Land_Cargo40_military_green_F">
            <text:p>Land_Cargo40_military_green_F</text:p>
          </table:table-cell>
          <table:table-cell table:formula="of:=HYPERLINK(&quot;https://community.bistudio.com/wiki/File:Arma3_CfgVehicles_Land_Cargo40_military_green_F.jpg&quot;;&quot;Cargo Container (Long, Military Green)&quot;)" office:value-type="string" office:string-value="Cargo Container (Long, Military Green)">
            <text:p>Cargo Container (Long, Military Gree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military_gree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orange_F&quot;;&quot;Land_Cargo40_orange_F&quot;)" office:value-type="string" office:string-value="Land_Cargo40_orange_F">
            <text:p>Land_Cargo40_orange_F</text:p>
          </table:table-cell>
          <table:table-cell table:formula="of:=HYPERLINK(&quot;https://community.bistudio.com/wiki/File:Arma3_CfgVehicles_Land_Cargo40_orange_F.jpg&quot;;&quot;Cargo Container (Long, Orange)&quot;)" office:value-type="string" office:string-value="Cargo Container (Long, Orange)">
            <text:p>Cargo Container (Long, Orang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orang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red_F&quot;;&quot;Land_Cargo40_red_F&quot;)" office:value-type="string" office:string-value="Land_Cargo40_red_F">
            <text:p>Land_Cargo40_red_F</text:p>
          </table:table-cell>
          <table:table-cell table:formula="of:=HYPERLINK(&quot;https://community.bistudio.com/wiki/File:Arma3_CfgVehicles_Land_Cargo40_red_F.jpg&quot;;&quot;Cargo Container (Long, Red)&quot;)" office:value-type="string" office:string-value="Cargo Container (Long, Red)">
            <text:p>Cargo Container (Long, R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r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sand_F&quot;;&quot;Land_Cargo40_sand_F&quot;)" office:value-type="string" office:string-value="Land_Cargo40_sand_F">
            <text:p>Land_Cargo40_sand_F</text:p>
          </table:table-cell>
          <table:table-cell table:formula="of:=HYPERLINK(&quot;https://community.bistudio.com/wiki/File:Arma3_CfgVehicles_Land_Cargo40_sand_F.jpg&quot;;&quot;Cargo Container (Long, Sand)&quot;)" office:value-type="string" office:string-value="Cargo Container (Long, Sand)">
            <text:p>Cargo Container (Long, San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san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white_F&quot;;&quot;Land_Cargo40_white_F&quot;)" office:value-type="string" office:string-value="Land_Cargo40_white_F">
            <text:p>Land_Cargo40_white_F</text:p>
          </table:table-cell>
          <table:table-cell table:formula="of:=HYPERLINK(&quot;https://community.bistudio.com/wiki/File:Arma3_CfgVehicles_Land_Cargo40_white_F.jpg&quot;;&quot;Cargo Container (Long, White)&quot;)" office:value-type="string" office:string-value="Cargo Container (Long, White)">
            <text:p>Cargo Container (Long, Whit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whit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40_yellow_F&quot;;&quot;Land_Cargo40_yellow_F&quot;)" office:value-type="string" office:string-value="Land_Cargo40_yellow_F">
            <text:p>Land_Cargo40_yellow_F</text:p>
          </table:table-cell>
          <table:table-cell table:formula="of:=HYPERLINK(&quot;https://community.bistudio.com/wiki/File:Arma3_CfgVehicles_Land_Cargo40_yellow_F.jpg&quot;;&quot;Cargo Container (Long, Yellow)&quot;)" office:value-type="string" office:string-value="Cargo Container (Long, Yellow)">
            <text:p>Cargo Container (Long, Yellow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40_yellow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Land_CargoBox_V1_F&quot;;&quot;Land_CargoBox_V1_F&quot;)" office:value-type="string" office:string-value="Land_CargoBox_V1_F">
            <text:p>Land_CargoBox_V1_F</text:p>
          </table:table-cell>
          <table:table-cell table:formula="of:=HYPERLINK(&quot;https://community.bistudio.com/wiki/File:Arma3_CfgVehicles_Land_CargoBox_V1_F.jpg&quot;;&quot;Cargo Box&quot;)" office:value-type="string" office:string-value="Cargo Box">
            <text:p>Cargo Box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rgoBox_V1_F',&quot;&amp;INDIRECT(&quot;D&quot;&amp;ROW())&amp;&quot;,&quot;;&quot;&quot;)" office:value-type="string" office:string-value="'Land_CargoBox_V1_F',0.05,">
            <text:p>'Land_CargoBox_V1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CargoNet_01_barrels_F&quot;;&quot;CargoNet_01_barrels_F&quot;)" office:value-type="string" office:string-value="CargoNet_01_barrels_F">
            <text:p>CargoNet_01_barrels_F</text:p>
          </table:table-cell>
          <table:table-cell table:formula="of:=HYPERLINK(&quot;https://community.bistudio.com/wiki/File:Arma3_CfgVehicles_CargoNet_01_barrels_F.jpg&quot;;&quot;Cargo Net (Barrels)&quot;)" office:value-type="string" office:string-value="Cargo Net (Barrels)">
            <text:p>Cargo Net (Barrels)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argoNet_01_barrels_F',&quot;&amp;INDIRECT(&quot;D&quot;&amp;ROW())&amp;&quot;,&quot;;&quot;&quot;)" office:value-type="string" office:string-value="'CargoNet_01_barrels_F',0.05,">
            <text:p>'CargoNet_01_barrels_F',0.05,</text:p>
          </table:table-cell>
        </table:table-row>
        <table:table-row table:style-name="ro1">
          <table:table-cell office:value-type="string">
            <text:p>container</text:p>
          </table:table-cell>
          <table:table-cell table:formula="of:=HYPERLINK(&quot;https://community.bistudio.com/wiki/Arma_3_CfgVehicles_EMPTY#CargoNet_01_box_F&quot;;&quot;CargoNet_01_box_F&quot;)" office:value-type="string" office:string-value="CargoNet_01_box_F">
            <text:p>CargoNet_01_box_F</text:p>
          </table:table-cell>
          <table:table-cell table:formula="of:=HYPERLINK(&quot;https://community.bistudio.com/wiki/File:Arma3_CfgVehicles_CargoNet_01_box_F.jpg&quot;;&quot;Cargo Net (Box)&quot;)" office:value-type="string" office:string-value="Cargo Net (Box)">
            <text:p>Cargo Net (Box)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CargoNet_01_box_F',&quot;&amp;INDIRECT(&quot;D&quot;&amp;ROW())&amp;&quot;,&quot;;&quot;&quot;)" office:value-type="string" office:string-value="'CargoNet_01_box_F',0.05,">
            <text:p>'CargoNet_01_box_F',0.05,</text:p>
          </table:table-cell>
        </table:table-row>
        <table:table-row table:style-name="ro1">
          <table:table-cell office:value-type="string">
            <text:p>garbage</text:p>
          </table:table-cell>
          <table:table-cell table:formula="of:=HYPERLINK(&quot;https://community.bistudio.com/wiki/Arma_3_CfgVehicles_EMPTY#Tire_Van_02_Cargo_F&quot;;&quot;Tire_Van_02_Cargo_F&quot;)" office:value-type="string" office:string-value="Tire_Van_02_Cargo_F">
            <text:p>Tire_Van_02_Cargo_F</text:p>
          </table:table-cell>
          <table:table-cell table:formula="of:=HYPERLINK(&quot;https://community.bistudio.com/wiki/File:Arma3_CfgVehicles_Tire_Van_02_Cargo_F.jpg&quot;;&quot;Van Tire (Rim, Cargo)&quot;)" office:value-type="string" office:string-value="Van Tire (Rim, Cargo)">
            <text:p>Van Tire (Rim, Cargo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Tire_Van_02_Cargo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garbage</text:p>
          </table:table-cell>
          <table:table-cell table:formula="of:=HYPERLINK(&quot;https://community.bistudio.com/wiki/Arma_3_CfgVehicles_EMPTY#Tire_Van_02_F&quot;;&quot;Tire_Van_02_F&quot;)" office:value-type="string" office:string-value="Tire_Van_02_F">
            <text:p>Tire_Van_02_F</text:p>
          </table:table-cell>
          <table:table-cell table:formula="of:=HYPERLINK(&quot;https://community.bistudio.com/wiki/File:Arma3_CfgVehicles_Tire_Van_02_F.jpg&quot;;&quot;Van Tire&quot;)" office:value-type="string" office:string-value="Van Tire">
            <text:p>Van Tire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Tire_Van_02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garbage</text:p>
          </table:table-cell>
          <table:table-cell table:formula="of:=HYPERLINK(&quot;https://community.bistudio.com/wiki/Arma_3_CfgVehicles_EMPTY#Tire_Van_02_Spare_F&quot;;&quot;Tire_Van_02_Spare_F&quot;)" office:value-type="string" office:string-value="Tire_Van_02_Spare_F">
            <text:p>Tire_Van_02_Spare_F</text:p>
          </table:table-cell>
          <table:table-cell table:formula="of:=HYPERLINK(&quot;https://community.bistudio.com/wiki/File:Arma3_CfgVehicles_Tire_Van_02_Spare_F.jpg&quot;;&quot;Van Tire (Spare)&quot;)" office:value-type="string" office:string-value="Van Tire (Spare)">
            <text:p>Van Tire (Spar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Tire_Van_02_Spar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garbage</text:p>
          </table:table-cell>
          <table:table-cell table:formula="of:=HYPERLINK(&quot;https://community.bistudio.com/wiki/Arma_3_CfgVehicles_EMPTY#Tire_Van_02_Transport_F&quot;;&quot;Tire_Van_02_Transport_F&quot;)" office:value-type="string" office:string-value="Tire_Van_02_Transport_F">
            <text:p>Tire_Van_02_Transport_F</text:p>
          </table:table-cell>
          <table:table-cell table:formula="of:=HYPERLINK(&quot;https://community.bistudio.com/wiki/File:Arma3_CfgVehicles_Tire_Van_02_Transport_F.jpg&quot;;&quot;Van Tire (Rim, Transport)&quot;)" office:value-type="string" office:string-value="Van Tire (Rim, Transport)">
            <text:p>Van Tire (Rim, Transport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Tire_Van_02_Transport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CanisterFuel_Blue_F&quot;;&quot;Land_CanisterFuel_Blue_F&quot;)" office:value-type="string" office:string-value="Land_CanisterFuel_Blue_F">
            <text:p>Land_CanisterFuel_Blue_F</text:p>
          </table:table-cell>
          <table:table-cell table:formula="of:=HYPERLINK(&quot;https://community.bistudio.com/wiki/File:Arma3_CfgVehicles_Land_CanisterFuel_Blue_F.jpg&quot;;&quot;Canister (Fuel, Blue)&quot;)" office:value-type="string" office:string-value="Canister (Fuel, Blue)">
            <text:p>Canister (Fuel, Blu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nisterFuel_Blu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CanisterFuel_Red_F&quot;;&quot;Land_CanisterFuel_Red_F&quot;)" office:value-type="string" office:string-value="Land_CanisterFuel_Red_F">
            <text:p>Land_CanisterFuel_Red_F</text:p>
          </table:table-cell>
          <table:table-cell table:formula="of:=HYPERLINK(&quot;https://community.bistudio.com/wiki/File:Arma3_CfgVehicles_Land_CanisterFuel_Red_F.jpg&quot;;&quot;Canister (Fuel, Red)&quot;)" office:value-type="string" office:string-value="Canister (Fuel, Red)">
            <text:p>Canister (Fuel, R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nisterFuel_R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CanisterFuel_White_F&quot;;&quot;Land_CanisterFuel_White_F&quot;)" office:value-type="string" office:string-value="Land_CanisterFuel_White_F">
            <text:p>Land_CanisterFuel_White_F</text:p>
          </table:table-cell>
          <table:table-cell table:formula="of:=HYPERLINK(&quot;https://community.bistudio.com/wiki/File:Arma3_CfgVehicles_Land_CanisterFuel_White_F.jpg&quot;;&quot;Canister (Fuel, White)&quot;)" office:value-type="string" office:string-value="Canister (Fuel, White)">
            <text:p>Canister (Fuel, Whit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CanisterFuel_Whit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Container_01_White_F&quot;;&quot;Land_FoodContainer_01_White_F&quot;)" office:value-type="string" office:string-value="Land_FoodContainer_01_White_F">
            <text:p>Land_FoodContainer_01_White_F</text:p>
          </table:table-cell>
          <table:table-cell table:formula="of:=HYPERLINK(&quot;https://community.bistudio.com/wiki/File:Arma3_CfgVehicles_Land_FoodContainer_01_White_F.jpg&quot;;&quot;Food Container (Large, White)&quot;)" office:value-type="string" office:string-value="Food Container (Large, White)">
            <text:p>Food Container (Large, White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Container_01_White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dmg_brown_F&quot;;&quot;Land_FoodSack_01_dmg_brown_F&quot;)" office:value-type="string" office:string-value="Land_FoodSack_01_dmg_brown_F">
            <text:p>Land_FoodSack_01_dmg_brown_F</text:p>
          </table:table-cell>
          <table:table-cell table:formula="of:=HYPERLINK(&quot;https://community.bistudio.com/wiki/File:Arma3_CfgVehicles_Land_FoodSack_01_dmg_brown_F.jpg&quot;;&quot;Food Sack (Brown, Destroyed)&quot;)" office:value-type="string" office:string-value="Food Sack (Brown, Destroyed)">
            <text:p>Food Sack (Brown, Destroy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dmg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dmg_brown_idap_F&quot;;&quot;Land_FoodSack_01_dmg_brown_idap_F&quot;)" office:value-type="string" office:string-value="Land_FoodSack_01_dmg_brown_idap_F">
            <text:p>Land_FoodSack_01_dmg_brown_idap_F</text:p>
          </table:table-cell>
          <table:table-cell table:formula="of:=HYPERLINK(&quot;https://community.bistudio.com/wiki/File:Arma3_CfgVehicles_Land_FoodSack_01_dmg_brown_idap_F.jpg&quot;;&quot;Food Sack (Brown, Destroyed) [IDAP]&quot;)" office:value-type="string" office:string-value="Food Sack (Brown, Destroyed) [IDAP]">
            <text:p>Food Sack (Brown, Destroy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dmg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dmg_white_idap_F&quot;;&quot;Land_FoodSack_01_dmg_white_idap_F&quot;)" office:value-type="string" office:string-value="Land_FoodSack_01_dmg_white_idap_F">
            <text:p>Land_FoodSack_01_dmg_white_idap_F</text:p>
          </table:table-cell>
          <table:table-cell table:formula="of:=HYPERLINK(&quot;https://community.bistudio.com/wiki/File:Arma3_CfgVehicles_Land_FoodSack_01_dmg_white_idap_F.jpg&quot;;&quot;Food Sack (White, Destroyed) [IDAP]&quot;)" office:value-type="string" office:string-value="Food Sack (White, Destroyed) [IDAP]">
            <text:p>Food Sack (White, Destroy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dmg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empty_brown_F&quot;;&quot;Land_FoodSack_01_empty_brown_F&quot;)" office:value-type="string" office:string-value="Land_FoodSack_01_empty_brown_F">
            <text:p>Land_FoodSack_01_empty_brown_F</text:p>
          </table:table-cell>
          <table:table-cell table:formula="of:=HYPERLINK(&quot;https://community.bistudio.com/wiki/File:Arma3_CfgVehicles_Land_FoodSack_01_empty_brown_F.jpg&quot;;&quot;Food Sack (Brown, Empty)&quot;)" office:value-type="string" office:string-value="Food Sack (Brown, Empty)">
            <text:p>Food Sack (Brown, Empt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empty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empty_brown_idap_F&quot;;&quot;Land_FoodSack_01_empty_brown_idap_F&quot;)" office:value-type="string" office:string-value="Land_FoodSack_01_empty_brown_idap_F">
            <text:p>Land_FoodSack_01_empty_brown_idap_F</text:p>
          </table:table-cell>
          <table:table-cell table:formula="of:=HYPERLINK(&quot;https://community.bistudio.com/wiki/File:Arma3_CfgVehicles_Land_FoodSack_01_empty_brown_idap_F.jpg&quot;;&quot;Food Sack (Brown, Empty) [IDAP]&quot;)" office:value-type="string" office:string-value="Food Sack (Brown, Empty) [IDAP]">
            <text:p>Food Sack (Brown, Empty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empty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empty_white_idap_F&quot;;&quot;Land_FoodSack_01_empty_white_idap_F&quot;)" office:value-type="string" office:string-value="Land_FoodSack_01_empty_white_idap_F">
            <text:p>Land_FoodSack_01_empty_white_idap_F</text:p>
          </table:table-cell>
          <table:table-cell table:formula="of:=HYPERLINK(&quot;https://community.bistudio.com/wiki/File:Arma3_CfgVehicles_Land_FoodSack_01_empty_white_idap_F.jpg&quot;;&quot;Food Sack (White, Empty) [IDAP]&quot;)" office:value-type="string" office:string-value="Food Sack (White, Empty) [IDAP]">
            <text:p>Food Sack (White, Empty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empty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full_brown_F&quot;;&quot;Land_FoodSack_01_full_brown_F&quot;)" office:value-type="string" office:string-value="Land_FoodSack_01_full_brown_F">
            <text:p>Land_FoodSack_01_full_brown_F</text:p>
          </table:table-cell>
          <table:table-cell table:formula="of:=HYPERLINK(&quot;https://community.bistudio.com/wiki/File:Arma3_CfgVehicles_Land_FoodSack_01_full_brown_F.jpg&quot;;&quot;Food Sack (Brown, Full)&quot;)" office:value-type="string" office:string-value="Food Sack (Brown, Full)">
            <text:p>Food Sack (Brown, Full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full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full_brown_idap_F&quot;;&quot;Land_FoodSack_01_full_brown_idap_F&quot;)" office:value-type="string" office:string-value="Land_FoodSack_01_full_brown_idap_F">
            <text:p>Land_FoodSack_01_full_brown_idap_F</text:p>
          </table:table-cell>
          <table:table-cell table:formula="of:=HYPERLINK(&quot;https://community.bistudio.com/wiki/File:Arma3_CfgVehicles_Land_FoodSack_01_full_brown_idap_F.jpg&quot;;&quot;Food Sack (Brown, Full) [IDAP]&quot;)" office:value-type="string" office:string-value="Food Sack (Brown, Full) [IDAP]">
            <text:p>Food Sack (Brown, Full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full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_01_full_white_idap_F&quot;;&quot;Land_FoodSack_01_full_white_idap_F&quot;)" office:value-type="string" office:string-value="Land_FoodSack_01_full_white_idap_F">
            <text:p>Land_FoodSack_01_full_white_idap_F</text:p>
          </table:table-cell>
          <table:table-cell table:formula="of:=HYPERLINK(&quot;https://community.bistudio.com/wiki/File:Arma3_CfgVehicles_Land_FoodSack_01_full_white_idap_F.jpg&quot;;&quot;Food Sack (White, Full) [IDAP]&quot;)" office:value-type="string" office:string-value="Food Sack (White, Full) [IDAP]">
            <text:p>Food Sack (White, Full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_01_full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cargo_brown_F&quot;;&quot;Land_FoodSacks_01_cargo_brown_F&quot;)" office:value-type="string" office:string-value="Land_FoodSacks_01_cargo_brown_F">
            <text:p>Land_FoodSacks_01_cargo_brown_F</text:p>
          </table:table-cell>
          <table:table-cell table:formula="of:=HYPERLINK(&quot;https://community.bistudio.com/wiki/File:Arma3_CfgVehicles_Land_FoodSacks_01_cargo_brown_F.jpg&quot;;&quot;Cargo Net (Sacks, Brown)&quot;)" office:value-type="string" office:string-value="Cargo Net (Sacks, Brown)">
            <text:p>Cargo Net (Sacks, Brow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cargo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cargo_brown_idap_F&quot;;&quot;Land_FoodSacks_01_cargo_brown_idap_F&quot;)" office:value-type="string" office:string-value="Land_FoodSacks_01_cargo_brown_idap_F">
            <text:p>Land_FoodSacks_01_cargo_brown_idap_F</text:p>
          </table:table-cell>
          <table:table-cell table:formula="of:=HYPERLINK(&quot;https://community.bistudio.com/wiki/File:Arma3_CfgVehicles_Land_FoodSacks_01_cargo_brown_idap_F.jpg&quot;;&quot;Cargo Net (Sacks, Brown) [IDAP]&quot;)" office:value-type="string" office:string-value="Cargo Net (Sacks, Brown) [IDAP]">
            <text:p>Cargo Net (Sacks, Brown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cargo_brown_idap_F',&quot;&amp;INDIRECT(&quot;D&quot;&amp;ROW())&amp;&quot;,&quot;;&quot;&quot;)" office:value-type="string" office:string-value="'Land_FoodSacks_01_cargo_brown_idap_F',0.05,">
            <text:p>'Land_FoodSacks_01_cargo_brown_idap_F',0.05,</text:p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cargo_white_idap_F&quot;;&quot;Land_FoodSacks_01_cargo_white_idap_F&quot;)" office:value-type="string" office:string-value="Land_FoodSacks_01_cargo_white_idap_F">
            <text:p>Land_FoodSacks_01_cargo_white_idap_F</text:p>
          </table:table-cell>
          <table:table-cell table:formula="of:=HYPERLINK(&quot;https://community.bistudio.com/wiki/File:Arma3_CfgVehicles_Land_FoodSacks_01_cargo_white_idap_F.jpg&quot;;&quot;Cargo Net (Sacks, White) [IDAP]&quot;)" office:value-type="string" office:string-value="Cargo Net (Sacks, White) [IDAP]">
            <text:p>Cargo Net (Sacks, White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cargo_white_idap_F',&quot;&amp;INDIRECT(&quot;D&quot;&amp;ROW())&amp;&quot;,&quot;;&quot;&quot;)" office:value-type="string" office:string-value="'Land_FoodSacks_01_cargo_white_idap_F',0.05,">
            <text:p>'Land_FoodSacks_01_cargo_white_idap_F',0.05,</text:p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large_brown_F&quot;;&quot;Land_FoodSacks_01_large_brown_F&quot;)" office:value-type="string" office:string-value="Land_FoodSacks_01_large_brown_F">
            <text:p>Land_FoodSacks_01_large_brown_F</text:p>
          </table:table-cell>
          <table:table-cell table:formula="of:=HYPERLINK(&quot;https://community.bistudio.com/wiki/File:Arma3_CfgVehicles_Land_FoodSacks_01_large_brown_F.jpg&quot;;&quot;Food Sacks (Large Heap, Brown)&quot;)" office:value-type="string" office:string-value="Food Sacks (Large Heap, Brown)">
            <text:p>Food Sacks (Large Heap, Brow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large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large_brown_idap_F&quot;;&quot;Land_FoodSacks_01_large_brown_idap_F&quot;)" office:value-type="string" office:string-value="Land_FoodSacks_01_large_brown_idap_F">
            <text:p>Land_FoodSacks_01_large_brown_idap_F</text:p>
          </table:table-cell>
          <table:table-cell table:formula="of:=HYPERLINK(&quot;https://community.bistudio.com/wiki/File:Arma3_CfgVehicles_Land_FoodSacks_01_large_brown_idap_F.jpg&quot;;&quot;Food Sacks (Large Heap, Brown) [IDAP]&quot;)" office:value-type="string" office:string-value="Food Sacks (Large Heap, Brown) [IDAP]">
            <text:p>Food Sacks (Large Heap, Brown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large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large_white_idap_F&quot;;&quot;Land_FoodSacks_01_large_white_idap_F&quot;)" office:value-type="string" office:string-value="Land_FoodSacks_01_large_white_idap_F">
            <text:p>Land_FoodSacks_01_large_white_idap_F</text:p>
          </table:table-cell>
          <table:table-cell table:formula="of:=HYPERLINK(&quot;https://community.bistudio.com/wiki/File:Arma3_CfgVehicles_Land_FoodSacks_01_large_white_idap_F.jpg&quot;;&quot;Food Sacks (Large Heap, White) [IDAP]&quot;)" office:value-type="string" office:string-value="Food Sacks (Large Heap, White) [IDAP]">
            <text:p>Food Sacks (Large Heap, White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large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small_brown_F&quot;;&quot;Land_FoodSacks_01_small_brown_F&quot;)" office:value-type="string" office:string-value="Land_FoodSacks_01_small_brown_F">
            <text:p>Land_FoodSacks_01_small_brown_F</text:p>
          </table:table-cell>
          <table:table-cell table:formula="of:=HYPERLINK(&quot;https://community.bistudio.com/wiki/File:Arma3_CfgVehicles_Land_FoodSacks_01_small_brown_F.jpg&quot;;&quot;Food Sacks (Small Heap, Brown)&quot;)" office:value-type="string" office:string-value="Food Sacks (Small Heap, Brown)">
            <text:p>Food Sacks (Small Heap, Brow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small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small_brown_idap_F&quot;;&quot;Land_FoodSacks_01_small_brown_idap_F&quot;)" office:value-type="string" office:string-value="Land_FoodSacks_01_small_brown_idap_F">
            <text:p>Land_FoodSacks_01_small_brown_idap_F</text:p>
          </table:table-cell>
          <table:table-cell table:formula="of:=HYPERLINK(&quot;https://community.bistudio.com/wiki/File:Arma3_CfgVehicles_Land_FoodSacks_01_small_brown_idap_F.jpg&quot;;&quot;Food Sacks (Small Heap, Brown) [IDAP]&quot;)" office:value-type="string" office:string-value="Food Sacks (Small Heap, Brown) [IDAP]">
            <text:p>Food Sacks (Small Heap, Brown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small_brown_idap_F',&quot;&amp;INDIRECT(&quot;D&quot;&amp;ROW())&amp;&quot;,&quot;;&quot;&quot;)" office:value-type="string" office:string-value="'Land_FoodSacks_01_small_brown_idap_F',0.05,">
            <text:p>'Land_FoodSacks_01_small_brown_idap_F',0.05,</text:p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FoodSacks_01_small_white_idap_F&quot;;&quot;Land_FoodSacks_01_small_white_idap_F&quot;)" office:value-type="string" office:string-value="Land_FoodSacks_01_small_white_idap_F">
            <text:p>Land_FoodSacks_01_small_white_idap_F</text:p>
          </table:table-cell>
          <table:table-cell table:formula="of:=HYPERLINK(&quot;https://community.bistudio.com/wiki/File:Arma3_CfgVehicles_Land_FoodSacks_01_small_white_idap_F.jpg&quot;;&quot;Food Sacks (Small Heap, White) [IDAP]&quot;)" office:value-type="string" office:string-value="Food Sacks (Small Heap, White) [IDAP]">
            <text:p>Food Sacks (Small Heap, White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FoodSacks_01_small_white_idap_F',&quot;&amp;INDIRECT(&quot;D&quot;&amp;ROW())&amp;&quot;,&quot;;&quot;&quot;)" office:value-type="string" office:string-value="'Land_FoodSacks_01_small_white_idap_F',0.05,">
            <text:p>'Land_FoodSacks_01_small_white_idap_F',0.05,</text:p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LiquidDispenser_01_F&quot;;&quot;Land_LiquidDispenser_01_F&quot;)" office:value-type="string" office:string-value="Land_LiquidDispenser_01_F">
            <text:p>Land_LiquidDispenser_01_F</text:p>
          </table:table-cell>
          <table:table-cell table:formula="of:=HYPERLINK(&quot;https://community.bistudio.com/wiki/File:Arma3_CfgVehicles_Land_LiquidDispenser_01_F.jpg&quot;;&quot;Liquid Dispenser&quot;)" office:value-type="string" office:string-value="Liquid Dispenser">
            <text:p>Liquid Dispenser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LiquidDispenser_01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Orange_01_F&quot;;&quot;Land_Orange_01_F&quot;)" office:value-type="string" office:string-value="Land_Orange_01_F">
            <text:p>Land_Orange_01_F</text:p>
          </table:table-cell>
          <table:table-cell table:formula="of:=HYPERLINK(&quot;https://community.bistudio.com/wiki/File:Arma3_CfgVehicles_Land_Orange_01_F.jpg&quot;;&quot;Orange&quot;)" office:value-type="string" office:string-value="Orange">
            <text:p>Orange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Orange_01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open_boxes_F&quot;;&quot;Land_PaperBox_01_open_boxes_F&quot;)" office:value-type="string" office:string-value="Land_PaperBox_01_open_boxes_F">
            <text:p>Land_PaperBox_01_open_boxes_F</text:p>
          </table:table-cell>
          <table:table-cell table:formula="of:=HYPERLINK(&quot;https://community.bistudio.com/wiki/File:Arma3_CfgVehicles_Land_PaperBox_01_open_boxes_F.jpg&quot;;&quot;Box (Open, Boxes) [IDAP]&quot;)" office:value-type="string" office:string-value="Box (Open, Boxes) [IDAP]">
            <text:p>Box (Open, Boxes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open_boxes_F',&quot;&amp;INDIRECT(&quot;D&quot;&amp;ROW())&amp;&quot;,&quot;;&quot;&quot;)" office:value-type="string" office:string-value="'Land_PaperBox_01_open_boxes_F',0.05,">
            <text:p>'Land_PaperBox_01_open_boxes_F',0.05,</text:p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open_empty_F&quot;;&quot;Land_PaperBox_01_open_empty_F&quot;)" office:value-type="string" office:string-value="Land_PaperBox_01_open_empty_F">
            <text:p>Land_PaperBox_01_open_empty_F</text:p>
          </table:table-cell>
          <table:table-cell table:formula="of:=HYPERLINK(&quot;https://community.bistudio.com/wiki/File:Arma3_CfgVehicles_Land_PaperBox_01_open_empty_F.jpg&quot;;&quot;Box (Open, Empty)&quot;)" office:value-type="string" office:string-value="Box (Open, Empty)">
            <text:p>Box (Open, Empt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open_empt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open_water_F&quot;;&quot;Land_PaperBox_01_open_water_F&quot;)" office:value-type="string" office:string-value="Land_PaperBox_01_open_water_F">
            <text:p>Land_PaperBox_01_open_water_F</text:p>
          </table:table-cell>
          <table:table-cell table:formula="of:=HYPERLINK(&quot;https://community.bistudio.com/wiki/File:Arma3_CfgVehicles_Land_PaperBox_01_open_water_F.jpg&quot;;&quot;Box (Open, Water) [IDAP]&quot;)" office:value-type="string" office:string-value="Box (Open, Water) [IDAP]">
            <text:p>Box (Open, Water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open_water_F',&quot;&amp;INDIRECT(&quot;D&quot;&amp;ROW())&amp;&quot;,&quot;;&quot;&quot;)" office:value-type="string" office:string-value="'Land_PaperBox_01_open_water_F',0.05,">
            <text:p>'Land_PaperBox_01_open_water_F',0.05,</text:p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closed_brown_F&quot;;&quot;Land_PaperBox_01_small_closed_brown_F&quot;)" office:value-type="string" office:string-value="Land_PaperBox_01_small_closed_brown_F">
            <text:p>Land_PaperBox_01_small_closed_brown_F</text:p>
          </table:table-cell>
          <table:table-cell table:formula="of:=HYPERLINK(&quot;https://community.bistudio.com/wiki/File:Arma3_CfgVehicles_Land_PaperBox_01_small_closed_brown_F.jpg&quot;;&quot;Cardboard Box (Brown)&quot;)" office:value-type="string" office:string-value="Cardboard Box (Brown)">
            <text:p>Cardboard Box (Brow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closed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closed_brown_food_F&quot;;&quot;Land_PaperBox_01_small_closed_brown_food_F&quot;)" office:value-type="string" office:string-value="Land_PaperBox_01_small_closed_brown_food_F">
            <text:p>Land_PaperBox_01_small_closed_brown_food_F</text:p>
          </table:table-cell>
          <table:table-cell table:formula="of:=HYPERLINK(&quot;https://community.bistudio.com/wiki/File:Arma3_CfgVehicles_Land_PaperBox_01_small_closed_brown_food_F.jpg&quot;;&quot;Cardboard Box (Food) [IDAP]&quot;)" office:value-type="string" office:string-value="Cardboard Box (Food) [IDAP]">
            <text:p>Cardboard Box (Foo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closed_brown_foo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closed_brown_IDAP_F&quot;;&quot;Land_PaperBox_01_small_closed_brown_IDAP_F&quot;)" office:value-type="string" office:string-value="Land_PaperBox_01_small_closed_brown_IDAP_F">
            <text:p>Land_PaperBox_01_small_closed_brown_IDAP_F</text:p>
          </table:table-cell>
          <table:table-cell table:formula="of:=HYPERLINK(&quot;https://community.bistudio.com/wiki/File:Arma3_CfgVehicles_Land_PaperBox_01_small_closed_brown_IDAP_F.jpg&quot;;&quot;Cardboard Box (Brown) [IDAP]&quot;)" office:value-type="string" office:string-value="Cardboard Box (Brown) [IDAP]">
            <text:p>Cardboard Box (Brown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closed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closed_white_IDAP_F&quot;;&quot;Land_PaperBox_01_small_closed_white_IDAP_F&quot;)" office:value-type="string" office:string-value="Land_PaperBox_01_small_closed_white_IDAP_F">
            <text:p>Land_PaperBox_01_small_closed_white_IDAP_F</text:p>
          </table:table-cell>
          <table:table-cell table:formula="of:=HYPERLINK(&quot;https://community.bistudio.com/wiki/File:Arma3_CfgVehicles_Land_PaperBox_01_small_closed_white_IDAP_F.jpg&quot;;&quot;Cardboard Box (White) [IDAP]&quot;)" office:value-type="string" office:string-value="Cardboard Box (White) [IDAP]">
            <text:p>Cardboard Box (White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closed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closed_white_med_F&quot;;&quot;Land_PaperBox_01_small_closed_white_med_F&quot;)" office:value-type="string" office:string-value="Land_PaperBox_01_small_closed_white_med_F">
            <text:p>Land_PaperBox_01_small_closed_white_med_F</text:p>
          </table:table-cell>
          <table:table-cell table:formula="of:=HYPERLINK(&quot;https://community.bistudio.com/wiki/File:Arma3_CfgVehicles_Land_PaperBox_01_small_closed_white_med_F.jpg&quot;;&quot;Cardboard Box (Medical) [IDAP]&quot;)" office:value-type="string" office:string-value="Cardboard Box (Medical) [IDAP]">
            <text:p>Cardboard Box (Medical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closed_white_m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destroyed_brown_F&quot;;&quot;Land_PaperBox_01_small_destroyed_brown_F&quot;)" office:value-type="string" office:string-value="Land_PaperBox_01_small_destroyed_brown_F">
            <text:p>Land_PaperBox_01_small_destroyed_brown_F</text:p>
          </table:table-cell>
          <table:table-cell table:formula="of:=HYPERLINK(&quot;https://community.bistudio.com/wiki/File:Arma3_CfgVehicles_Land_PaperBox_01_small_destroyed_brown_F.jpg&quot;;&quot;Cardboard Box (Brown, Destroyed)&quot;)" office:value-type="string" office:string-value="Cardboard Box (Brown, Destroyed)">
            <text:p>Cardboard Box (Brown, Destroy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destroyed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destroyed_brown_IDAP_F&quot;;&quot;Land_PaperBox_01_small_destroyed_brown_IDAP_F&quot;)" office:value-type="string" office:string-value="Land_PaperBox_01_small_destroyed_brown_IDAP_F">
            <text:p>Land_PaperBox_01_small_destroyed_brown_IDAP_F</text:p>
          </table:table-cell>
          <table:table-cell table:formula="of:=HYPERLINK(&quot;https://community.bistudio.com/wiki/File:Arma3_CfgVehicles_Land_PaperBox_01_small_destroyed_brown_IDAP_F.jpg&quot;;&quot;Cardboard Box (Brown, Destroyed) [IDAP]&quot;)" office:value-type="string" office:string-value="Cardboard Box (Brown, Destroyed) [IDAP]">
            <text:p>Cardboard Box (Brown, Destroy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destroyed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destroyed_white_IDAP_F&quot;;&quot;Land_PaperBox_01_small_destroyed_white_IDAP_F&quot;)" office:value-type="string" office:string-value="Land_PaperBox_01_small_destroyed_white_IDAP_F">
            <text:p>Land_PaperBox_01_small_destroyed_white_IDAP_F</text:p>
          </table:table-cell>
          <table:table-cell table:formula="of:=HYPERLINK(&quot;https://community.bistudio.com/wiki/File:Arma3_CfgVehicles_Land_PaperBox_01_small_destroyed_white_IDAP_F.jpg&quot;;&quot;Cardboard Box (White, Destroyed) [IDAP]&quot;)" office:value-type="string" office:string-value="Cardboard Box (White, Destroyed) [IDAP]">
            <text:p>Cardboard Box (White, Destroy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destroyed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open_brown_F&quot;;&quot;Land_PaperBox_01_small_open_brown_F&quot;)" office:value-type="string" office:string-value="Land_PaperBox_01_small_open_brown_F">
            <text:p>Land_PaperBox_01_small_open_brown_F</text:p>
          </table:table-cell>
          <table:table-cell table:formula="of:=HYPERLINK(&quot;https://community.bistudio.com/wiki/File:Arma3_CfgVehicles_Land_PaperBox_01_small_open_brown_F.jpg&quot;;&quot;Cardboard Box (Brown, Open)&quot;)" office:value-type="string" office:string-value="Cardboard Box (Brown, Open)">
            <text:p>Cardboard Box (Brown, Ope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open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open_brown_IDAP_F&quot;;&quot;Land_PaperBox_01_small_open_brown_IDAP_F&quot;)" office:value-type="string" office:string-value="Land_PaperBox_01_small_open_brown_IDAP_F">
            <text:p>Land_PaperBox_01_small_open_brown_IDAP_F</text:p>
          </table:table-cell>
          <table:table-cell table:formula="of:=HYPERLINK(&quot;https://community.bistudio.com/wiki/File:Arma3_CfgVehicles_Land_PaperBox_01_small_open_brown_IDAP_F.jpg&quot;;&quot;Cardboard Box (Brown, Open) [IDAP]&quot;)" office:value-type="string" office:string-value="Cardboard Box (Brown, Open) [IDAP]">
            <text:p>Cardboard Box (Brown, Open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open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open_white_IDAP_F&quot;;&quot;Land_PaperBox_01_small_open_white_IDAP_F&quot;)" office:value-type="string" office:string-value="Land_PaperBox_01_small_open_white_IDAP_F">
            <text:p>Land_PaperBox_01_small_open_white_IDAP_F</text:p>
          </table:table-cell>
          <table:table-cell table:formula="of:=HYPERLINK(&quot;https://community.bistudio.com/wiki/File:Arma3_CfgVehicles_Land_PaperBox_01_small_open_white_IDAP_F.jpg&quot;;&quot;Cardboard Box (White, Open) [IDAP]&quot;)" office:value-type="string" office:string-value="Cardboard Box (White, Open) [IDAP]">
            <text:p>Cardboard Box (White, Open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open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ransacked_brown_F&quot;;&quot;Land_PaperBox_01_small_ransacked_brown_F&quot;)" office:value-type="string" office:string-value="Land_PaperBox_01_small_ransacked_brown_F">
            <text:p>Land_PaperBox_01_small_ransacked_brown_F</text:p>
          </table:table-cell>
          <table:table-cell table:formula="of:=HYPERLINK(&quot;https://community.bistudio.com/wiki/File:Arma3_CfgVehicles_Land_PaperBox_01_small_ransacked_brown_F.jpg&quot;;&quot;Cardboard Box (Brown, Ransacked)&quot;)" office:value-type="string" office:string-value="Cardboard Box (Brown, Ransacked)">
            <text:p>Cardboard Box (Brown, Ransack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ransacked_brow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ransacked_brown_IDAP_F&quot;;&quot;Land_PaperBox_01_small_ransacked_brown_IDAP_F&quot;)" office:value-type="string" office:string-value="Land_PaperBox_01_small_ransacked_brown_IDAP_F">
            <text:p>Land_PaperBox_01_small_ransacked_brown_IDAP_F</text:p>
          </table:table-cell>
          <table:table-cell table:formula="of:=HYPERLINK(&quot;https://community.bistudio.com/wiki/File:Arma3_CfgVehicles_Land_PaperBox_01_small_ransacked_brown_IDAP_F.jpg&quot;;&quot;Cardboard Box (Brown, Ransacked) [IDAP]&quot;)" office:value-type="string" office:string-value="Cardboard Box (Brown, Ransacked) [IDAP]">
            <text:p>Cardboard Box (Brown, Ransack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ransacked_brown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ransacked_white_IDAP_F&quot;;&quot;Land_PaperBox_01_small_ransacked_white_IDAP_F&quot;)" office:value-type="string" office:string-value="Land_PaperBox_01_small_ransacked_white_IDAP_F">
            <text:p>Land_PaperBox_01_small_ransacked_white_IDAP_F</text:p>
          </table:table-cell>
          <table:table-cell table:formula="of:=HYPERLINK(&quot;https://community.bistudio.com/wiki/File:Arma3_CfgVehicles_Land_PaperBox_01_small_ransacked_white_IDAP_F.jpg&quot;;&quot;Cardboard Box (White, Ransacked) [IDAP]&quot;)" office:value-type="string" office:string-value="Cardboard Box (White, Ransacked) [IDAP]">
            <text:p>Cardboard Box (White, Ransacked) [IDAP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ransacked_white_ID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aperBox_01_small_stacked_F&quot;;&quot;Land_PaperBox_01_small_stacked_F&quot;)" office:value-type="string" office:string-value="Land_PaperBox_01_small_stacked_F">
            <text:p>Land_PaperBox_01_small_stacked_F</text:p>
          </table:table-cell>
          <table:table-cell table:formula="of:=HYPERLINK(&quot;https://community.bistudio.com/wiki/File:Arma3_CfgVehicles_Land_PaperBox_01_small_stacked_F.jpg&quot;;&quot;Cardboard Boxes (Brown) [IDAP]&quot;)" office:value-type="string" office:string-value="Cardboard Boxes (Brown) [IDAP]">
            <text:p>Cardboard Boxes (Brown) [IDAP]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aperBox_01_small_stacked_F',&quot;&amp;INDIRECT(&quot;D&quot;&amp;ROW())&amp;&quot;,&quot;;&quot;&quot;)" office:value-type="string" office:string-value="'Land_PaperBox_01_small_stacked_F',0.05,">
            <text:p>'Land_PaperBox_01_small_stacked_F',0.05,</text:p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lasticBucket_01_closed_F&quot;;&quot;Land_PlasticBucket_01_closed_F&quot;)" office:value-type="string" office:string-value="Land_PlasticBucket_01_closed_F">
            <text:p>Land_PlasticBucket_01_closed_F</text:p>
          </table:table-cell>
          <table:table-cell table:formula="of:=HYPERLINK(&quot;https://community.bistudio.com/wiki/File:Arma3_CfgVehicles_Land_PlasticBucket_01_closed_F.jpg&quot;;&quot;Plastic Bucket (Closed)&quot;)" office:value-type="string" office:string-value="Plastic Bucket (Closed)">
            <text:p>Plastic Bucket (Clos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Bucket_01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lasticBucket_01_open_F&quot;;&quot;Land_PlasticBucket_01_open_F&quot;)" office:value-type="string" office:string-value="Land_PlasticBucket_01_open_F">
            <text:p>Land_PlasticBucket_01_open_F</text:p>
          </table:table-cell>
          <table:table-cell table:formula="of:=HYPERLINK(&quot;https://community.bistudio.com/wiki/File:Arma3_CfgVehicles_Land_PlasticBucket_01_open_F.jpg&quot;;&quot;Plastic Bucket (Open)&quot;)" office:value-type="string" office:string-value="Plastic Bucket (Open)">
            <text:p>Plastic Bucket (Ope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lasticBucket_01_ope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Pumpkin_01_F&quot;;&quot;Land_Pumpkin_01_F&quot;)" office:value-type="string" office:string-value="Land_Pumpkin_01_F">
            <text:p>Land_Pumpkin_01_F</text:p>
          </table:table-cell>
          <table:table-cell table:formula="of:=HYPERLINK(&quot;https://community.bistudio.com/wiki/File:Arma3_CfgVehicles_Land_Pumpkin_01_F.jpg&quot;;&quot;Pumpkin&quot;)" office:value-type="string" office:string-value="Pumpkin">
            <text:p>Pumpkin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Pumpkin_01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cap_F&quot;;&quot;Land_WaterBottle_01_cap_F&quot;)" office:value-type="string" office:string-value="Land_WaterBottle_01_cap_F">
            <text:p>Land_WaterBottle_01_cap_F</text:p>
          </table:table-cell>
          <table:table-cell table:formula="of:=HYPERLINK(&quot;https://community.bistudio.com/wiki/File:Arma3_CfgVehicles_Land_WaterBottle_01_cap_F.jpg&quot;;&quot;Water Bottle Cap&quot;)" office:value-type="string" office:string-value="Water Bottle Cap">
            <text:p>Water Bottle Cap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cap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compressed_F&quot;;&quot;Land_WaterBottle_01_compressed_F&quot;)" office:value-type="string" office:string-value="Land_WaterBottle_01_compressed_F">
            <text:p>Land_WaterBottle_01_compressed_F</text:p>
          </table:table-cell>
          <table:table-cell table:formula="of:=HYPERLINK(&quot;https://community.bistudio.com/wiki/File:Arma3_CfgVehicles_Land_WaterBottle_01_compressed_F.jpg&quot;;&quot;Water Bottle (Empty, Compressed)&quot;)" office:value-type="string" office:string-value="Water Bottle (Empty, Compressed)">
            <text:p>Water Bottle (Empty, Compress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compres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empty_F&quot;;&quot;Land_WaterBottle_01_empty_F&quot;)" office:value-type="string" office:string-value="Land_WaterBottle_01_empty_F">
            <text:p>Land_WaterBottle_01_empty_F</text:p>
          </table:table-cell>
          <table:table-cell table:formula="of:=HYPERLINK(&quot;https://community.bistudio.com/wiki/File:Arma3_CfgVehicles_Land_WaterBottle_01_empty_F.jpg&quot;;&quot;Water Bottle (Empty)&quot;)" office:value-type="string" office:string-value="Water Bottle (Empty)">
            <text:p>Water Bottle (Empty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empty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full_F&quot;;&quot;Land_WaterBottle_01_full_F&quot;)" office:value-type="string" office:string-value="Land_WaterBottle_01_full_F">
            <text:p>Land_WaterBottle_01_full_F</text:p>
          </table:table-cell>
          <table:table-cell table:formula="of:=HYPERLINK(&quot;https://community.bistudio.com/wiki/File:Arma3_CfgVehicles_Land_WaterBottle_01_full_F.jpg&quot;;&quot;Water Bottle (Full)&quot;)" office:value-type="string" office:string-value="Water Bottle (Full)">
            <text:p>Water Bottle (Full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full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pack_F&quot;;&quot;Land_WaterBottle_01_pack_F&quot;)" office:value-type="string" office:string-value="Land_WaterBottle_01_pack_F">
            <text:p>Land_WaterBottle_01_pack_F</text:p>
          </table:table-cell>
          <table:table-cell table:formula="of:=HYPERLINK(&quot;https://community.bistudio.com/wiki/File:Arma3_CfgVehicles_Land_WaterBottle_01_pack_F.jpg&quot;;&quot;Water Bottle Pack&quot;)" office:value-type="string" office:string-value="Water Bottle Pack">
            <text:p>Water Bottle Pack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pack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small_items</text:p>
          </table:table-cell>
          <table:table-cell table:formula="of:=HYPERLINK(&quot;https://community.bistudio.com/wiki/Arma_3_CfgVehicles_EMPTY#Land_WaterBottle_01_stack_F&quot;;&quot;Land_WaterBottle_01_stack_F&quot;)" office:value-type="string" office:string-value="Land_WaterBottle_01_stack_F">
            <text:p>Land_WaterBottle_01_stack_F</text:p>
          </table:table-cell>
          <table:table-cell table:formula="of:=HYPERLINK(&quot;https://community.bistudio.com/wiki/File:Arma3_CfgVehicles_Land_WaterBottle_01_stack_F.jpg&quot;;&quot;Water Bottle Stack&quot;)" office:value-type="string" office:string-value="Water Bottle Stack">
            <text:p>Water Bottle Stack</text:p>
          </table:table-cell>
          <table:table-cell office:value-type="string">
            <text:p>0.05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WaterBottle_01_stack_F',&quot;&amp;INDIRECT(&quot;D&quot;&amp;ROW())&amp;&quot;,&quot;;&quot;&quot;)" office:value-type="string" office:string-value="'Land_WaterBottle_01_stack_F',0.05,">
            <text:p>'Land_WaterBottle_01_stack_F',0.05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brownhex_closed_F&quot;;&quot;Land_MedicalTent_01_brownhex_closed_F&quot;)" office:value-type="string" office:string-value="Land_MedicalTent_01_brownhex_closed_F">
            <text:p>Land_MedicalTent_01_brownhex_closed_F</text:p>
          </table:table-cell>
          <table:table-cell table:formula="of:=HYPERLINK(&quot;https://community.bistudio.com/wiki/File:Arma3_CfgVehicles_Land_MedicalTent_01_brownhex_closed_F.jpg&quot;;&quot;Medical Tent [CSAT]&quot;)" office:value-type="string" office:string-value="Medical Tent [CSAT]">
            <text:p>Medical Tent [CSAT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brownhex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digital_closed_F&quot;;&quot;Land_MedicalTent_01_digital_closed_F&quot;)" office:value-type="string" office:string-value="Land_MedicalTent_01_digital_closed_F">
            <text:p>Land_MedicalTent_01_digital_closed_F</text:p>
          </table:table-cell>
          <table:table-cell table:formula="of:=HYPERLINK(&quot;https://community.bistudio.com/wiki/File:Arma3_CfgVehicles_Land_MedicalTent_01_digital_closed_F.jpg&quot;;&quot;Medical Tent [AAF]&quot;)" office:value-type="string" office:string-value="Medical Tent [AAF]">
            <text:p>Medical Tent [AAF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digital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floor_dark_F&quot;;&quot;Land_MedicalTent_01_floor_dark_F&quot;)" office:value-type="string" office:string-value="Land_MedicalTent_01_floor_dark_F">
            <text:p>Land_MedicalTent_01_floor_dark_F</text:p>
          </table:table-cell>
          <table:table-cell table:formula="of:=HYPERLINK(&quot;https://community.bistudio.com/wiki/File:Arma3_CfgVehicles_Land_MedicalTent_01_floor_dark_F.jpg&quot;;&quot;Tent (Shelter, Floor, Dark)&quot;)" office:value-type="string" office:string-value="Tent (Shelter, Floor, Dark)">
            <text:p>Tent (Shelter, Floor, Dark)</text:p>
          </table:table-cell>
          <table:table-cell office:value-type="string">
            <text:p>0.0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floor_dark_F',&quot;&amp;INDIRECT(&quot;D&quot;&amp;ROW())&amp;&quot;,&quot;;&quot;&quot;)" office:value-type="string" office:string-value="'Land_MedicalTent_01_floor_dark_F',0.01,">
            <text:p>'Land_MedicalTent_01_floor_dark_F',0.01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floor_light_F&quot;;&quot;Land_MedicalTent_01_floor_light_F&quot;)" office:value-type="string" office:string-value="Land_MedicalTent_01_floor_light_F">
            <text:p>Land_MedicalTent_01_floor_light_F</text:p>
          </table:table-cell>
          <table:table-cell table:formula="of:=HYPERLINK(&quot;https://community.bistudio.com/wiki/File:Arma3_CfgVehicles_Land_MedicalTent_01_floor_light_F.jpg&quot;;&quot;Tent (Shelter, Floor, Light)&quot;)" office:value-type="string" office:string-value="Tent (Shelter, Floor, Light)">
            <text:p>Tent (Shelter, Floor, Light)</text:p>
          </table:table-cell>
          <table:table-cell office:value-type="string">
            <text:p>0.0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floor_light_F',&quot;&amp;INDIRECT(&quot;D&quot;&amp;ROW())&amp;&quot;,&quot;;&quot;&quot;)" office:value-type="string" office:string-value="'Land_MedicalTent_01_floor_light_F',0.01,">
            <text:p>'Land_MedicalTent_01_floor_light_F',0.01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greenhex_closed_F&quot;;&quot;Land_MedicalTent_01_greenhex_closed_F&quot;)" office:value-type="string" office:string-value="Land_MedicalTent_01_greenhex_closed_F">
            <text:p>Land_MedicalTent_01_greenhex_closed_F</text:p>
          </table:table-cell>
          <table:table-cell table:formula="of:=HYPERLINK(&quot;https://community.bistudio.com/wiki/File:Arma3_CfgVehicles_Land_MedicalTent_01_greenhex_closed_F.jpg&quot;;&quot;Medical Tent [CSAT]&quot;)" office:value-type="string" office:string-value="Medical Tent [CSAT]">
            <text:p>Medical Tent [CSAT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greenhex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MTP_closed_F&quot;;&quot;Land_MedicalTent_01_MTP_closed_F&quot;)" office:value-type="string" office:string-value="Land_MedicalTent_01_MTP_closed_F">
            <text:p>Land_MedicalTent_01_MTP_closed_F</text:p>
          </table:table-cell>
          <table:table-cell table:formula="of:=HYPERLINK(&quot;https://community.bistudio.com/wiki/File:Arma3_CfgVehicles_Land_MedicalTent_01_MTP_closed_F.jpg&quot;;&quot;Medical Tent [NATO]&quot;)" office:value-type="string" office:string-value="Medical Tent [NATO]">
            <text:p>Medical Tent [NATO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MTP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tropic_closed_F&quot;;&quot;Land_MedicalTent_01_tropic_closed_F&quot;)" office:value-type="string" office:string-value="Land_MedicalTent_01_tropic_closed_F">
            <text:p>Land_MedicalTent_01_tropic_closed_F</text:p>
          </table:table-cell>
          <table:table-cell table:formula="of:=HYPERLINK(&quot;https://community.bistudio.com/wiki/File:Arma3_CfgVehicles_Land_MedicalTent_01_tropic_closed_F.jpg&quot;;&quot;Medical Tent [NATO]&quot;)" office:value-type="string" office:string-value="Medical Tent [NATO]">
            <text:p>Medical Tent [NATO]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tropic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generic_closed_F&quot;;&quot;Land_MedicalTent_01_white_generic_closed_F&quot;)" office:value-type="string" office:string-value="Land_MedicalTent_01_white_generic_closed_F">
            <text:p>Land_MedicalTent_01_white_generic_closed_F</text:p>
          </table:table-cell>
          <table:table-cell table:formula="of:=HYPERLINK(&quot;https://community.bistudio.com/wiki/File:Arma3_CfgVehicles_Land_MedicalTent_01_white_generic_closed_F.jpg&quot;;&quot;Tent (Shelter, Closed)&quot;)" office:value-type="string" office:string-value="Tent (Shelter, Closed)">
            <text:p>Tent (Shelter, Closed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generic_closed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generic_inner_F&quot;;&quot;Land_MedicalTent_01_white_generic_inner_F&quot;)" office:value-type="string" office:string-value="Land_MedicalTent_01_white_generic_inner_F">
            <text:p>Land_MedicalTent_01_white_generic_inner_F</text:p>
          </table:table-cell>
          <table:table-cell table:formula="of:=HYPERLINK(&quot;https://community.bistudio.com/wiki/File:Arma3_CfgVehicles_Land_MedicalTent_01_white_generic_inner_F.jpg&quot;;&quot;Tent (Shelter, Inner)&quot;)" office:value-type="string" office:string-value="Tent (Shelter, Inner)">
            <text:p>Tent (Shelter, Inner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generic_inner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generic_open_F&quot;;&quot;Land_MedicalTent_01_white_generic_open_F&quot;)" office:value-type="string" office:string-value="Land_MedicalTent_01_white_generic_open_F">
            <text:p>Land_MedicalTent_01_white_generic_open_F</text:p>
          </table:table-cell>
          <table:table-cell table:formula="of:=HYPERLINK(&quot;https://community.bistudio.com/wiki/File:Arma3_CfgVehicles_Land_MedicalTent_01_white_generic_open_F.jpg&quot;;&quot;Tent (Shelter, Open)&quot;)" office:value-type="string" office:string-value="Tent (Shelter, Open)">
            <text:p>Tent (Shelter, Open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generic_open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generic_outer_F&quot;;&quot;Land_MedicalTent_01_white_generic_outer_F&quot;)" office:value-type="string" office:string-value="Land_MedicalTent_01_white_generic_outer_F">
            <text:p>Land_MedicalTent_01_white_generic_outer_F</text:p>
          </table:table-cell>
          <table:table-cell table:formula="of:=HYPERLINK(&quot;https://community.bistudio.com/wiki/File:Arma3_CfgVehicles_Land_MedicalTent_01_white_generic_outer_F.jpg&quot;;&quot;Tent (Shelter, Outer)&quot;)" office:value-type="string" office:string-value="Tent (Shelter, Outer)">
            <text:p>Tent (Shelter, Outer)</text:p>
          </table:table-cell>
          <table:table-cell/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string" office:string-value="-">
            <text:p>-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generic_outer_F',&quot;&amp;INDIRECT(&quot;D&quot;&amp;ROW())&amp;&quot;,&quot;;&quot;&quot;)">
            <text:p/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IDAP_closed_F&quot;;&quot;Land_MedicalTent_01_white_IDAP_closed_F&quot;)" office:value-type="string" office:string-value="Land_MedicalTent_01_white_IDAP_closed_F">
            <text:p>Land_MedicalTent_01_white_IDAP_closed_F</text:p>
          </table:table-cell>
          <table:table-cell table:formula="of:=HYPERLINK(&quot;https://community.bistudio.com/wiki/File:Arma3_CfgVehicles_Land_MedicalTent_01_white_IDAP_closed_F.jpg&quot;;&quot;Tent (Shelter, Closed) [IDAP]&quot;)" office:value-type="string" office:string-value="Tent (Shelter, Closed) [IDAP]">
            <text:p>Tent (Shelter, Closed) [IDAP]</text:p>
          </table:table-cell>
          <table:table-cell office:value-type="string">
            <text:p>0.0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IDAP_closed_F',&quot;&amp;INDIRECT(&quot;D&quot;&amp;ROW())&amp;&quot;,&quot;;&quot;&quot;)" office:value-type="string" office:string-value="'Land_MedicalTent_01_white_IDAP_closed_F',0.01,">
            <text:p>'Land_MedicalTent_01_white_IDAP_closed_F',0.01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IDAP_med_closed_F&quot;;&quot;Land_MedicalTent_01_white_IDAP_med_closed_F&quot;)" office:value-type="string" office:string-value="Land_MedicalTent_01_white_IDAP_med_closed_F">
            <text:p>Land_MedicalTent_01_white_IDAP_med_closed_F</text:p>
          </table:table-cell>
          <table:table-cell table:formula="of:=HYPERLINK(&quot;https://community.bistudio.com/wiki/File:Arma3_CfgVehicles_Land_MedicalTent_01_white_IDAP_med_closed_F.jpg&quot;;&quot;Medical Tent [IDAP]&quot;)" office:value-type="string" office:string-value="Medical Tent [IDAP]">
            <text:p>Medical Tent [IDAP]</text:p>
          </table:table-cell>
          <table:table-cell office:value-type="string">
            <text:p>0.2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IDAP_med_closed_F',&quot;&amp;INDIRECT(&quot;D&quot;&amp;ROW())&amp;&quot;,&quot;;&quot;&quot;)" office:value-type="string" office:string-value="'Land_MedicalTent_01_white_IDAP_med_closed_F',0.2,">
            <text:p>'Land_MedicalTent_01_white_IDAP_med_closed_F',0.2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IDAP_open_F&quot;;&quot;Land_MedicalTent_01_white_IDAP_open_F&quot;)" office:value-type="string" office:string-value="Land_MedicalTent_01_white_IDAP_open_F">
            <text:p>Land_MedicalTent_01_white_IDAP_open_F</text:p>
          </table:table-cell>
          <table:table-cell table:formula="of:=HYPERLINK(&quot;https://community.bistudio.com/wiki/File:Arma3_CfgVehicles_Land_MedicalTent_01_white_IDAP_open_F.jpg&quot;;&quot;Tent (Shelter, Open) [IDAP]&quot;)" office:value-type="string" office:string-value="Tent (Shelter, Open) [IDAP]">
            <text:p>Tent (Shelter, Open) [IDAP]</text:p>
          </table:table-cell>
          <table:table-cell office:value-type="string">
            <text:p>0.0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IDAP_open_F',&quot;&amp;INDIRECT(&quot;D&quot;&amp;ROW())&amp;&quot;,&quot;;&quot;&quot;)" office:value-type="string" office:string-value="'Land_MedicalTent_01_white_IDAP_open_F',0.01,">
            <text:p>'Land_MedicalTent_01_white_IDAP_open_F',0.01,</text:p>
          </table:table-cell>
        </table:table-row>
        <table:table-row table:style-name="ro1">
          <table:table-cell office:value-type="string">
            <text:p>tents</text:p>
          </table:table-cell>
          <table:table-cell table:formula="of:=HYPERLINK(&quot;https://community.bistudio.com/wiki/Arma_3_CfgVehicles_EMPTY#Land_MedicalTent_01_white_IDAP_outer_F&quot;;&quot;Land_MedicalTent_01_white_IDAP_outer_F&quot;)" office:value-type="string" office:string-value="Land_MedicalTent_01_white_IDAP_outer_F">
            <text:p>Land_MedicalTent_01_white_IDAP_outer_F</text:p>
          </table:table-cell>
          <table:table-cell table:formula="of:=HYPERLINK(&quot;https://community.bistudio.com/wiki/File:Arma3_CfgVehicles_Land_MedicalTent_01_white_IDAP_outer_F.jpg&quot;;&quot;Tent (Shelter, Outer) [IDAP]&quot;)" office:value-type="string" office:string-value="Tent (Shelter, Outer) [IDAP]">
            <text:p>Tent (Shelter, Outer) [IDAP]</text:p>
          </table:table-cell>
          <table:table-cell office:value-type="string">
            <text:p>0.01</text:p>
          </table:table-cell>
          <table:table-cell table:formula="of:=[#REF!.$B$9] * INDIRECT(&quot;D&quot;&amp;ROW())" office:value-type="float" office:value="0">
            <text:p>#VALUE!</text:p>
          </table:table-cell>
          <table:table-cell table:formula="of:=IF (INDIRECT(&quot;D&quot;&amp;ROW()) &gt; 0;ROUNDDOWN (ABS(1 / INDIRECT(&quot;E&quot;&amp;ROW())))&amp;&quot;x&quot;;&quot;-&quot;)" office:value-type="float" office:value="0">
            <text:p>#VALUE!</text:p>
          </table:table-cell>
          <table:table-cell table:formula="of:=IF (AND(INDIRECT(&quot;D&quot;&amp;ROW()) &gt; 0;[#REF!.$B$4] &gt; 0);[#REF!.$B$7] / (1 / ABS(INDIRECT(&quot;E&quot;&amp;ROW())));&quot;-&quot;)" office:value-type="float" office:value="0">
            <text:p>#REF!</text:p>
          </table:table-cell>
          <table:table-cell table:formula="of:=IF (AND(INDIRECT(&quot;D&quot;&amp;ROW()) &gt; 0;[#REF!.$B$4] &gt; 0);ROUNDDOWN (([#REF!.$B$2] / 60 / 24) / INDIRECT(&quot;G&quot;&amp;ROW()))&amp;&quot;x&quot;;&quot;-&quot;)" office:value-type="float" office:value="0">
            <text:p>#REF!</text:p>
          </table:table-cell>
          <table:table-cell table:formula="of:=IF(NOT(ISBLANK(INDIRECT(&quot;D&quot;&amp;ROW())));&quot;'Land_MedicalTent_01_white_IDAP_outer_F',&quot;&amp;INDIRECT(&quot;D&quot;&amp;ROW())&amp;&quot;,&quot;;&quot;&quot;)" office:value-type="string" office:string-value="'Land_MedicalTent_01_white_IDAP_outer_F',0.01,">
            <text:p>'Land_MedicalTent_01_white_IDAP_outer_F',0.01,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Vehicle Class</text:p>
          </table:table-cell>
          <table:table-cell office:value-type="string">
            <text:p>Vehicle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Value</text:p>
          </table:table-cell>
          <table:table-cell office:value-type="string">
            <text:p>Max</text:p>
          </table:table-cell>
          <table:table-cell office:value-type="string">
            <text:p>Every</text:p>
          </table:table-cell>
          <table:table-cell table:formula="of:=&quot;In &quot;&amp;[#REF!.$B$2]&amp;&quot; min&quot;" office:value-type="float" office:value="0">
            <text:p>#REF!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Type</text:p>
          </table:table-cell>
          <table:table-cell office:value-type="string">
            <text:p>Group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Value</text:p>
          </table:table-cell>
          <table:table-cell office:value-type="string">
            <text:p>Max</text:p>
          </table:table-cell>
          <table:table-cell office:value-type="string">
            <text:p>Every</text:p>
          </table:table-cell>
          <table:table-cell table:formula="of:=&quot;In &quot;&amp;[#REF!.$B$2]&amp;&quot; min&quot;" office:value-type="float" office:value="0">
            <text:p>#REF!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Export</text:p>
          </table:table-cell>
          <table:table-cell table:number-columns-repeated="8"/>
        </table:table-row>
        <table:table-row table:style-name="ro1">
          <table:table-cell office:value-type="string">
            <text:p>Prefix</text:p>
          </table:table-cell>
          <table:table-cell table:formula="of:=&quot;_&quot;&amp;MID(CELL(&quot;FILENAME&quot;);FIND(&quot;#$&quot;;CELL(&quot;FILENAME&quot;))+2;LEN(CELL(&quot;FILENAME&quot;)))" office:value-type="string" office:string-value="_Sheet2">
            <text:p>_Sheet2</text:p>
          </table:table-cell>
          <table:table-cell table:number-columns-repeated="7"/>
        </table:table-row>
        <table:table-row table:style-name="ro2">
          <table:table-cell table:formula="of:=&quot;Copy the code below and paste it to your script&quot;&amp;CHAR(10)&amp;&quot;Use BIS_fnc_curatorObjectRegisteredTable&quot;&amp;CHAR(10)&amp;&quot;to assign the values to a Curator&quot;" office:value-type="string" office:string-value="Copy the code below and paste it to your script&#10;Use BIS_fnc_curatorObjectRegisteredTable&#10;to assign the values to a Curator">
            <text:p>Copy the code below and paste it to your script<text:line-break/>Use BIS_fnc_curatorObjectRegisteredTable<text:line-break/>to assign the values to a Curato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// Generated by BIS_fnc_exportCuratorCostTable</text:p>
          </table:table-cell>
          <table:table-cell table:number-columns-repeated="8"/>
        </table:table-row>
        <table:table-row table:style-name="ro1">
          <table:table-cell office:value-type="string">
            <text:p>// [["A3_Air_F_Orange_UAV_01","A3_Structures_F_Orange_Humanitarian_Camps","A3_Supplies_F_Orange_CargoNets","A3_Props_F_Orange_Humanitarian_Supplies","A3_Soft_F_Orange_Truck_02","A3_Soft_F_Orange_Van_02","A3_Soft_F_Orange_Offroad_01","A3_Soft_F_Orange_Offroad_02","A3_Air_F_Orange_Heli_Transport_02","","A3_Soft_F_Orange_UGV_01","A3_Air_F_Orange_UAV_06","A3_Structures_F_Heli_Items_Luggage","A3_Structures_F_Ind_Cargo","A3_Supplies_F_Heli_CargoNets"],"ods","IDAP_costaddons",[3,4]] call BIS_fnc_exportCuratorCostTable;</text:p>
          </table:table-cell>
          <table:table-cell table:number-columns-repeated="8"/>
        </table:table-row>
        <table:table-row table:style-name="ro1">
          <table:table-cell table:formula="of:=&quot;_A3_Air_F_Orange_UAV_01 = [&quot;&amp;[.I5]&amp;&quot;'',0&quot;&amp;&quot;];&quot;" office:value-type="string" office:string-value="_A3_Air_F_Orange_UAV_01 = ['C_IDAP_UAV_01_F',0.1,'',0];">
            <text:p>_A3_Air_F_Orange_UAV_01 = ['C_IDAP_UAV_01_F',0.1,'',0];</text:p>
          </table:table-cell>
          <table:table-cell table:number-columns-repeated="8"/>
        </table:table-row>
        <table:table-row table:style-name="ro1">
          <table:table-cell table:formula="of:=&quot;_A3_Structures_F_Orange_Humanitarian_Camps = [&quot;&amp;[.I135]&amp;[.I136]&amp;[.I137]&amp;[.I138]&amp;[.I139]&amp;[.I140]&amp;[.I141]&amp;[.I142]&amp;[.I143]&amp;[.I144]&amp;[.I145]&amp;[.I146]&amp;[.I147]&amp;[.I148]&amp;[.I149]&amp;&quot;'',0&quot;&amp;&quot;];&quot;" office:value-type="string" office:string-value="_A3_Structures_F_Orange_Humanitarian_Camps = ['Land_MedicalTent_01_floor_dark_F',0.01,'Land_MedicalTent_01_floor_light_F',0.01,'Land_MedicalTent_01_white_IDAP_closed_F',0.01,'Land_MedicalTent_01_white_IDAP_med_closed_F',0.2,'Land_MedicalTent_01_white_IDAP_open_F',0.01,'Land_MedicalTent_01_white_IDAP_outer_F',0.01,'',0];">
            <text:p>_A3_Structures_F_Orange_Humanitarian_Camps = ['Land_MedicalTent_01_floor_dark_F',0.01,'Land_MedicalTent_01_floor_light_F',0.01,'Land_MedicalTent_01_white_IDAP_closed_F',0.01,'Land_MedicalTent_01_white_IDAP_med_closed_F',0.2,'Land_MedicalTent_01_white_IDAP_open_F',0.01,'Land_MedicalTent_01_white_IDAP_outer_F',0.01,'',0];</text:p>
          </table:table-cell>
          <table:table-cell table:number-columns-repeated="8"/>
        </table:table-row>
        <table:table-row table:style-name="ro1">
          <table:table-cell table:formula="of:=&quot;_A3_Supplies_F_Orange_CargoNets = [&quot;&amp;[.I29]&amp;&quot;'',0&quot;&amp;&quot;];&quot;" office:value-type="string" office:string-value="_A3_Supplies_F_Orange_CargoNets = ['C_IDAP_CargoNet_01_supplies_F',0.05,'',0];">
            <text:p>_A3_Supplies_F_Orange_CargoNets = ['C_IDAP_CargoNet_01_supplies_F',0.05,'',0];</text:p>
          </table:table-cell>
          <table:table-cell table:number-columns-repeated="8"/>
        </table:table-row>
        <table:table-row table:style-name="ro1">
          <table:table-cell table:formula="of:=&quot;_A3_Props_F_Orange_Humanitarian_Supplies = [&quot;&amp;[.I30]&amp;[.I31]&amp;[.I32]&amp;[.I33]&amp;[.I34]&amp;[.I35]&amp;[.I84]&amp;[.I85]&amp;[.I86]&amp;[.I87]&amp;[.I88]&amp;[.I89]&amp;[.I90]&amp;[.I91]&amp;[.I92]&amp;[.I93]&amp;[.I94]&amp;[.I95]&amp;[.I96]&amp;[.I97]&amp;[.I98]&amp;[.I99]&amp;[.I100]&amp;[.I101]&amp;[.I102]&amp;[.I103]&amp;[.I104]&amp;[.I105]&amp;[.I106]&amp;[.I107]&amp;[.I108]&amp;[.I109]&amp;[.I110]&amp;[.I111]&amp;[.I112]&amp;[.I113]&amp;[.I114]&amp;[.I115]&amp;[.I116]&amp;[.I117]&amp;[.I118]&amp;[.I119]&amp;[.I120]&amp;[.I121]&amp;[.I122]&amp;[.I123]&amp;[.I124]&amp;[.I125]&amp;[.I126]&amp;[.I127]&amp;[.I128]&amp;[.I129]&amp;[.I130]&amp;[.I131]&amp;[.I132]&amp;[.I133]&amp;[.I134]&amp;&quot;'',0&quot;&amp;&quot;];&quot;" office:value-type="string" office:string-value="_A3_Props_F_Orange_Humanitarian_Supplies = ['Land_PlasticCase_01_large_idap_F',0.05,'Land_PlasticCase_01_medium_idap_F',0.05,'Land_FoodSacks_01_cargo_brown_idap_F',0.05,'Land_FoodSacks_01_cargo_white_idap_F',0.05,'Land_FoodSacks_01_small_brown_idap_F',0.05,'Land_FoodSacks_01_small_white_idap_F',0.05,'Land_PaperBox_01_open_boxes_F',0.05,'Land_PaperBox_01_open_water_F',0.05,'Land_PaperBox_01_small_stacked_F',0.05,'Land_WaterBottle_01_stack_F',0.05,'',0];">
            <text:p>_A3_Props_F_Orange_Humanitarian_Supplies = ['Land_PlasticCase_01_large_idap_F',0.05,'Land_PlasticCase_01_medium_idap_F',0.05,'Land_FoodSacks_01_cargo_brown_idap_F',0.05,'Land_FoodSacks_01_cargo_white_idap_F',0.05,'Land_FoodSacks_01_small_brown_idap_F',0.05,'Land_FoodSacks_01_small_white_idap_F',0.05,'Land_PaperBox_01_open_boxes_F',0.05,'Land_PaperBox_01_open_water_F',0.05,'Land_PaperBox_01_small_stacked_F',0.05,'Land_WaterBottle_01_stack_F',0.05,'',0];</text:p>
          </table:table-cell>
          <table:table-cell table:number-columns-repeated="8"/>
        </table:table-row>
        <table:table-row table:style-name="ro1">
          <table:table-cell table:formula="of:=&quot;_A3_Soft_F_Orange_Truck_02 = [&quot;&amp;[.I12]&amp;[.I13]&amp;[.I23]&amp;&quot;'',0&quot;&amp;&quot;];&quot;" office:value-type="string" office:string-value="_A3_Soft_F_Orange_Truck_02 = ['C_IDAP_Truck_02_F',0.1,'C_IDAP_Truck_02_transport_F',0.1,'C_IDAP_Truck_02_water_F',0.15,'',0];">
            <text:p>_A3_Soft_F_Orange_Truck_02 = ['C_IDAP_Truck_02_F',0.1,'C_IDAP_Truck_02_transport_F',0.1,'C_IDAP_Truck_02_water_F',0.15,'',0];</text:p>
          </table:table-cell>
          <table:table-cell table:number-columns-repeated="8"/>
        </table:table-row>
        <table:table-row table:style-name="ro1">
          <table:table-cell table:formula="of:=&quot;_A3_Soft_F_Orange_Van_02 = [&quot;&amp;[.I14]&amp;[.I15]&amp;[.I16]&amp;[.I17]&amp;[.I18]&amp;[.I19]&amp;[.I20]&amp;[.I80]&amp;[.I81]&amp;[.I82]&amp;[.I83]&amp;&quot;'',0&quot;&amp;&quot;];&quot;" office:value-type="string" office:string-value="_A3_Soft_F_Orange_Van_02 = ['C_IDAP_Van_02_medevac_F',0.2,'C_IDAP_Van_02_transport_F',0.1,'C_IDAP_Van_02_vehicle_F',0.1,'',0];">
            <text:p>_A3_Soft_F_Orange_Van_02 = ['C_IDAP_Van_02_medevac_F',0.2,'C_IDAP_Van_02_transport_F',0.1,'C_IDAP_Van_02_vehicle_F',0.1,'',0];</text:p>
          </table:table-cell>
          <table:table-cell table:number-columns-repeated="8"/>
        </table:table-row>
        <table:table-row table:style-name="ro1">
          <table:table-cell table:formula="of:=&quot;_A3_Soft_F_Orange_Offroad_01 = [&quot;&amp;[.I21]&amp;&quot;'',0&quot;&amp;&quot;];&quot;" office:value-type="string" office:string-value="_A3_Soft_F_Orange_Offroad_01 = ['C_IDAP_Offroad_01_F',0.05,'',0];">
            <text:p>_A3_Soft_F_Orange_Offroad_01 = ['C_IDAP_Offroad_01_F',0.05,'',0];</text:p>
          </table:table-cell>
          <table:table-cell table:number-columns-repeated="8"/>
        </table:table-row>
        <table:table-row table:style-name="ro1">
          <table:table-cell table:formula="of:=&quot;_A3_Soft_F_Orange_Offroad_02 = [&quot;&amp;[.I22]&amp;&quot;'',0&quot;&amp;&quot;];&quot;" office:value-type="string" office:string-value="_A3_Soft_F_Orange_Offroad_02 = ['C_IDAP_Offroad_02_unarmed_F',0.05,'',0];">
            <text:p>_A3_Soft_F_Orange_Offroad_02 = ['C_IDAP_Offroad_02_unarmed_F',0.05,'',0];</text:p>
          </table:table-cell>
          <table:table-cell table:number-columns-repeated="8"/>
        </table:table-row>
        <table:table-row table:style-name="ro1">
          <table:table-cell table:formula="of:=&quot;_A3_Air_F_Orange_Heli_Transport_02 = [&quot;&amp;[.I4]&amp;&quot;'',0&quot;&amp;&quot;];&quot;" office:value-type="string" office:string-value="_A3_Air_F_Orange_Heli_Transport_02 = ['C_IDAP_Heli_Transport_02_F',0.75,'',0];">
            <text:p>_A3_Air_F_Orange_Heli_Transport_02 = ['C_IDAP_Heli_Transport_02_F',0.75,'',0];</text:p>
          </table:table-cell>
          <table:table-cell table:number-columns-repeated="8"/>
        </table:table-row>
        <table:table-row table:style-name="ro1">
          <table:table-cell table:formula="of:=&quot;_A3_Soft_F_Orange_UGV_01 = [&quot;&amp;[.I6]&amp;&quot;'',0&quot;&amp;&quot;];&quot;" office:value-type="string" office:string-value="_A3_Soft_F_Orange_UGV_01 = ['C_IDAP_UGV_01_F',0.3,'',0];">
            <text:p>_A3_Soft_F_Orange_UGV_01 = ['C_IDAP_UGV_01_F',0.3,'',0];</text:p>
          </table:table-cell>
          <table:table-cell table:number-columns-repeated="8"/>
        </table:table-row>
        <table:table-row table:style-name="ro1">
          <table:table-cell table:formula="of:=&quot;_A3_Air_F_Orange_UAV_06 = [&quot;&amp;[.I7]&amp;[.I8]&amp;[.I9]&amp;[.I10]&amp;[.I11]&amp;[.I36]&amp;[.I37]&amp;[.I38]&amp;[.I39]&amp;[.I40]&amp;[.I41]&amp;[.I42]&amp;[.I43]&amp;[.I44]&amp;[.I45]&amp;[.I46]&amp;&quot;'',0&quot;&amp;&quot;];&quot;" office:value-type="string" office:string-value="_A3_Air_F_Orange_UAV_06 = ['C_IDAP_UAV_06_antimine_F',0.3,'C_IDAP_UAV_06_F',0.15,'C_IDAP_UAV_06_medical_F',0.15,'',0];">
            <text:p>_A3_Air_F_Orange_UAV_06 = ['C_IDAP_UAV_06_antimine_F',0.3,'C_IDAP_UAV_06_F',0.15,'C_IDAP_UAV_06_medical_F',0.15,'',0];</text:p>
          </table:table-cell>
          <table:table-cell table:number-columns-repeated="8"/>
        </table:table-row>
        <table:table-row table:style-name="ro1">
          <table:table-cell table:formula="of:=&quot;_A3_Structures_F_Heli_Items_Luggage = [&quot;&amp;[.I47]&amp;[.I48]&amp;[.I49]&amp;[.I50]&amp;[.I51]&amp;[.I52]&amp;&quot;'',0&quot;&amp;&quot;];&quot;" office:value-type="string" office:string-value="_A3_Structures_F_Heli_Items_Luggage = ['Land_MetalCase_01_large_F',0.05,'Land_MetalCase_01_medium_F',0.05,'Land_PlasticCase_01_large_F',0.05,'Land_PlasticCase_01_medium_F',0.05,'',0];">
            <text:p>_A3_Structures_F_Heli_Items_Luggage = ['Land_MetalCase_01_large_F',0.05,'Land_MetalCase_01_medium_F',0.05,'Land_PlasticCase_01_large_F',0.05,'Land_PlasticCase_01_medium_F',0.05,'',0];</text:p>
          </table:table-cell>
          <table:table-cell table:number-columns-repeated="8"/>
        </table:table-row>
        <table:table-row table:style-name="ro1">
          <table:table-cell table:formula="of:=&quot;_A3_Structures_F_Ind_Cargo = [&quot;&amp;[.I53]&amp;[.I54]&amp;[.I55]&amp;[.I56]&amp;[.I57]&amp;[.I58]&amp;[.I59]&amp;[.I60]&amp;[.I61]&amp;[.I62]&amp;[.I63]&amp;[.I64]&amp;[.I65]&amp;[.I66]&amp;[.I67]&amp;[.I68]&amp;[.I69]&amp;[.I70]&amp;[.I71]&amp;[.I72]&amp;[.I73]&amp;[.I74]&amp;[.I75]&amp;[.I76]&amp;[.I77]&amp;&quot;'',0&quot;&amp;&quot;];&quot;" office:value-type="string" office:string-value="_A3_Structures_F_Ind_Cargo = ['Land_CargoBox_V1_F',0.05,'',0];">
            <text:p>_A3_Structures_F_Ind_Cargo = ['Land_CargoBox_V1_F',0.05,'',0];</text:p>
          </table:table-cell>
          <table:table-cell table:number-columns-repeated="8"/>
        </table:table-row>
        <table:table-row table:style-name="ro1">
          <table:table-cell table:formula="of:=&quot;_A3_Supplies_F_Heli_CargoNets = [&quot;&amp;[.I26]&amp;[.I27]&amp;[.I28]&amp;[.I78]&amp;[.I79]&amp;&quot;'',0&quot;&amp;&quot;];&quot;" office:value-type="string" office:string-value="_A3_Supplies_F_Heli_CargoNets = ['CargoNet_01_barrels_F',0.05,'CargoNet_01_box_F',0.05,'',0];">
            <text:p>_A3_Supplies_F_Heli_CargoNets = ['CargoNet_01_barrels_F',0.05,'CargoNet_01_box_F',0.05,'',0];</text:p>
          </table:table-cell>
          <table:table-cell table:number-columns-repeated="8"/>
        </table:table-row>
        <table:table-row table:style-name="ro1">
          <table:table-cell table:formula="of:=[.$B$159]&amp;&quot; = &quot;&amp;&quot;_A3_Air_F_Orange_UAV_01+&quot;&amp;&quot;_A3_Structures_F_Orange_Humanitarian_Camps+&quot;&amp;&quot;_A3_Supplies_F_Orange_CargoNets+&quot;&amp;&quot;_A3_Props_F_Orange_Humanitarian_Supplies+&quot;&amp;&quot;_A3_Soft_F_Orange_Truck_02+&quot;&amp;&quot;_A3_Soft_F_Orange_Van_02+&quot;&amp;&quot;_A3_Soft_F_Orange_Offroad_01+&quot;&amp;&quot;_A3_Soft_F_Orange_Offroad_02+&quot;&amp;&quot;_A3_Air_F_Orange_Heli_Transport_02+&quot;&amp;&quot;_A3_Soft_F_Orange_UGV_01+&quot;&amp;&quot;_A3_Air_F_Orange_UAV_06+&quot;&amp;&quot;_A3_Structures_F_Heli_Items_Luggage+&quot;&amp;&quot;_A3_Structures_F_Ind_Cargo+&quot;&amp;&quot;_A3_Supplies_F_Heli_CargoNets+&quot;&amp;&quot;[];&quot;" office:value-type="string" office:string-value="_Sheet2 = _A3_Air_F_Orange_UAV_01+_A3_Structures_F_Orange_Humanitarian_Camps+_A3_Supplies_F_Orange_CargoNets+_A3_Props_F_Orange_Humanitarian_Supplies+_A3_Soft_F_Orange_Truck_02+_A3_Soft_F_Orange_Van_02+_A3_Soft_F_Orange_Offroad_01+_A3_Soft_F_Orange_Offroad_02+_A3_Air_F_Orange_Heli_Transport_02+_A3_Soft_F_Orange_UGV_01+_A3_Air_F_Orange_UAV_06+_A3_Structures_F_Heli_Items_Luggage+_A3_Structures_F_Ind_Cargo+_A3_Supplies_F_Heli_CargoNets+[];">
            <text:p>_Sheet2 = _A3_Air_F_Orange_UAV_01+_A3_Structures_F_Orange_Humanitarian_Camps+_A3_Supplies_F_Orange_CargoNets+_A3_Props_F_Orange_Humanitarian_Supplies+_A3_Soft_F_Orange_Truck_02+_A3_Soft_F_Orange_Van_02+_A3_Soft_F_Orange_Offroad_01+_A3_Soft_F_Orange_Offroad_02+_A3_Air_F_Orange_Heli_Transport_02+_A3_Soft_F_Orange_UGV_01+_A3_Air_F_Orange_UAV_06+_A3_Structures_F_Heli_Items_Luggage+_A3_Structures_F_Ind_Cargo+_A3_Supplies_F_Heli_CargoNets+[];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20.12.2020</text:date>, <text:time>01:3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6:47:15.13</meta:creation-date>
    <dc:date>2020-12-20T01:34:03.69</dc:date>
    <meta:editing-duration>PT8H16M26S</meta:editing-duration>
    <meta:editing-cycles>4</meta:editing-cycles>
    <meta:generator>OpenOffice/4.1.8$Win32 OpenOffice.org_project/418m3$Build-9803</meta:generator>
    <meta:document-statistic meta:table-count="3" meta:cell-count="2176" meta:object-count="0"/>
  </office:meta>
</office:document-meta>
</file>